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20.84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4.653cm"/>
    </style:style>
    <style:style style:name="co7" style:family="table-column">
      <style:table-column-properties fo:break-before="auto" style:column-width="4.68cm"/>
    </style:style>
    <style:style style:name="co8" style:family="table-column">
      <style:table-column-properties fo:break-before="auto" style:column-width="16.29cm"/>
    </style:style>
    <style:style style:name="co9" style:family="table-column">
      <style:table-column-properties fo:break-before="auto" style:column-width="5.727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1.713cm"/>
    </style:style>
    <style:style style:name="co12" style:family="table-column">
      <style:table-column-properties fo:break-before="auto" style:column-width="6.29cm"/>
    </style:style>
    <style:style style:name="co13" style:family="table-column">
      <style:table-column-properties fo:break-before="auto" style:column-width="7.082cm"/>
    </style:style>
    <style:style style:name="co14" style:family="table-column">
      <style:table-column-properties fo:break-before="auto" style:column-width="23.696cm"/>
    </style:style>
    <style:style style:name="co15" style:family="table-column">
      <style:table-column-properties fo:break-before="auto" style:column-width="7.05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6.417cm"/>
    </style:style>
    <style:style style:name="co18" style:family="table-column">
      <style:table-column-properties fo:break-before="auto" style:column-width="12.3cm"/>
    </style:style>
    <style:style style:name="co19" style:family="table-column">
      <style:table-column-properties fo:break-before="auto" style:column-width="3.963cm"/>
    </style:style>
    <style:style style:name="co20" style:family="table-column">
      <style:table-column-properties fo:break-before="auto" style:column-width="5.574cm"/>
    </style:style>
    <style:style style:name="co21" style:family="table-column">
      <style:table-column-properties fo:break-before="auto" style:column-width="5.191cm"/>
    </style:style>
    <style:style style:name="co22" style:family="table-column">
      <style:table-column-properties fo:break-before="auto" style:column-width="10.76cm"/>
    </style:style>
    <style:style style:name="co23" style:family="table-column">
      <style:table-column-properties fo:break-before="auto" style:column-width="6.936cm"/>
    </style:style>
    <style:style style:name="co24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24.268cm"/>
    </style:style>
    <style:style style:name="co26" style:family="table-column">
      <style:table-column-properties fo:break-before="auto" style:column-width="5.456cm"/>
    </style:style>
    <style:style style:name="co27" style:family="table-column">
      <style:table-column-properties fo:break-before="auto" style:column-width="2.651cm"/>
    </style:style>
    <style:style style:name="co28" style:family="table-column">
      <style:table-column-properties fo:break-before="auto" style:column-width="4.902cm"/>
    </style:style>
    <style:style style:name="co29" style:family="table-column">
      <style:table-column-properties fo:break-before="auto" style:column-width="10.358cm"/>
    </style:style>
    <style:style style:name="co30" style:family="table-column">
      <style:table-column-properties fo:break-before="auto" style:column-width="2.281cm"/>
    </style:style>
    <style:style style:name="co31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0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10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ext-properties style:font-name="Times New Roman" style:font-name-asian="Bitstream Vera Sans" style:font-name-complex="Bitstream Vera Sans"/>
    </style:style>
    <style:style style:name="ce11" style:family="table-cell" style:parent-style-name="Default" style:data-style-name="N108">
      <style:table-cell-properties fo:border="none" style:vertical-align="bottom"/>
      <style:text-properties style:font-name="Arial"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9999cc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cc99"/>
      <style:text-properties style:font-name="Arial" style:font-name-asian="Bitstream Vera Sans" style:font-name-complex="Bitstream Vera Sans"/>
    </style:style>
    <style:style style:name="ce18" style:family="table-cell" style:parent-style-name="Default"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heet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IMU</text:p>
          </table:table-cell>
          <table:table-cell table:number-columns-repeated="3"/>
        </table:table-row>
        <table:table-row table:style-name="ro1">
          <table:table-cell office:value-type="string">
            <text:p>GPS</text:p>
          </table:table-cell>
          <table:table-cell table:number-columns-repeated="3"/>
        </table:table-row>
        <table:table-row table:style-name="ro1">
          <table:table-cell office:value-type="string">
            <text:p>COMBINED</text:p>
          </table:table-cell>
          <table:table-cell office:value-type="string">
            <text:p>The individual parts list on one sheet</text:p>
          </table:table-cell>
          <table:table-cell table:number-columns-repeated="2"/>
        </table:table-row>
        <table:table-row table:style-name="ro1">
          <table:table-cell office:value-type="string">
            <text:p>COMBINED ORDER</text:p>
          </table:table-cell>
          <table:table-cell office:value-type="string">
            <text:p>CSV file suitable for import at <text:a xlink:href="https://ordering.digikey.com/RegisteredUser/TextFileImport.aspx">https://ordering.digikey.com/RegisteredUser/TextFileImport.aspx</text:a></text:p>
          </table:table-cell>
          <table:table-cell table:number-columns-repeated="2"/>
        </table:table-row>
        <table:table-row table:style-name="ro1">
          <table:table-cell office:value-type="string">
            <text:p>DIGIKEY BOM</text:p>
          </table:table-cell>
          <table:table-cell office:value-type="string">
            <text:p>BOM (export as CSV) Template suitable for upload at <text:a xlink:href="https://ordering.digikey.com/RegisteredUser/OrderFileUpload.aspx">https://ordering.digikey.com/RegisteredUser/OrderFileUpload.aspx</text:a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M Quantity 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BOM Quantity 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BOM Quantity 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bined Order Quantity</text:p>
          </table:table-cell>
          <table:table-cell office:value-type="float" office:value="1">
            <text:p>1</text:p>
          </table:table-cell>
        </table:table-row>
      </table:table>
      <table:table table:name="MAIN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Comment</text:p>
          </table:table-cell>
          <table:table-cell table:style-name="ce4" office:value-type="string">
            <text:p>Part Number</text:p>
          </table:table-cell>
          <table:table-cell table:style-name="ce8" office:value-type="string">
            <text:p>MOQ/MULT</text:p>
          </table:table-cell>
        </table:table-row>
        <table:table-row table:style-name="ro1">
          <table:table-cell table:style-name="ce2" table:formula="of:=LEN([.D2]) - LEN(SUBSTITUTE([.D2];&quot;,&quot;;&quot;&quot;)) + 1" office:value-type="float" office:value="1">
            <text:p>1</text:p>
          </table:table-cell>
          <table:table-cell table:style-name="ce2" office:value-type="string">
            <text:p>1.5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9</text:p>
          </table:table-cell>
          <table:table-cell table:style-name="ce5" office:value-type="string">
            <text:p>541-1.5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3]) - LEN(SUBSTITUTE([.D3];&quot;,&quot;;&quot;&quot;)) + 1" office:value-type="float" office:value="2">
            <text:p>2</text:p>
          </table:table-cell>
          <table:table-cell table:style-name="ce2" office:value-type="string">
            <text:p>1.5uF</text:p>
          </table:table-cell>
          <table:table-cell table:style-name="ce2" office:value-type="string">
            <text:p>C-EUC0805</text:p>
          </table:table-cell>
          <table:table-cell table:style-name="ce2" office:value-type="string">
            <text:p>C24, C34</text:p>
          </table:table-cell>
          <table:table-cell table:style-name="ce6" office:value-type="string">
            <text:p>399-3121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4]) - LEN(SUBSTITUTE([.D4];&quot;,&quot;;&quot;&quot;)) + 1" office:value-type="float" office:value="1">
            <text:p>1</text:p>
          </table:table-cell>
          <table:table-cell table:style-name="ce2" office:value-type="string">
            <text:p>1.8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9</text:p>
          </table:table-cell>
          <table:table-cell table:style-name="ce5" office:value-type="string">
            <text:p>541-1.8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5]) - LEN(SUBSTITUTE([.D5];&quot;,&quot;;&quot;&quot;)) + 1" office:value-type="float" office:value="6">
            <text:p>6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, R4, R13, R15, R16, R22</text:p>
          </table:table-cell>
          <table:table-cell table:style-name="ce5" office:value-type="string">
            <text:p>541-1.0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6]) - LEN(SUBSTITUTE([.D6];&quot;,&quot;;&quot;&quot;)) + 1" office:value-type="float" office:value="1">
            <text:p>1</text:p>
          </table:table-cell>
          <table:table-cell table:style-name="ce2" office:value-type="string">
            <text:p>2.2uF/Low ESR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16</text:p>
          </table:table-cell>
          <table:table-cell table:style-name="ce6" office:value-type="string">
            <text:p>490-4520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7]) - LEN(SUBSTITUTE([.D7];&quot;,&quot;;&quot;&quot;)) + 1" office:value-type="float" office:value="1">
            <text:p>1</text:p>
          </table:table-cell>
          <table:table-cell table:style-name="ce2" office:value-type="string">
            <text:p>3.3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8</text:p>
          </table:table-cell>
          <table:table-cell table:style-name="ce6" office:value-type="string">
            <text:p>541-3.3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8]) - LEN(SUBSTITUTE([.D8];&quot;,&quot;;&quot;&quot;)) + 1" office:value-type="float" office:value="1">
            <text:p>1</text:p>
          </table:table-cell>
          <table:table-cell table:style-name="ce2" office:value-type="string">
            <text:p>3.9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</text:p>
          </table:table-cell>
          <table:table-cell table:style-name="ce6" office:value-type="string">
            <text:p>541-3.9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9]) - LEN(SUBSTITUTE([.D9];&quot;,&quot;;&quot;&quot;)) + 1" office:value-type="float" office:value="8">
            <text:p>8</text:p>
          </table:table-cell>
          <table:table-cell table:style-name="ce2" office:value-type="string">
            <text:p>0/DNP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4, R26, R27, R31, R32, R48, R41, R42</text:p>
          </table:table-cell>
          <table:table-cell table:style-name="ce6" office:value-type="string">
            <text:p>541-0.0G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0]) - LEN(SUBSTITUTE([.D10];&quot;,&quot;;&quot;&quot;)) + 1" office:value-type="float" office:value="9">
            <text:p>9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, R28, R29, R33, R34, R45, R46, R43, R44</text:p>
          </table:table-cell>
          <table:table-cell table:style-name="ce6" office:value-type="string">
            <text:p>541-4.7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1]) - LEN(SUBSTITUTE([.D11];&quot;,&quot;;&quot;&quot;)) + 1" office:value-type="float" office:value="1">
            <text:p>1</text:p>
          </table:table-cell>
          <table:table-cell table:style-name="ce2" office:value-type="string">
            <text:p>4.7uF/10V/Low ESR</text:p>
          </table:table-cell>
          <table:table-cell table:style-name="ce2" office:value-type="string">
            <text:p>C-EUC0805K</text:p>
          </table:table-cell>
          <table:table-cell table:style-name="ce2" office:value-type="string">
            <text:p>C18</text:p>
          </table:table-cell>
          <table:table-cell table:style-name="ce6"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2]) - LEN(SUBSTITUTE([.D12];&quot;,&quot;;&quot;&quot;)) + 1" office:value-type="float" office:value="4">
            <text:p>4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7, R35, R36, R37</text:p>
          </table:table-cell>
          <table:table-cell table:style-name="ce6" office:value-type="string">
            <text:p>541-10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3]) - LEN(SUBSTITUTE([.D13];&quot;,&quot;;&quot;&quot;)) + 1" office:value-type="float" office:value="1">
            <text:p>1</text:p>
          </table:table-cell>
          <table:table-cell table:style-name="ce2" office:value-type="string">
            <text:p>10nF/16V</text:p>
          </table:table-cell>
          <table:table-cell table:style-name="ce2" office:value-type="string">
            <text:p>C-EUC0603K</text:p>
          </table:table-cell>
          <table:table-cell table:style-name="ce2" office:value-type="string">
            <text:p>C19</text:p>
          </table:table-cell>
          <table:table-cell table:style-name="ce6" office:value-type="string">
            <text:p>PCC175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14]) - LEN(SUBSTITUTE([.D14];&quot;,&quot;;&quot;&quot;)) + 1" office:value-type="float" office:value="1">
            <text:p>1</text:p>
          </table:table-cell>
          <table:table-cell table:style-name="ce2" office:value-type="string">
            <text:p>68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1</text:p>
          </table:table-cell>
          <table:table-cell table:style-name="ce6" office:value-type="string">
            <text:p>541-68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5]) - LEN(SUBSTITUTE([.D15];&quot;,&quot;;&quot;&quot;)) + 1" office:value-type="float" office:value="1">
            <text:p>1</text:p>
          </table:table-cell>
          <table:table-cell table:style-name="ce2" office:value-type="string">
            <text:p>56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0</text:p>
          </table:table-cell>
          <table:table-cell table:style-name="ce6" office:value-type="string">
            <text:p>541-56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6]) - LEN(SUBSTITUTE([.D16];&quot;,&quot;;&quot;&quot;)) + 1" office:value-type="float" office:value="1">
            <text:p>1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0</text:p>
          </table:table-cell>
          <table:table-cell table:style-name="ce6" office:value-type="string">
            <text:p>541-27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7]) - LEN(SUBSTITUTE([.D17];&quot;,&quot;;&quot;&quot;)) + 1" office:value-type="float" office:value="4">
            <text:p>4</text:p>
          </table:table-cell>
          <table:table-cell table:style-name="ce2" office:value-type="string">
            <text:p>18p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7, C8, C28, C29</text:p>
          </table:table-cell>
          <table:table-cell table:style-name="ce6" office:value-type="string">
            <text:p>399-105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8]) - LEN(SUBSTITUTE([.D18];&quot;,&quot;;&quot;&quot;)) + 1" office:value-type="float" office:value="1">
            <text:p>1</text:p>
          </table:table-cell>
          <table:table-cell table:style-name="ce2" office:value-type="string">
            <text:p>22uF/10V</text:p>
          </table:table-cell>
          <table:table-cell table:style-name="ce2" office:value-type="string">
            <text:p>CPOL-EUCT3216</text:p>
          </table:table-cell>
          <table:table-cell table:style-name="ce2" office:value-type="string">
            <text:p>C17</text:p>
          </table:table-cell>
          <table:table-cell table:style-name="ce6" office:value-type="string">
            <text:p>718-1304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19]) - LEN(SUBSTITUTE([.D19];&quot;,&quot;;&quot;&quot;)) + 1" office:value-type="float" office:value="2">
            <text:p>2</text:p>
          </table:table-cell>
          <table:table-cell table:style-name="ce2" office:value-type="string">
            <text:p>33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7, R18</text:p>
          </table:table-cell>
          <table:table-cell table:style-name="ce5" office:value-type="string">
            <text:p>541-33.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0]) - LEN(SUBSTITUTE([.D20];&quot;,&quot;;&quot;&quot;)) + 1" office:value-type="float" office:value="1">
            <text:p>1</text:p>
          </table:table-cell>
          <table:table-cell table:style-name="ce2" office:value-type="string">
            <text:p>33nF</text:p>
          </table:table-cell>
          <table:table-cell table:style-name="ce2" office:value-type="string">
            <text:p>C-EUC0805K</text:p>
          </table:table-cell>
          <table:table-cell table:style-name="ce2" office:value-type="string">
            <text:p>C25</text:p>
          </table:table-cell>
          <table:table-cell table:style-name="ce5" office:value-type="string">
            <text:p>587-1125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1]) - LEN(SUBSTITUTE([.D21];&quot;,&quot;;&quot;&quot;)) + 1" office:value-type="float" office:value="3">
            <text:p>3</text:p>
          </table:table-cell>
          <table:table-cell table:style-name="ce2" office:value-type="string">
            <text:p>33uF/6V</text:p>
          </table:table-cell>
          <table:table-cell table:style-name="ce2" office:value-type="string">
            <text:p>CPOL-EUCT3216</text:p>
          </table:table-cell>
          <table:table-cell table:style-name="ce2" office:value-type="string">
            <text:p>C6, C38, C40</text:p>
          </table:table-cell>
          <table:table-cell table:style-name="ce6" office:value-type="string">
            <text:p>399-4719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22]) - LEN(SUBSTITUTE([.D22];&quot;,&quot;;&quot;&quot;)) + 1" office:value-type="float" office:value="2">
            <text:p>2</text:p>
          </table:table-cell>
          <table:table-cell table:style-name="ce2" office:value-type="string">
            <text:p>10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2, R23</text:p>
          </table:table-cell>
          <table:table-cell table:style-name="ce5" office:value-type="string">
            <text:p>541-10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3]) - LEN(SUBSTITUTE([.D23];&quot;,&quot;;&quot;&quot;)) + 1" office:value-type="float" office:value="22">
            <text:p>22</text:p>
          </table:table-cell>
          <table:table-cell table:style-name="ce2" office:value-type="string">
            <text:p>100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2, C4, C5, C9, C10, C11, C12, C13, C14, C15, C20, C21, C22, C23, C26, C27, C30, C33, C35, C36, C37, C39</text:p>
          </table:table-cell>
          <table:table-cell table:style-name="ce5"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4]) - LEN(SUBSTITUTE([.D24];&quot;,&quot;;&quot;&quot;)) + 1" office:value-type="float" office:value="1">
            <text:p>1</text:p>
          </table:table-cell>
          <table:table-cell table:style-name="ce2" office:value-type="string">
            <text:p>100uF/20V</text:p>
          </table:table-cell>
          <table:table-cell table:style-name="ce2" office:value-type="string">
            <text:p>CPOL-EUSMCD</text:p>
          </table:table-cell>
          <table:table-cell table:style-name="ce2" office:value-type="string">
            <text:p>C1</text:p>
          </table:table-cell>
          <table:table-cell table:style-name="ce6" office:value-type="string">
            <text:p>478-1724-1-ND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table:formula="of:=LEN([.D25]) - LEN(SUBSTITUTE([.D25];&quot;,&quot;;&quot;&quot;)) + 1" office:value-type="float" office:value="1">
            <text:p>1</text:p>
          </table:table-cell>
          <table:table-cell table:style-name="ce2" office:value-type="string">
            <text:p>12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1</text:p>
          </table:table-cell>
          <table:table-cell table:style-name="ce5" office:value-type="string">
            <text:p>541-12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6]) - LEN(SUBSTITUTE([.D26];&quot;,&quot;;&quot;&quot;)) + 1" office:value-type="float" office:value="3">
            <text:p>3</text:p>
          </table:table-cell>
          <table:table-cell table:style-name="ce2" office:value-type="string">
            <text:p>20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5, R30, R47</text:p>
          </table:table-cell>
          <table:table-cell table:style-name="ce5" office:value-type="string">
            <text:p>P20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7]) - LEN(SUBSTITUTE([.D27];&quot;,&quot;;&quot;&quot;)) + 1" office:value-type="float" office:value="1">
            <text:p>1</text:p>
          </table:table-cell>
          <table:table-cell table:style-name="ce2" office:value-type="string">
            <text:p>220uF/10V</text:p>
          </table:table-cell>
          <table:table-cell table:style-name="ce2" office:value-type="string">
            <text:p>CPOL-EUSMCD</text:p>
          </table:table-cell>
          <table:table-cell table:style-name="ce2" office:value-type="string">
            <text:p>C3</text:p>
          </table:table-cell>
          <table:table-cell table:style-name="ce6" office:value-type="string">
            <text:p>478-3929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28]) - LEN(SUBSTITUTE([.D28];&quot;,&quot;;&quot;&quot;)) + 1" office:value-type="float" office:value="1">
            <text:p>1</text:p>
          </table:table-cell>
          <table:table-cell table:style-name="ce2" office:value-type="string">
            <text:p>348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4</text:p>
          </table:table-cell>
          <table:table-cell table:style-name="ce5" office:value-type="string">
            <text:p>541-348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9]) - LEN(SUBSTITUTE([.D29];&quot;,&quot;;&quot;&quot;)) + 1" office:value-type="float" office:value="1">
            <text:p>1</text:p>
          </table:table-cell>
          <table:table-cell table:style-name="ce2" office:value-type="string">
            <text:p>39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5</text:p>
          </table:table-cell>
          <table:table-cell table:style-name="ce5" office:value-type="string">
            <text:p>541-39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30]) - LEN(SUBSTITUTE([.D30];&quot;,&quot;;&quot;&quot;)) + 1" office:value-type="float" office:value="1">
            <text:p>1</text:p>
          </table:table-cell>
          <table:table-cell table:style-name="ce2" office:value-type="string">
            <text:p>12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6</text:p>
          </table:table-cell>
          <table:table-cell table:style-name="ce5" office:value-type="string">
            <text:p>541-12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31]) - LEN(SUBSTITUTE([.D31];&quot;,&quot;;&quot;&quot;)) + 1" office:value-type="float" office:value="1">
            <text:p>1</text:p>
          </table:table-cell>
          <table:table-cell table:style-name="ce2" office:value-type="string">
            <text:p>53047-12</text:p>
          </table:table-cell>
          <table:table-cell table:style-name="ce2" office:value-type="string">
            <text:p>53047-12</text:p>
          </table:table-cell>
          <table:table-cell table:style-name="ce2" office:value-type="string">
            <text:p>IMU</text:p>
          </table:table-cell>
          <table:table-cell table:style-name="ce5" office:value-type="string">
            <text:p>WM174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2]) - LEN(SUBSTITUTE([.D32];&quot;,&quot;;&quot;&quot;)) + 1" office:value-type="float" office:value="5">
            <text:p>5</text:p>
          </table:table-cell>
          <table:table-cell table:style-name="ce2" office:value-type="string">
            <text:p>53261-02</text:p>
          </table:table-cell>
          <table:table-cell table:style-name="ce2" office:value-type="string">
            <text:p>53261-02</text:p>
          </table:table-cell>
          <table:table-cell table:style-name="ce2" office:value-type="string">
            <text:p>MC2, MC3, MC_1, MC_4, PS</text:p>
          </table:table-cell>
          <table:table-cell table:style-name="ce5" office:value-type="string">
            <text:p>WM762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3]) - LEN(SUBSTITUTE([.D33];&quot;,&quot;;&quot;&quot;)) + 1" office:value-type="float" office:value="1">
            <text:p>1</text:p>
          </table:table-cell>
          <table:table-cell table:style-name="ce2" office:value-type="string">
            <text:p>53261-03</text:p>
          </table:table-cell>
          <table:table-cell table:style-name="ce2" office:value-type="string">
            <text:p>53261-03</text:p>
          </table:table-cell>
          <table:table-cell table:style-name="ce2" office:value-type="string">
            <text:p>RC</text:p>
          </table:table-cell>
          <table:table-cell table:style-name="ce5" office:value-type="string">
            <text:p>WM7621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4]) - LEN(SUBSTITUTE([.D34];&quot;,&quot;;&quot;&quot;)) + 1" office:value-type="float" office:value="1">
            <text:p>1</text:p>
          </table:table-cell>
          <table:table-cell table:style-name="ce2" office:value-type="string">
            <text:p>53261-05</text:p>
          </table:table-cell>
          <table:table-cell table:style-name="ce2" office:value-type="string">
            <text:p>53261-05</text:p>
          </table:table-cell>
          <table:table-cell table:style-name="ce2" office:value-type="string">
            <text:p>UART_1</text:p>
          </table:table-cell>
          <table:table-cell table:style-name="ce5" office:value-type="string">
            <text:p>WM762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5]) - LEN(SUBSTITUTE([.D35];&quot;,&quot;;&quot;&quot;)) + 1" office:value-type="float" office:value="1">
            <text:p>1</text:p>
          </table:table-cell>
          <table:table-cell table:style-name="ce2" office:value-type="string">
            <text:p>53261-06</text:p>
          </table:table-cell>
          <table:table-cell table:style-name="ce2" office:value-type="string">
            <text:p>53261-06</text:p>
          </table:table-cell>
          <table:table-cell table:style-name="ce2" office:value-type="string">
            <text:p>UART_0</text:p>
          </table:table-cell>
          <table:table-cell table:style-name="ce5" office:value-type="string">
            <text:p>WM7624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6]) - LEN(SUBSTITUTE([.D36];&quot;,&quot;;&quot;&quot;)) + 1" office:value-type="float" office:value="1">
            <text:p>1</text:p>
          </table:table-cell>
          <table:table-cell table:style-name="ce2" office:value-type="string">
            <text:p>53261-07</text:p>
          </table:table-cell>
          <table:table-cell table:style-name="ce2" office:value-type="string">
            <text:p>53261-07</text:p>
          </table:table-cell>
          <table:table-cell table:style-name="ce2" office:value-type="string">
            <text:p>CAM</text:p>
          </table:table-cell>
          <table:table-cell table:style-name="ce5" office:value-type="string">
            <text:p>WM7625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7]) - LEN(SUBSTITUTE([.D37];&quot;,&quot;;&quot;&quot;)) + 1" office:value-type="float" office:value="2">
            <text:p>2</text:p>
          </table:table-cell>
          <table:table-cell table:style-name="ce2" office:value-type="string">
            <text:p>53261-08</text:p>
          </table:table-cell>
          <table:table-cell table:style-name="ce2" office:value-type="string">
            <text:p>53261-08</text:p>
          </table:table-cell>
          <table:table-cell table:style-name="ce2" office:value-type="string">
            <text:p>GPS, SPI_0</text:p>
          </table:table-cell>
          <table:table-cell table:style-name="ce5" office:value-type="string">
            <text:p>WM7626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8]) - LEN(SUBSTITUTE([.D38];&quot;,&quot;;&quot;&quot;)) + 1" office:value-type="float" office:value="1">
            <text:p>1</text:p>
          </table:table-cell>
          <table:table-cell table:style-name="ce2" office:value-type="string">
            <text:p>AD8552RU</text:p>
          </table:table-cell>
          <table:table-cell table:style-name="ce2" office:value-type="string">
            <text:p>AD8552RU</text:p>
          </table:table-cell>
          <table:table-cell table:style-name="ce2" office:value-type="string">
            <text:p>U$5</text:p>
          </table:table-cell>
          <table:table-cell table:style-name="ce5" office:value-type="string">
            <text:p>AD8552ARUZ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9]) - LEN(SUBSTITUTE([.D39];&quot;,&quot;;&quot;&quot;)) + 1" office:value-type="float" office:value="1">
            <text:p>1</text:p>
          </table:table-cell>
          <table:table-cell table:style-name="ce2" office:value-type="string">
            <text:p>CRYSTAL_CTS</text:p>
          </table:table-cell>
          <table:table-cell table:style-name="ce2" office:value-type="string">
            <text:p>CRYSTAL_CTS</text:p>
          </table:table-cell>
          <table:table-cell table:style-name="ce2" office:value-type="string">
            <text:p>U$4</text:p>
          </table:table-cell>
          <table:table-cell table:style-name="ce5" office:value-type="string">
            <text:p>CTX639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0]) - LEN(SUBSTITUTE([.D40];&quot;,&quot;;&quot;&quot;)) + 1" office:value-type="float" office:value="1">
            <text:p>1</text:p>
          </table:table-cell>
          <table:table-cell table:style-name="ce2" office:value-type="string">
            <text:p>DDTA143</text:p>
          </table:table-cell>
          <table:table-cell table:style-name="ce2" office:value-type="string">
            <text:p>MUN2111T1</text:p>
          </table:table-cell>
          <table:table-cell table:style-name="ce2" office:value-type="string">
            <text:p>Q1</text:p>
          </table:table-cell>
          <table:table-cell table:style-name="ce5" office:value-type="string">
            <text:p>DDTA143ZCA-FDI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1]) - LEN(SUBSTITUTE([.D41];&quot;,&quot;;&quot;&quot;)) + 1" office:value-type="float" office:value="1">
            <text:p>1</text:p>
          </table:table-cell>
          <table:table-cell table:style-name="ce2" office:value-type="string">
            <text:p>LM317MBDT</text:p>
          </table:table-cell>
          <table:table-cell table:style-name="ce2" office:value-type="string">
            <text:p>LM317MBDT</text:p>
          </table:table-cell>
          <table:table-cell table:style-name="ce2" office:value-type="string">
            <text:p>REG6V5A</text:p>
          </table:table-cell>
          <table:table-cell table:style-name="ce5" office:value-type="string">
            <text:p>LM317MDTXFS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2]) - LEN(SUBSTITUTE([.D42];&quot;,&quot;;&quot;&quot;)) + 1" office:value-type="float" office:value="1">
            <text:p>1</text:p>
          </table:table-cell>
          <table:table-cell table:style-name="ce2" office:value-type="string">
            <text:p>LM3940IMP-3.3</text:p>
          </table:table-cell>
          <table:table-cell table:style-name="ce2" office:value-type="string">
            <text:p>LM3940IMP-3.3</text:p>
          </table:table-cell>
          <table:table-cell table:style-name="ce2" office:value-type="string">
            <text:p>REG3V3D</text:p>
          </table:table-cell>
          <table:table-cell table:style-name="ce5" office:value-type="string">
            <text:p>LM3940IMP-3.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3]) - LEN(SUBSTITUTE([.D43];&quot;,&quot;;&quot;&quot;)) + 1" office:value-type="float" office:value="1">
            <text:p>1</text:p>
          </table:table-cell>
          <table:table-cell table:style-name="ce2" office:value-type="string">
            <text:p>LM4041SC70</text:p>
          </table:table-cell>
          <table:table-cell table:style-name="ce2" office:value-type="string">
            <text:p>LM4041SC70</text:p>
          </table:table-cell>
          <table:table-cell table:style-name="ce2" office:value-type="string">
            <text:p>U$10</text:p>
          </table:table-cell>
          <table:table-cell table:style-name="ce6" office:value-type="string">
            <text:p>LM4041CIM7-ADJ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4]) - LEN(SUBSTITUTE([.D44];&quot;,&quot;;&quot;&quot;)) + 1" office:value-type="float" office:value="1">
            <text:p>1</text:p>
          </table:table-cell>
          <table:table-cell table:style-name="ce2" office:value-type="string">
            <text:p>LP2992</text:p>
          </table:table-cell>
          <table:table-cell table:style-name="ce2" office:value-type="string">
            <text:p>MIC5219BM5</text:p>
          </table:table-cell>
          <table:table-cell table:style-name="ce2" office:value-type="string">
            <text:p>REG5VA</text:p>
          </table:table-cell>
          <table:table-cell table:style-name="ce6" office:value-type="string">
            <text:p>LP2992AIM5-5.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5]) - LEN(SUBSTITUTE([.D45];&quot;,&quot;;&quot;&quot;)) + 1" office:value-type="float" office:value="1">
            <text:p>1</text:p>
          </table:table-cell>
          <table:table-cell table:style-name="ce2" office:value-type="string">
            <text:p>LPC2148</text:p>
          </table:table-cell>
          <table:table-cell table:style-name="ce2" office:value-type="string">
            <text:p>LPC2148</text:p>
          </table:table-cell>
          <table:table-cell table:style-name="ce2" office:value-type="string">
            <text:p>U$1</text:p>
          </table:table-cell>
          <table:table-cell table:style-name="ce6" office:value-type="string">
            <text:p>568-1765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6]) - LEN(SUBSTITUTE([.D46];&quot;,&quot;;&quot;&quot;)) + 1" office:value-type="float" office:value="1">
            <text:p>1</text:p>
          </table:table-cell>
          <table:table-cell table:style-name="ce2" office:value-type="string">
            <text:p>LTC2485</text:p>
          </table:table-cell>
          <table:table-cell table:style-name="ce2" office:value-type="string">
            <text:p>LTC2485</text:p>
          </table:table-cell>
          <table:table-cell table:style-name="ce2" office:value-type="string">
            <text:p>U$9</text:p>
          </table:table-cell>
          <table:table-cell table:style-name="ce6" office:value-type="string">
            <text:p>LTC2485CDD#PBF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7]) - LEN(SUBSTITUTE([.D47];&quot;,&quot;;&quot;&quot;)) + 1" office:value-type="float" office:value="1">
            <text:p>1</text:p>
          </table:table-cell>
          <table:table-cell table:style-name="ce2" office:value-type="string">
            <text:p>MINI-USB-UX60-MB-5ST</text:p>
          </table:table-cell>
          <table:table-cell table:style-name="ce2" office:value-type="string">
            <text:p>MINI-USB-UX60-MB-5ST</text:p>
          </table:table-cell>
          <table:table-cell table:style-name="ce2" office:value-type="string">
            <text:p>X5</text:p>
          </table:table-cell>
          <table:table-cell table:style-name="ce5" office:value-type="string">
            <text:p>H2959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8]) - LEN(SUBSTITUTE([.D48];&quot;,&quot;;&quot;&quot;)) + 1" office:value-type="float" office:value="1">
            <text:p>1</text:p>
          </table:table-cell>
          <table:table-cell table:style-name="ce2" office:value-type="string">
            <text:p>MPX6115</text:p>
          </table:table-cell>
          <table:table-cell table:style-name="ce2" office:value-type="string">
            <text:p>MPX6115</text:p>
          </table:table-cell>
          <table:table-cell table:style-name="ce2" office:value-type="string">
            <text:p>U$2</text:p>
          </table:table-cell>
          <table:table-cell table:style-name="ce6" office:value-type="string">
            <text:p>From Freescale</text:p>
          </table:table-cell>
          <table:table-cell/>
        </table:table-row>
        <table:table-row table:style-name="ro1">
          <table:table-cell table:style-name="ce2" table:formula="of:=LEN([.D49]) - LEN(SUBSTITUTE([.D49];&quot;,&quot;;&quot;&quot;)) + 1" office:value-type="float" office:value="2">
            <text:p>2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LT_I2C, U$11</text:p>
          </table:table-cell>
          <table:table-cell table:style-name="ce6" office:value-type="string">
            <text:p>568-4214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0]) - LEN(SUBSTITUTE([.D50];&quot;,&quot;;&quot;&quot;)) + 1" office:value-type="float" office:value="1">
            <text:p>1</text:p>
          </table:table-cell>
          <table:table-cell table:style-name="ce2" office:value-type="string">
            <text:p>PTHTH</text:p>
          </table:table-cell>
          <table:table-cell table:style-name="ce2" office:value-type="string">
            <text:p>PTHTH</text:p>
          </table:table-cell>
          <table:table-cell table:style-name="ce2" office:value-type="string">
            <text:p>REG5VD</text:p>
          </table:table-cell>
          <table:table-cell table:style-name="ce5" office:value-type="string">
            <text:p>296-20432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1]) - LEN(SUBSTITUTE([.D51];&quot;,&quot;;&quot;&quot;)) + 1" office:value-type="float" office:value="1">
            <text:p>1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40</text:p>
          </table:table-cell>
          <table:table-cell table:style-name="ce6" office:value-type="string">
            <text:p>???</text:p>
          </table:table-cell>
          <table:table-cell/>
        </table:table-row>
        <table:table-row table:style-name="ro1">
          <table:table-cell table:style-name="ce2" table:formula="of:=LEN([.D52]) - LEN(SUBSTITUTE([.D52];&quot;,&quot;;&quot;&quot;)) + 1" office:value-type="float" office:value="1">
            <text:p>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9</text:p>
          </table:table-cell>
          <table:table-cell table:style-name="ce6" office:value-type="string">
            <text:p>???</text:p>
          </table:table-cell>
          <table:table-cell/>
        </table:table-row>
        <table:table-row table:style-name="ro1">
          <table:table-cell table:style-name="ce2" table:formula="of:=LEN([.D53]) - LEN(SUBSTITUTE([.D53];&quot;,&quot;;&quot;&quot;)) + 1" office:value-type="float" office:value="4">
            <text:p>4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LEDCHIP-LED0805</text:p>
          </table:table-cell>
          <table:table-cell table:style-name="ce2" office:value-type="string">
            <text:p>LED1,LED2,LED3,LED4</text:p>
          </table:table-cell>
          <table:table-cell table:style-name="ce6" office:value-type="string">
            <text:p>P11505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4]) - LEN(SUBSTITUTE([.D54];&quot;,&quot;;&quot;&quot;)) + 1" office:value-type="float" office:value="1">
            <text:p>1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8</text:p>
          </table:table-cell>
          <table:table-cell table:style-name="ce6" office:value-type="string">
            <text:p>???</text:p>
          </table:table-cell>
          <table:table-cell/>
        </table:table-row>
        <table:table-row table:style-name="ro1">
          <table:table-cell table:style-name="ce2" table:formula="of:=LEN([.D55]) - LEN(SUBSTITUTE([.D55];&quot;,&quot;;&quot;&quot;)) + 1" office:value-type="float" office:value="4">
            <text:p>4</text:p>
          </table:table-cell>
          <table:table-cell table:style-name="ce2" office:value-type="string">
            <text:p>SOLDER_PAD150_75</text:p>
          </table:table-cell>
          <table:table-cell table:style-name="ce2" office:value-type="string">
            <text:p>SOLDER_PAD150_75</text:p>
          </table:table-cell>
          <table:table-cell table:style-name="ce2" office:value-type="string">
            <text:p>BAT_IN, BAT_IN1, GND_IN, GND_IN1</text:p>
          </table:table-cell>
          <table:table-cell table:style-name="ce6" office:value-type="string">
            <text:p>N/A</text:p>
          </table:table-cell>
          <table:table-cell/>
        </table:table-row>
        <table:table-row table:style-name="ro1">
          <table:table-cell table:style-name="ce2" table:formula="of:=LEN([.D56]) - LEN(SUBSTITUTE([.D56];&quot;,&quot;;&quot;&quot;)) + 1" office:value-type="float" office:value="3">
            <text:p>3</text:p>
          </table:table-cell>
          <table:table-cell table:style-name="ce2" office:value-type="string">
            <text:p>SW_PBST</text:p>
          </table:table-cell>
          <table:table-cell table:style-name="ce2" office:value-type="string">
            <text:p>SW_PBST</text:p>
          </table:table-cell>
          <table:table-cell table:style-name="ce2" office:value-type="string">
            <text:p>U$6, U$7, U$14</text:p>
          </table:table-cell>
          <table:table-cell table:style-name="ce6" office:value-type="string">
            <text:p>SW102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7]) - LEN(SUBSTITUTE([.D57];&quot;,&quot;;&quot;&quot;)) + 1" office:value-type="float" office:value="1">
            <text:p>1</text:p>
          </table:table-cell>
          <table:table-cell table:style-name="ce2" office:value-type="string">
            <text:p>SW_PB_GNDRT/A</text:p>
          </table:table-cell>
          <table:table-cell table:style-name="ce2" office:value-type="string">
            <text:p>SW_PB_GNDRT/A</text:p>
          </table:table-cell>
          <table:table-cell table:style-name="ce2" office:value-type="string">
            <text:p>U$3</text:p>
          </table:table-cell>
          <table:table-cell table:style-name="ce6" office:value-type="string">
            <text:p>SW102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8]) - LEN(SUBSTITUTE([.D58];&quot;,&quot;;&quot;&quot;)) + 1" office:value-type="float" office:value="2">
            <text:p>2</text:p>
          </table:table-cell>
          <table:table-cell table:style-name="ce2" office:value-type="string">
            <text:p>TPS2051B</text:p>
          </table:table-cell>
          <table:table-cell table:style-name="ce2" office:value-type="string">
            <text:p>TPS2051B</text:p>
          </table:table-cell>
          <table:table-cell table:style-name="ce2" office:value-type="string">
            <text:p>U$12, U$13</text:p>
          </table:table-cell>
          <table:table-cell table:style-name="ce6" office:value-type="string">
            <text:p>296-21265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9]) - LEN(SUBSTITUTE([.D59];&quot;,&quot;;&quot;&quot;)) + 1" office:value-type="float" office:value="1">
            <text:p>1</text:p>
          </table:table-cell>
          <table:table-cell table:style-name="ce2" office:value-type="string">
            <text:p>TXS0102DCU</text:p>
          </table:table-cell>
          <table:table-cell table:style-name="ce2" office:value-type="string">
            <text:p>TXS0102DCU</text:p>
          </table:table-cell>
          <table:table-cell table:style-name="ce2" office:value-type="string">
            <text:p>U$8</text:p>
          </table:table-cell>
          <table:table-cell table:style-name="ce6" office:value-type="string">
            <text:p>296-21931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60]) - LEN(SUBSTITUTE([.D60];&quot;,&quot;;&quot;&quot;)) + 1" office:value-type="float" office:value="1">
            <text:p>1</text:p>
          </table:table-cell>
          <table:table-cell table:style-name="ce3" office:value-type="string">
            <text:p>24AA256</text:p>
          </table:table-cell>
          <table:table-cell table:style-name="ce3" office:value-type="string">
            <text:p>24AA128ST</text:p>
          </table:table-cell>
          <table:table-cell office:value-type="string">
            <text:p>IC1</text:p>
          </table:table-cell>
          <table:table-cell table:style-name="ce6" office:value-type="string">
            <text:p>24AA256-I/ST-ND</text:p>
          </table:table-cell>
          <table:table-cell office:value-type="float" office:value="1">
            <text:p>1</text:p>
          </table:table-cell>
        </table:table-row>
        <table:table-row table:style-name="ro1" table:number-rows-repeated="6">
          <table:table-cell table:number-columns-repeated="4"/>
          <table:table-cell table:style-name="ce6"/>
          <table:table-cell/>
        </table:table-row>
        <table:table-row table:style-name="ro1" table:number-rows-repeated="654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U" table:style-name="ta1" table:print="false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9"/>
        <table:table-column table:style-name="co4" table:default-cell-style-name="ce9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Comment</text:p>
          </table:table-cell>
          <table:table-cell table:style-name="ce8" office:value-type="string">
            <text:p>Part Number</text:p>
          </table:table-cell>
          <table:table-cell table:style-name="ce8" office:value-type="string">
            <text:p>MOQ/MULT</text:p>
          </table:table-cell>
        </table:table-row>
        <table:table-row table:style-name="ro1">
          <table:table-cell table:formula="of:=LEN([.D2]) - LEN(SUBSTITUTE([.D2];&quot;,&quot;;&quot;&quot;)) + 1" office:value-type="float" office:value="6">
            <text:p>6</text:p>
          </table:table-cell>
          <table:table-cell office:value-type="string">
            <text:p>0/DNP</text:p>
          </table:table-cell>
          <table:table-cell office:value-type="string">
            <text:p>R-US_R0603</text:p>
          </table:table-cell>
          <table:table-cell office:value-type="string">
            <text:p>R8, R9, R10, R15, xz_R1, yz_R5</text:p>
          </table:table-cell>
          <table:table-cell table:style-name="ce2" office:value-type="string">
            <text:p>541-0.0G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3]) - LEN(SUBSTITUTE([.D3];&quot;,&quot;;&quot;&quot;)) + 1" office:value-type="float" office:value="2">
            <text:p>2</text:p>
          </table:table-cell>
          <table:table-cell office:value-type="string">
            <text:p>2.2uF/Low ESR</text:p>
          </table:table-cell>
          <table:table-cell office:value-type="string">
            <text:p>C-EUC0603K</text:p>
          </table:table-cell>
          <table:table-cell office:value-type="string">
            <text:p>C22, C24</text:p>
          </table:table-cell>
          <table:table-cell office:value-type="string">
            <text:p>490-4520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4]) - LEN(SUBSTITUTE([.D4];&quot;,&quot;;&quot;&quot;)) + 1" office:value-type="float" office:value="3">
            <text:p>3</text:p>
          </table:table-cell>
          <table:table-cell office:value-type="string">
            <text:p>4.7uF/10V/Low ESR</text:p>
          </table:table-cell>
          <table:table-cell office:value-type="string">
            <text:p>C-EUC0805K</text:p>
          </table:table-cell>
          <table:table-cell office:value-type="string">
            <text:p>C25, C26, C21</text:p>
          </table:table-cell>
          <table:table-cell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5]) - LEN(SUBSTITUTE([.D5];&quot;,&quot;;&quot;&quot;)) + 1" office:value-type="float" office:value="1">
            <text:p>1</text:p>
          </table:table-cell>
          <table:table-cell office:value-type="string">
            <text:p>4.7k</text:p>
          </table:table-cell>
          <table:table-cell office:value-type="string">
            <text:p>R-US_R0603</text:p>
          </table:table-cell>
          <table:table-cell office:value-type="string">
            <text:p>R16</text:p>
          </table:table-cell>
          <table:table-cell table:style-name="ce6" office:value-type="string">
            <text:p>541-4.70KHCT-ND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table:formula="of:=LEN([.D6]) - LEN(SUBSTITUTE([.D6];&quot;,&quot;;&quot;&quot;)) + 1"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3, R5, R11</text:p>
          </table:table-cell>
          <table:table-cell table:style-name="ce10" office:value-type="string">
            <text:p>541-10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7]) - LEN(SUBSTITUTE([.D7];&quot;,&quot;;&quot;&quot;)) + 1" office:value-type="float" office:value="2">
            <text:p>2</text:p>
          </table:table-cell>
          <table:table-cell office:value-type="string">
            <text:p>10nF</text:p>
          </table:table-cell>
          <table:table-cell office:value-type="string">
            <text:p>C-EUC0603K</text:p>
          </table:table-cell>
          <table:table-cell office:value-type="string">
            <text:p>C4, C15</text:p>
          </table:table-cell>
          <table:table-cell office:value-type="string">
            <text:p>PCC175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8]) - LEN(SUBSTITUTE([.D8];&quot;,&quot;;&quot;&quot;)) + 1"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1, C16</text:p>
          </table:table-cell>
          <table:table-cell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9]) - LEN(SUBSTITUTE([.D9];&quot;,&quot;;&quot;&quot;)) + 1" office:value-type="float" office:value="4">
            <text:p>4</text:p>
          </table:table-cell>
          <table:table-cell office:value-type="string">
            <text:p>12k</text:p>
          </table:table-cell>
          <table:table-cell office:value-type="string">
            <text:p>R-US_R0603</text:p>
          </table:table-cell>
          <table:table-cell office:value-type="string">
            <text:p>R6, R7, yz_R1, yz_R4</text:p>
          </table:table-cell>
          <table:table-cell office:value-type="string">
            <text:p>541-12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0]) - LEN(SUBSTITUTE([.D10];&quot;,&quot;;&quot;&quot;)) + 1" office:value-type="float" office:value="9">
            <text:p>9</text:p>
          </table:table-cell>
          <table:table-cell office:value-type="string">
            <text:p>22nF</text:p>
          </table:table-cell>
          <table:table-cell office:value-type="string">
            <text:p>C-EUC0603K</text:p>
          </table:table-cell>
          <table:table-cell office:value-type="string">
            <text:p>C5, C8, C13, xz_C15, xz_C16, xz_C21, yz_C15, yz_C16, yz_C21</text:p>
          </table:table-cell>
          <table:table-cell table:style-name="ce2" office:value-type="string">
            <text:p>478-372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1]) - LEN(SUBSTITUTE([.D11];&quot;,&quot;;&quot;&quot;)) + 1" office:value-type="float" office:value="1">
            <text:p>1</text:p>
          </table:table-cell>
          <table:table-cell office:value-type="string">
            <text:p>39k/DNP</text:p>
          </table:table-cell>
          <table:table-cell office:value-type="string">
            <text:p>R-US_R0603</text:p>
          </table:table-cell>
          <table:table-cell office:value-type="string">
            <text:p>R4</text:p>
          </table:table-cell>
          <table:table-cell table:style-name="ce2" office:value-type="string">
            <text:p>541-39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2]) - LEN(SUBSTITUTE([.D12];&quot;,&quot;;&quot;&quot;)) + 1" office:value-type="float" office:value="2">
            <text:p>2</text:p>
          </table:table-cell>
          <table:table-cell office:value-type="string">
            <text:p>43R</text:p>
          </table:table-cell>
          <table:table-cell office:value-type="string">
            <text:p>R-US_R0603</text:p>
          </table:table-cell>
          <table:table-cell office:value-type="string">
            <text:p>R1, R2</text:p>
          </table:table-cell>
          <table:table-cell office:value-type="string">
            <text:p>541-43.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3]) - LEN(SUBSTITUTE([.D13];&quot;,&quot;;&quot;&quot;)) + 1" office:value-type="float" office:value="3">
            <text:p>3</text:p>
          </table:table-cell>
          <table:table-cell office:value-type="string">
            <text:p>47nF</text:p>
          </table:table-cell>
          <table:table-cell office:value-type="string">
            <text:p>C-EUC0603K</text:p>
          </table:table-cell>
          <table:table-cell office:value-type="string">
            <text:p>C12, xz_C20, yz_C20</text:p>
          </table:table-cell>
          <table:table-cell office:value-type="string">
            <text:p>478-3716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4]) - LEN(SUBSTITUTE([.D14];&quot;,&quot;;&quot;&quot;)) + 1" office:value-type="float" office:value="25">
            <text:p>25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2, C3, C6, C7, C9, C10, C11, C14, C17, C18, C19, C20, C23, C33, C34, C27, xz_C17, xz_C18, xz_C19, yz_C17,yz_ C18,yz_ C19, yz_C23, yz_C33, yz_C34</text:p>
          </table:table-cell>
          <table:table-cell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53261-12</text:p>
          </table:table-cell>
          <table:table-cell office:value-type="string">
            <text:p>X1</text:p>
          </table:table-cell>
          <table:table-cell office:value-type="string">
            <text:p>WM763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6]) - LEN(SUBSTITUTE([.D16];&quot;,&quot;;&quot;&quot;)) + 1" office:value-type="float" office:value="1">
            <text:p>1</text:p>
          </table:table-cell>
          <table:table-cell table:number-columns-repeated="2" office:value-type="string">
            <text:p>53047-12</text:p>
          </table:table-cell>
          <table:table-cell office:value-type="string">
            <text:p>X2</text:p>
          </table:table-cell>
          <table:table-cell table:style-name="ce10" office:value-type="string">
            <text:p>WM174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7]) - LEN(SUBSTITUTE([.D17];&quot;,&quot;;&quot;&quot;)) + 1" office:value-type="float" office:value="2">
            <text:p>2</text:p>
          </table:table-cell>
          <table:table-cell table:number-columns-repeated="2" office:value-type="string">
            <text:p>ADXL320</text:p>
          </table:table-cell>
          <table:table-cell office:value-type="string">
            <text:p>U$2, yz_U$2</text:p>
          </table:table-cell>
          <table:table-cell office:value-type="string">
            <text:p>ADXL320JCP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8]) - LEN(SUBSTITUTE([.D18];&quot;,&quot;;&quot;&quot;)) + 1" office:value-type="float" office:value="3">
            <text:p>3</text:p>
          </table:table-cell>
          <table:table-cell office:value-type="string">
            <text:p>ADXRS610</text:p>
          </table:table-cell>
          <table:table-cell office:value-type="string">
            <text:p>ADXR</text:p>
          </table:table-cell>
          <table:table-cell office:value-type="string">
            <text:p>GYRO_Z, GYRO_X, GYRO_Y</text:p>
          </table:table-cell>
          <table:table-cell office:value-type="string">
            <text:p>ADXRS610BBGZ-RL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9]) - LEN(SUBSTITUTE([.D19];&quot;,&quot;;&quot;&quot;)) + 1" office:value-type="float" office:value="1">
            <text:p>1</text:p>
          </table:table-cell>
          <table:table-cell table:number-columns-repeated="2" office:value-type="string">
            <text:p>IMU_XZ_2</text:p>
          </table:table-cell>
          <table:table-cell office:value-type="string">
            <text:p>XZ_BOARD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0]) - LEN(SUBSTITUTE([.D20];&quot;,&quot;;&quot;&quot;)) + 1" office:value-type="float" office:value="1">
            <text:p>1</text:p>
          </table:table-cell>
          <table:table-cell table:number-columns-repeated="2" office:value-type="string">
            <text:p>IMU_YZ_MAG_2</text:p>
          </table:table-cell>
          <table:table-cell office:value-type="string">
            <text:p>YZ_BOARD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1]) - LEN(SUBSTITUTE([.D21];&quot;,&quot;;&quot;&quot;)) + 1" office:value-type="float" office:value="1">
            <text:p>1</text:p>
          </table:table-cell>
          <table:table-cell table:number-columns-repeated="2" office:value-type="string">
            <text:p>LM3480</text:p>
          </table:table-cell>
          <table:table-cell office:value-type="string">
            <text:p>U$3</text:p>
          </table:table-cell>
          <table:table-cell office:value-type="string">
            <text:p>LM3480IM3-3.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2]) - LEN(SUBSTITUTE([.D22];&quot;,&quot;;&quot;&quot;)) + 1" office:value-type="float" office:value="1">
            <text:p>1</text:p>
          </table:table-cell>
          <table:table-cell table:number-columns-repeated="2" office:value-type="string">
            <text:p>LM4132</text:p>
          </table:table-cell>
          <table:table-cell office:value-type="string">
            <text:p>U$1</text:p>
          </table:table-cell>
          <table:table-cell office:value-type="string">
            <text:p>LM4132EMF-4.1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3]) - LEN(SUBSTITUTE([.D23];&quot;,&quot;;&quot;&quot;)) + 1" office:value-type="float" office:value="2">
            <text:p>2</text:p>
          </table:table-cell>
          <table:table-cell office:value-type="string">
            <text:p>LP2992</text:p>
          </table:table-cell>
          <table:table-cell office:value-type="string">
            <text:p>MIC5219BM5</text:p>
          </table:table-cell>
          <table:table-cell office:value-type="string">
            <text:p>IC1, IC3</text:p>
          </table:table-cell>
          <table:table-cell office:value-type="string">
            <text:p>LP2992AIM5-5.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4]) - LEN(SUBSTITUTE([.D24];&quot;,&quot;;&quot;&quot;)) + 1" office:value-type="float" office:value="1">
            <text:p>1</text:p>
          </table:table-cell>
          <table:table-cell office:value-type="string">
            <text:p>MAX1168CEEG+</text:p>
          </table:table-cell>
          <table:table-cell office:value-type="string">
            <text:p>MAX1168</text:p>
          </table:table-cell>
          <table:table-cell office:value-type="string">
            <text:p>ADC1</text:p>
          </table:table-cell>
          <table:table-cell office:value-type="string">
            <text:p>From Maxim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5]) - LEN(SUBSTITUTE([.D25];&quot;,&quot;;&quot;&quot;)) + 1" office:value-type="float" office:value="1">
            <text:p>1</text:p>
          </table:table-cell>
          <table:table-cell table:number-columns-repeated="2" office:value-type="string">
            <text:p>MS2100</text:p>
          </table:table-cell>
          <table:table-cell office:value-type="string">
            <text:p>MAG</text:p>
          </table:table-cell>
          <table:table-cell office:value-type="string">
            <text:p>From PNI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6]) - LEN(SUBSTITUTE([.D26];&quot;,&quot;;&quot;&quot;)) + 1" office:value-type="float" office:value="1">
            <text:p>1</text:p>
          </table:table-cell>
          <table:table-cell table:style-name="ce9" office:value-type="string">
            <text:p>SEN_XY</text:p>
          </table:table-cell>
          <table:table-cell table:style-name="ce9" office:value-type="string">
            <text:p>SEN_XY</text:p>
          </table:table-cell>
          <table:table-cell table:style-name="ce9" office:value-type="string">
            <text:p>SEN_XY</text:p>
          </table:table-cell>
          <table:table-cell office:value-type="string">
            <text:p>From PNI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LEN([.D27]) - LEN(SUBSTITUTE([.D27];&quot;,&quot;;&quot;&quot;)) + 1" office:value-type="float" office:value="1">
            <text:p>1</text:p>
          </table:table-cell>
          <table:table-cell table:style-name="ce9" office:value-type="string">
            <text:p>25LC040A-I/ST</text:p>
          </table:table-cell>
          <table:table-cell table:style-name="ce9" office:value-type="string">
            <text:p>25LC040ST</text:p>
          </table:table-cell>
          <table:table-cell table:style-name="ce9" office:value-type="string">
            <text:p>EEPROM</text:p>
          </table:table-cell>
          <table:table-cell table:style-name="ce3" office:value-type="string">
            <text:p>25LC040A-I/ST-ND</text:p>
          </table:table-cell>
          <table:table-cell table:style-name="Default" office:value-type="float" office:value="1">
            <text:p>1</text:p>
          </table:table-cell>
        </table:table-row>
      </table:table>
      <table:table table:name="GP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Comment</text:p>
          </table:table-cell>
          <table:table-cell table:style-name="ce8" office:value-type="string">
            <text:p>Part Number</text:p>
          </table:table-cell>
          <table:table-cell table:style-name="ce8" office:value-type="string">
            <text:p>MOQ/MULT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50R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1, R2, R3</text:p>
          </table:table-cell>
          <table:table-cell table:style-name="ce2" office:value-type="string">
            <text:p>541-15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0/DNP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4, R5</text:p>
          </table:table-cell>
          <table:table-cell table:style-name="ce2" office:value-type="string">
            <text:p>541-0.0G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2uF</text:p>
          </table:table-cell>
          <table:table-cell table:style-name="ce2" office:value-type="string">
            <text:p>CPOL-EUSMCB</text:p>
          </table:table-cell>
          <table:table-cell table:style-name="ce2" office:value-type="string">
            <text:p>C1, C3</text:p>
          </table:table-cell>
          <table:table-cell table:style-name="ce2" office:value-type="string">
            <text:p>495-2242-1-ND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100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2, C4, C6</text:p>
          </table:table-cell>
          <table:table-cell table:style-name="ce2"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70pF</text:p>
          </table:table-cell>
          <table:table-cell table:style-name="ce2" office:value-type="string">
            <text:p>C-EUC0603K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311-1078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53047-08</text:p>
          </table:table-cell>
          <table:table-cell table:style-name="ce2" office:value-type="string">
            <text:p>53047-08</text:p>
          </table:table-cell>
          <table:table-cell table:style-name="ce2" office:value-type="string">
            <text:p>X1</text:p>
          </table:table-cell>
          <table:table-cell table:style-name="ce2" office:value-type="string">
            <text:p>WM1737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AT254</text:p>
          </table:table-cell>
          <table:table-cell table:style-name="ce2" office:value-type="string">
            <text:p>DIODE-SOD110-R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568-3412-1-ND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GND-GNDA</text:p>
          </table:table-cell>
          <table:table-cell table:style-name="ce2" office:value-type="string">
            <text:p>GND-GNDA</text:p>
          </table:table-cell>
          <table:table-cell table:style-name="ce2" office:value-type="string">
            <text:p>~NUDEV~1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GPS_PATCH_ANT</text:p>
          </table:table-cell>
          <table:table-cell table:style-name="ce2" office:value-type="string">
            <text:p>GPS_PATCH_ANT</text:p>
          </table:table-cell>
          <table:table-cell table:style-name="ce2" office:value-type="string">
            <text:p>ANT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EA-5H-0-005</text:p>
          </table:table-cell>
          <table:table-cell table:style-name="ce2" office:value-type="string">
            <text:p>LEA-4P</text:p>
          </table:table-cell>
          <table:table-cell table:style-name="ce2" office:value-type="string">
            <text:p>GPS</text:p>
          </table:table-cell>
          <table:table-cell table:style-name="ce2" office:value-type="string">
            <text:p>???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IC5209</text:p>
          </table:table-cell>
          <table:table-cell table:style-name="ce2" office:value-type="string">
            <text:p>MIC5209</text:p>
          </table:table-cell>
          <table:table-cell table:style-name="ce2" office:value-type="string">
            <text:p>VREG1</text:p>
          </table:table-cell>
          <table:table-cell table:style-name="ce2" office:value-type="string">
            <text:p>576-1273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ANA_GOLDCAP_J1ROUND</text:p>
          </table:table-cell>
          <table:table-cell table:style-name="ce2" office:value-type="string">
            <text:p>PANA_GOLDCAP_J1ROUND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P14163CT-ND</text:p>
          </table:table-cell>
          <table:table-cell office:value-type="float" office:value="1">
            <text:p>1</text:p>
          </table:table-cell>
        </table:table-row>
        <table:table-row table:style-name="ro1" table:number-rows-repeated="34"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ce12"/>
        </table:table-row>
        <table:table-row table:style-name="ro1">
          <table:table-cell table:style-name="ce11"/>
          <table:table-cell table:number-columns-repeated="4"/>
          <table:table-cell table:style-name="ce12"/>
        </table:table-row>
        <table:table-row table:style-name="ro1" table:number-rows-repeated="11">
          <table:table-cell table:number-columns-repeated="5"/>
          <table:table-cell table:style-name="ce12"/>
        </table:table-row>
        <table:table-row table:style-name="ro1">
          <table:table-cell table:number-columns-repeated="5"/>
          <table:table-cell table:style-name="ce12"/>
        </table:table-row>
      </table:table>
      <table:table table:name="COMBINED" table:style-name="ta1" table:print="false">
        <office:forms form:automatic-focus="false" form:apply-design-mode="false"/>
        <table:table-column table:style-name="co4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4" table:number-columns-repeated="253" table:default-cell-style-name="ce13"/>
        <table:table-row table:style-name="ro1">
          <table:table-cell table:style-name="ce8" office:value-type="string">
            <text:p>Qty</text:p>
          </table:table-cell>
          <table:table-cell table:style-name="ce8" office:value-type="string">
            <text:p>Comment</text:p>
          </table:table-cell>
          <table:table-cell table:style-name="ce8" office:value-type="string">
            <text:p>Part Number</text:p>
          </table:table-cell>
          <table:table-cell table:style-name="ce8" office:value-type="string">
            <text:p>MOQ/MULT</text:p>
          </table:table-cell>
          <table:table-cell table:style-name="Default" table:number-columns-repeated="253"/>
        </table:table-row>
        <table:table-row table:style-name="ro1">
          <table:table-cell table:formula="of:=[MAIN.A2]" office:value-type="float" office:value="1">
            <text:p>1</text:p>
          </table:table-cell>
          <table:table-cell table:formula="of:=CONCATENATE(&quot;m_&quot;;SUBSTITUTE([MAIN.D2];&quot;, &quot;;&quot;/&quot;))" office:value-type="string" office:string-value="m_R19">
            <text:p>m_R19</text:p>
          </table:table-cell>
          <table:table-cell table:formula="of:=[MAIN.E2]" office:value-type="string" office:string-value="541-1.50KHCT-ND">
            <text:p>541-1.50KHCT-ND</text:p>
          </table:table-cell>
          <table:table-cell table:formula="of:=[MAIN.F2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3]" office:value-type="float" office:value="2">
            <text:p>2</text:p>
          </table:table-cell>
          <table:table-cell table:formula="of:=CONCATENATE(&quot;m_&quot;;SUBSTITUTE([MAIN.D3];&quot;, &quot;;&quot;/&quot;))" office:value-type="string" office:string-value="m_C24/C34">
            <text:p>m_C24/C34</text:p>
          </table:table-cell>
          <table:table-cell table:formula="of:=[MAIN.E3]" office:value-type="string" office:string-value="399-3121-1-ND">
            <text:p>399-3121-1-ND</text:p>
          </table:table-cell>
          <table:table-cell table:formula="of:=[MAIN.F3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4]" office:value-type="float" office:value="1">
            <text:p>1</text:p>
          </table:table-cell>
          <table:table-cell table:formula="of:=CONCATENATE(&quot;m_&quot;;SUBSTITUTE([MAIN.D4];&quot;, &quot;;&quot;/&quot;))" office:value-type="string" office:string-value="m_R9">
            <text:p>m_R9</text:p>
          </table:table-cell>
          <table:table-cell table:formula="of:=[MAIN.E4]" office:value-type="string" office:string-value="541-1.80KHCT-ND">
            <text:p>541-1.80KHCT-ND</text:p>
          </table:table-cell>
          <table:table-cell table:formula="of:=[MAIN.F4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5]" office:value-type="float" office:value="6">
            <text:p>6</text:p>
          </table:table-cell>
          <table:table-cell table:formula="of:=CONCATENATE(&quot;m_&quot;;SUBSTITUTE([MAIN.D5];&quot;, &quot;;&quot;/&quot;))" office:value-type="string" office:string-value="m_R2/R4/R13/R15/R16/R22">
            <text:p>m_R2/R4/R13/R15/R16/R22</text:p>
          </table:table-cell>
          <table:table-cell table:formula="of:=[MAIN.E5]" office:value-type="string" office:string-value="541-1.00KHCT-ND">
            <text:p>541-1.00KHCT-ND</text:p>
          </table:table-cell>
          <table:table-cell table:formula="of:=[MAIN.F5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6]" office:value-type="float" office:value="1">
            <text:p>1</text:p>
          </table:table-cell>
          <table:table-cell table:formula="of:=CONCATENATE(&quot;m_&quot;;SUBSTITUTE([MAIN.D6];&quot;, &quot;;&quot;/&quot;))" office:value-type="string" office:string-value="m_C16">
            <text:p>m_C16</text:p>
          </table:table-cell>
          <table:table-cell table:formula="of:=[MAIN.E6]" office:value-type="string" office:string-value="490-4520-1-ND">
            <text:p>490-4520-1-ND</text:p>
          </table:table-cell>
          <table:table-cell table:formula="of:=[MAIN.F6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7]" office:value-type="float" office:value="1">
            <text:p>1</text:p>
          </table:table-cell>
          <table:table-cell table:formula="of:=CONCATENATE(&quot;m_&quot;;SUBSTITUTE([MAIN.D7];&quot;, &quot;;&quot;/&quot;))" office:value-type="string" office:string-value="m_R8">
            <text:p>m_R8</text:p>
          </table:table-cell>
          <table:table-cell table:formula="of:=[MAIN.E7]" office:value-type="string" office:string-value="541-3.30KHCT-ND">
            <text:p>541-3.30KHCT-ND</text:p>
          </table:table-cell>
          <table:table-cell table:formula="of:=[MAIN.F7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8]" office:value-type="float" office:value="1">
            <text:p>1</text:p>
          </table:table-cell>
          <table:table-cell table:formula="of:=CONCATENATE(&quot;m_&quot;;SUBSTITUTE([MAIN.D8];&quot;, &quot;;&quot;/&quot;))" office:value-type="string" office:string-value="m_R3">
            <text:p>m_R3</text:p>
          </table:table-cell>
          <table:table-cell table:formula="of:=[MAIN.E8]" office:value-type="string" office:string-value="541-3.90KHCT-ND">
            <text:p>541-3.90KHCT-ND</text:p>
          </table:table-cell>
          <table:table-cell table:formula="of:=[MAIN.F8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9]" office:value-type="float" office:value="8">
            <text:p>8</text:p>
          </table:table-cell>
          <table:table-cell table:formula="of:=CONCATENATE(&quot;m_&quot;;SUBSTITUTE([MAIN.D9];&quot;, &quot;;&quot;/&quot;))" office:value-type="string" office:string-value="m_R24/R26/R27/R31/R32/R48/R41/R42">
            <text:p>m_R24/R26/R27/R31/R32/R48/R41/R42</text:p>
          </table:table-cell>
          <table:table-cell table:formula="of:=[MAIN.E9]" office:value-type="string" office:string-value="541-0.0GCT-ND">
            <text:p>541-0.0GCT-ND</text:p>
          </table:table-cell>
          <table:table-cell table:formula="of:=[MAIN.F9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0]" office:value-type="float" office:value="9">
            <text:p>9</text:p>
          </table:table-cell>
          <table:table-cell table:formula="of:=CONCATENATE(&quot;m_&quot;;SUBSTITUTE([MAIN.D10];&quot;, &quot;;&quot;/&quot;))" office:value-type="string" office:string-value="m_R1/R28/R29/R33/R34/R45/R46/R43/R44">
            <text:p>m_R1/R28/R29/R33/R34/R45/R46/R43/R44</text:p>
          </table:table-cell>
          <table:table-cell table:formula="of:=[MAIN.E10]" office:value-type="string" office:string-value="541-4.70KHCT-ND">
            <text:p>541-4.70KHCT-ND</text:p>
          </table:table-cell>
          <table:table-cell table:formula="of:=[MAIN.F10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1]" office:value-type="float" office:value="1">
            <text:p>1</text:p>
          </table:table-cell>
          <table:table-cell table:formula="of:=CONCATENATE(&quot;m_&quot;;SUBSTITUTE([MAIN.D11];&quot;, &quot;;&quot;/&quot;))" office:value-type="string" office:string-value="m_C18">
            <text:p>m_C18</text:p>
          </table:table-cell>
          <table:table-cell table:formula="of:=[MAIN.E11]" office:value-type="string" office:string-value="587-1442-1-ND">
            <text:p>587-1442-1-ND</text:p>
          </table:table-cell>
          <table:table-cell table:formula="of:=[MAIN.F11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2]" office:value-type="float" office:value="4">
            <text:p>4</text:p>
          </table:table-cell>
          <table:table-cell table:formula="of:=CONCATENATE(&quot;m_&quot;;SUBSTITUTE([MAIN.D12];&quot;, &quot;;&quot;/&quot;))" office:value-type="string" office:string-value="m_R7/R35/R36/R37">
            <text:p>m_R7/R35/R36/R37</text:p>
          </table:table-cell>
          <table:table-cell table:formula="of:=[MAIN.E12]" office:value-type="string" office:string-value="541-10.0KHCT-ND">
            <text:p>541-10.0KHCT-ND</text:p>
          </table:table-cell>
          <table:table-cell table:formula="of:=[MAIN.F12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3]" office:value-type="float" office:value="1">
            <text:p>1</text:p>
          </table:table-cell>
          <table:table-cell table:formula="of:=CONCATENATE(&quot;m_&quot;;SUBSTITUTE([MAIN.D13];&quot;, &quot;;&quot;/&quot;))" office:value-type="string" office:string-value="m_C19">
            <text:p>m_C19</text:p>
          </table:table-cell>
          <table:table-cell table:formula="of:=[MAIN.E13]" office:value-type="string" office:string-value="PCC1750CT-ND">
            <text:p>PCC1750CT-ND</text:p>
          </table:table-cell>
          <table:table-cell table:formula="of:=[MAIN.F13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14]" office:value-type="float" office:value="1">
            <text:p>1</text:p>
          </table:table-cell>
          <table:table-cell table:formula="of:=CONCATENATE(&quot;m_&quot;;SUBSTITUTE([MAIN.D14];&quot;, &quot;;&quot;/&quot;))" office:value-type="string" office:string-value="m_R21">
            <text:p>m_R21</text:p>
          </table:table-cell>
          <table:table-cell table:formula="of:=[MAIN.E14]" office:value-type="string" office:string-value="541-680HCT-ND">
            <text:p>541-680HCT-ND</text:p>
          </table:table-cell>
          <table:table-cell table:formula="of:=[MAIN.F14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5]" office:value-type="float" office:value="1">
            <text:p>1</text:p>
          </table:table-cell>
          <table:table-cell table:formula="of:=CONCATENATE(&quot;m_&quot;;SUBSTITUTE([MAIN.D15];&quot;, &quot;;&quot;/&quot;))" office:value-type="string" office:string-value="m_R20">
            <text:p>m_R20</text:p>
          </table:table-cell>
          <table:table-cell table:formula="of:=[MAIN.E15]" office:value-type="string" office:string-value="541-560HCT-ND">
            <text:p>541-560HCT-ND</text:p>
          </table:table-cell>
          <table:table-cell table:formula="of:=[MAIN.F15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6]" office:value-type="float" office:value="1">
            <text:p>1</text:p>
          </table:table-cell>
          <table:table-cell table:formula="of:=CONCATENATE(&quot;m_&quot;;SUBSTITUTE([MAIN.D16];&quot;, &quot;;&quot;/&quot;))" office:value-type="string" office:string-value="m_R10">
            <text:p>m_R10</text:p>
          </table:table-cell>
          <table:table-cell table:formula="of:=[MAIN.E16]" office:value-type="string" office:string-value="541-27.0KHCT-ND">
            <text:p>541-27.0KHCT-ND</text:p>
          </table:table-cell>
          <table:table-cell table:formula="of:=[MAIN.F16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7]" office:value-type="float" office:value="4">
            <text:p>4</text:p>
          </table:table-cell>
          <table:table-cell table:formula="of:=CONCATENATE(&quot;m_&quot;;SUBSTITUTE([MAIN.D17];&quot;, &quot;;&quot;/&quot;))" office:value-type="string" office:string-value="m_C7/C8/C28/C29">
            <text:p>m_C7/C8/C28/C29</text:p>
          </table:table-cell>
          <table:table-cell table:formula="of:=[MAIN.E17]" office:value-type="string" office:string-value="399-1052-1-ND">
            <text:p>399-1052-1-ND</text:p>
          </table:table-cell>
          <table:table-cell table:formula="of:=[MAIN.F17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18]" office:value-type="float" office:value="1">
            <text:p>1</text:p>
          </table:table-cell>
          <table:table-cell table:formula="of:=CONCATENATE(&quot;m_&quot;;SUBSTITUTE([MAIN.D18];&quot;, &quot;;&quot;/&quot;))" office:value-type="string" office:string-value="m_C17">
            <text:p>m_C17</text:p>
          </table:table-cell>
          <table:table-cell table:formula="of:=[MAIN.E18]" office:value-type="string" office:string-value="718-1304-1-ND">
            <text:p>718-1304-1-ND</text:p>
          </table:table-cell>
          <table:table-cell table:formula="of:=[MAIN.F18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19]" office:value-type="float" office:value="2">
            <text:p>2</text:p>
          </table:table-cell>
          <table:table-cell table:formula="of:=CONCATENATE(&quot;m_&quot;;SUBSTITUTE([MAIN.D19];&quot;, &quot;;&quot;/&quot;))" office:value-type="string" office:string-value="m_R17/R18">
            <text:p>m_R17/R18</text:p>
          </table:table-cell>
          <table:table-cell table:formula="of:=[MAIN.E19]" office:value-type="string" office:string-value="541-33.0HCT-ND">
            <text:p>541-33.0HCT-ND</text:p>
          </table:table-cell>
          <table:table-cell table:formula="of:=[MAIN.F19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20]" office:value-type="float" office:value="1">
            <text:p>1</text:p>
          </table:table-cell>
          <table:table-cell table:formula="of:=CONCATENATE(&quot;m_&quot;;SUBSTITUTE([MAIN.D20];&quot;, &quot;;&quot;/&quot;))" office:value-type="string" office:string-value="m_C25">
            <text:p>m_C25</text:p>
          </table:table-cell>
          <table:table-cell table:formula="of:=[MAIN.E20]" office:value-type="string" office:string-value="587-1125-1-ND">
            <text:p>587-1125-1-ND</text:p>
          </table:table-cell>
          <table:table-cell table:formula="of:=[MAIN.F20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21]" office:value-type="float" office:value="3">
            <text:p>3</text:p>
          </table:table-cell>
          <table:table-cell table:formula="of:=CONCATENATE(&quot;m_&quot;;SUBSTITUTE([MAIN.D21];&quot;, &quot;;&quot;/&quot;))" office:value-type="string" office:string-value="m_C6/C38/C40">
            <text:p>m_C6/C38/C40</text:p>
          </table:table-cell>
          <table:table-cell table:formula="of:=[MAIN.E21]" office:value-type="string" office:string-value="399-4719-1-ND">
            <text:p>399-4719-1-ND</text:p>
          </table:table-cell>
          <table:table-cell table:formula="of:=[MAIN.F21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22]" office:value-type="float" office:value="2">
            <text:p>2</text:p>
          </table:table-cell>
          <table:table-cell table:formula="of:=CONCATENATE(&quot;m_&quot;;SUBSTITUTE([MAIN.D22];&quot;, &quot;;&quot;/&quot;))" office:value-type="string" office:string-value="m_R12/R23">
            <text:p>m_R12/R23</text:p>
          </table:table-cell>
          <table:table-cell table:formula="of:=[MAIN.E22]" office:value-type="string" office:string-value="541-100HCT-ND">
            <text:p>541-100HCT-ND</text:p>
          </table:table-cell>
          <table:table-cell table:formula="of:=[MAIN.F22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23]" office:value-type="float" office:value="22">
            <text:p>22</text:p>
          </table:table-cell>
          <table:table-cell table:formula="of:=CONCATENATE(&quot;m_&quot;;SUBSTITUTE([MAIN.D23];&quot;, &quot;;&quot;/&quot;))" office:value-type="string" office:string-value="m_C2/C4/C5/C9/C10/C11/C12/C13/C14/C15/C20/C21/C22/C23/C26/C27/C30/C33/C35/C36/C37/C39">
            <text:p>m_C2/C4/C5/C9/C10/C11/C12/C13/C14/C15/C20/C21/C22/C23/C26/C27/C30/C33/C35/C36/C37/C39</text:p>
          </table:table-cell>
          <table:table-cell table:formula="of:=[MAIN.E23]" office:value-type="string" office:string-value="399-5089-1-ND">
            <text:p>399-5089-1-ND</text:p>
          </table:table-cell>
          <table:table-cell table:formula="of:=[MAIN.F23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24]" office:value-type="float" office:value="1">
            <text:p>1</text:p>
          </table:table-cell>
          <table:table-cell table:formula="of:=CONCATENATE(&quot;m_&quot;;SUBSTITUTE([MAIN.D24];&quot;, &quot;;&quot;/&quot;))" office:value-type="string" office:string-value="m_C1">
            <text:p>m_C1</text:p>
          </table:table-cell>
          <table:table-cell table:formula="of:=[MAIN.E24]" office:value-type="string" office:string-value="478-1724-1-ND">
            <text:p>478-1724-1-ND</text:p>
          </table:table-cell>
          <table:table-cell table:formula="of:=[MAIN.F24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25]" office:value-type="float" office:value="1">
            <text:p>1</text:p>
          </table:table-cell>
          <table:table-cell table:formula="of:=CONCATENATE(&quot;m_&quot;;SUBSTITUTE([MAIN.D25];&quot;, &quot;;&quot;/&quot;))" office:value-type="string" office:string-value="m_R11">
            <text:p>m_R11</text:p>
          </table:table-cell>
          <table:table-cell table:formula="of:=[MAIN.E25]" office:value-type="string" office:string-value="541-120KHCT-ND">
            <text:p>541-120KHCT-ND</text:p>
          </table:table-cell>
          <table:table-cell table:formula="of:=[MAIN.F25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26]" office:value-type="float" office:value="3">
            <text:p>3</text:p>
          </table:table-cell>
          <table:table-cell table:formula="of:=CONCATENATE(&quot;m_&quot;;SUBSTITUTE([MAIN.D26];&quot;, &quot;;&quot;/&quot;))" office:value-type="string" office:string-value="m_R25/R30/R47">
            <text:p>m_R25/R30/R47</text:p>
          </table:table-cell>
          <table:table-cell table:formula="of:=[MAIN.E26]" office:value-type="string" office:string-value="P200KHCT-ND">
            <text:p>P200KHCT-ND</text:p>
          </table:table-cell>
          <table:table-cell table:formula="of:=[MAIN.F26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27]" office:value-type="float" office:value="1">
            <text:p>1</text:p>
          </table:table-cell>
          <table:table-cell table:formula="of:=CONCATENATE(&quot;m_&quot;;SUBSTITUTE([MAIN.D27];&quot;, &quot;;&quot;/&quot;))" office:value-type="string" office:string-value="m_C3">
            <text:p>m_C3</text:p>
          </table:table-cell>
          <table:table-cell table:formula="of:=[MAIN.E27]" office:value-type="string" office:string-value="478-3929-1-ND">
            <text:p>478-3929-1-ND</text:p>
          </table:table-cell>
          <table:table-cell table:formula="of:=[MAIN.F27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28]" office:value-type="float" office:value="1">
            <text:p>1</text:p>
          </table:table-cell>
          <table:table-cell table:formula="of:=CONCATENATE(&quot;m_&quot;;SUBSTITUTE([MAIN.D28];&quot;, &quot;;&quot;/&quot;))" office:value-type="string" office:string-value="m_R14">
            <text:p>m_R14</text:p>
          </table:table-cell>
          <table:table-cell table:formula="of:=[MAIN.E28]" office:value-type="string" office:string-value="541-348HCT-ND">
            <text:p>541-348HCT-ND</text:p>
          </table:table-cell>
          <table:table-cell table:formula="of:=[MAIN.F28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29]" office:value-type="float" office:value="1">
            <text:p>1</text:p>
          </table:table-cell>
          <table:table-cell table:formula="of:=CONCATENATE(&quot;m_&quot;;SUBSTITUTE([MAIN.D29];&quot;, &quot;;&quot;/&quot;))" office:value-type="string" office:string-value="m_R5">
            <text:p>m_R5</text:p>
          </table:table-cell>
          <table:table-cell table:formula="of:=[MAIN.E29]" office:value-type="string" office:string-value="541-390HCT-ND">
            <text:p>541-390HCT-ND</text:p>
          </table:table-cell>
          <table:table-cell table:formula="of:=[MAIN.F29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30]" office:value-type="float" office:value="1">
            <text:p>1</text:p>
          </table:table-cell>
          <table:table-cell table:formula="of:=CONCATENATE(&quot;m_&quot;;SUBSTITUTE([MAIN.D30];&quot;, &quot;;&quot;/&quot;))" office:value-type="string" office:string-value="m_R6">
            <text:p>m_R6</text:p>
          </table:table-cell>
          <table:table-cell table:formula="of:=[MAIN.E30]" office:value-type="string" office:string-value="541-12.0KHCT-ND">
            <text:p>541-12.0KHCT-ND</text:p>
          </table:table-cell>
          <table:table-cell table:formula="of:=[MAIN.F30]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formula="of:=[MAIN.A31]" office:value-type="float" office:value="1">
            <text:p>1</text:p>
          </table:table-cell>
          <table:table-cell table:formula="of:=CONCATENATE(&quot;m_&quot;;SUBSTITUTE([MAIN.D31];&quot;, &quot;;&quot;/&quot;))" office:value-type="string" office:string-value="m_IMU">
            <text:p>m_IMU</text:p>
          </table:table-cell>
          <table:table-cell table:formula="of:=[MAIN.E31]" office:value-type="string" office:string-value="WM1741-ND">
            <text:p>WM1741-ND</text:p>
          </table:table-cell>
          <table:table-cell table:formula="of:=[MAIN.F31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2]" office:value-type="float" office:value="5">
            <text:p>5</text:p>
          </table:table-cell>
          <table:table-cell table:formula="of:=CONCATENATE(&quot;m_&quot;;SUBSTITUTE([MAIN.D32];&quot;, &quot;;&quot;/&quot;))" office:value-type="string" office:string-value="m_MC2/MC3/MC_1/MC_4/PS">
            <text:p>m_MC2/MC3/MC_1/MC_4/PS</text:p>
          </table:table-cell>
          <table:table-cell table:formula="of:=[MAIN.E32]" office:value-type="string" office:string-value="WM7620CT-ND">
            <text:p>WM7620CT-ND</text:p>
          </table:table-cell>
          <table:table-cell table:formula="of:=[MAIN.F32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3]" office:value-type="float" office:value="1">
            <text:p>1</text:p>
          </table:table-cell>
          <table:table-cell table:formula="of:=CONCATENATE(&quot;m_&quot;;SUBSTITUTE([MAIN.D33];&quot;, &quot;;&quot;/&quot;))" office:value-type="string" office:string-value="m_RC">
            <text:p>m_RC</text:p>
          </table:table-cell>
          <table:table-cell table:formula="of:=[MAIN.E33]" office:value-type="string" office:string-value="WM7621CT-ND">
            <text:p>WM7621CT-ND</text:p>
          </table:table-cell>
          <table:table-cell table:formula="of:=[MAIN.F33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4]" office:value-type="float" office:value="1">
            <text:p>1</text:p>
          </table:table-cell>
          <table:table-cell table:formula="of:=CONCATENATE(&quot;m_&quot;;SUBSTITUTE([MAIN.D34];&quot;, &quot;;&quot;/&quot;))" office:value-type="string" office:string-value="m_UART_1">
            <text:p>m_UART_1</text:p>
          </table:table-cell>
          <table:table-cell table:formula="of:=[MAIN.E34]" office:value-type="string" office:string-value="WM7623CT-ND">
            <text:p>WM7623CT-ND</text:p>
          </table:table-cell>
          <table:table-cell table:formula="of:=[MAIN.F34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5]" office:value-type="float" office:value="1">
            <text:p>1</text:p>
          </table:table-cell>
          <table:table-cell table:formula="of:=CONCATENATE(&quot;m_&quot;;SUBSTITUTE([MAIN.D35];&quot;, &quot;;&quot;/&quot;))" office:value-type="string" office:string-value="m_UART_0">
            <text:p>m_UART_0</text:p>
          </table:table-cell>
          <table:table-cell table:formula="of:=[MAIN.E35]" office:value-type="string" office:string-value="WM7624CT-ND">
            <text:p>WM7624CT-ND</text:p>
          </table:table-cell>
          <table:table-cell table:formula="of:=[MAIN.F35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6]" office:value-type="float" office:value="1">
            <text:p>1</text:p>
          </table:table-cell>
          <table:table-cell table:formula="of:=CONCATENATE(&quot;m_&quot;;SUBSTITUTE([MAIN.D36];&quot;, &quot;;&quot;/&quot;))" office:value-type="string" office:string-value="m_CAM">
            <text:p>m_CAM</text:p>
          </table:table-cell>
          <table:table-cell table:formula="of:=[MAIN.E36]" office:value-type="string" office:string-value="WM7625CT-ND">
            <text:p>WM7625CT-ND</text:p>
          </table:table-cell>
          <table:table-cell table:formula="of:=[MAIN.F36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7]" office:value-type="float" office:value="2">
            <text:p>2</text:p>
          </table:table-cell>
          <table:table-cell table:formula="of:=CONCATENATE(&quot;m_&quot;;SUBSTITUTE([MAIN.D37];&quot;, &quot;;&quot;/&quot;))" office:value-type="string" office:string-value="m_GPS/SPI_0">
            <text:p>m_GPS/SPI_0</text:p>
          </table:table-cell>
          <table:table-cell table:formula="of:=[MAIN.E37]" office:value-type="string" office:string-value="WM7626CT-ND">
            <text:p>WM7626CT-ND</text:p>
          </table:table-cell>
          <table:table-cell table:formula="of:=[MAIN.F37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8]" office:value-type="float" office:value="1">
            <text:p>1</text:p>
          </table:table-cell>
          <table:table-cell table:formula="of:=CONCATENATE(&quot;m_&quot;;SUBSTITUTE([MAIN.D38];&quot;, &quot;;&quot;/&quot;))" office:value-type="string" office:string-value="m_U$5">
            <text:p>m_U$5</text:p>
          </table:table-cell>
          <table:table-cell table:formula="of:=[MAIN.E38]" office:value-type="string" office:string-value="AD8552ARUZ-ND">
            <text:p>AD8552ARUZ-ND</text:p>
          </table:table-cell>
          <table:table-cell table:formula="of:=[MAIN.F38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39]" office:value-type="float" office:value="1">
            <text:p>1</text:p>
          </table:table-cell>
          <table:table-cell table:formula="of:=CONCATENATE(&quot;m_&quot;;SUBSTITUTE([MAIN.D39];&quot;, &quot;;&quot;/&quot;))" office:value-type="string" office:string-value="m_U$4">
            <text:p>m_U$4</text:p>
          </table:table-cell>
          <table:table-cell table:formula="of:=[MAIN.E39]" office:value-type="string" office:string-value="CTX639CT-ND">
            <text:p>CTX639CT-ND</text:p>
          </table:table-cell>
          <table:table-cell table:formula="of:=[MAIN.F39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0]" office:value-type="float" office:value="1">
            <text:p>1</text:p>
          </table:table-cell>
          <table:table-cell table:formula="of:=CONCATENATE(&quot;m_&quot;;SUBSTITUTE([MAIN.D40];&quot;, &quot;;&quot;/&quot;))" office:value-type="string" office:string-value="m_Q1">
            <text:p>m_Q1</text:p>
          </table:table-cell>
          <table:table-cell table:formula="of:=[MAIN.E40]" office:value-type="string" office:string-value="DDTA143ZCA-FDICT-ND">
            <text:p>DDTA143ZCA-FDICT-ND</text:p>
          </table:table-cell>
          <table:table-cell table:formula="of:=[MAIN.F40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1]" office:value-type="float" office:value="1">
            <text:p>1</text:p>
          </table:table-cell>
          <table:table-cell table:formula="of:=CONCATENATE(&quot;m_&quot;;SUBSTITUTE([MAIN.D41];&quot;, &quot;;&quot;/&quot;))" office:value-type="string" office:string-value="m_REG6V5A">
            <text:p>m_REG6V5A</text:p>
          </table:table-cell>
          <table:table-cell table:formula="of:=[MAIN.E41]" office:value-type="string" office:string-value="LM317MDTXFSCT-ND">
            <text:p>LM317MDTXFSCT-ND</text:p>
          </table:table-cell>
          <table:table-cell table:formula="of:=[MAIN.F41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2]" office:value-type="float" office:value="1">
            <text:p>1</text:p>
          </table:table-cell>
          <table:table-cell table:formula="of:=CONCATENATE(&quot;m_&quot;;SUBSTITUTE([MAIN.D42];&quot;, &quot;;&quot;/&quot;))" office:value-type="string" office:string-value="m_REG3V3D">
            <text:p>m_REG3V3D</text:p>
          </table:table-cell>
          <table:table-cell table:formula="of:=[MAIN.E42]" office:value-type="string" office:string-value="LM3940IMP-3.3CT-ND">
            <text:p>LM3940IMP-3.3CT-ND</text:p>
          </table:table-cell>
          <table:table-cell table:formula="of:=[MAIN.F42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3]" office:value-type="float" office:value="1">
            <text:p>1</text:p>
          </table:table-cell>
          <table:table-cell table:formula="of:=CONCATENATE(&quot;m_&quot;;SUBSTITUTE([MAIN.D43];&quot;, &quot;;&quot;/&quot;))" office:value-type="string" office:string-value="m_U$10">
            <text:p>m_U$10</text:p>
          </table:table-cell>
          <table:table-cell table:formula="of:=[MAIN.E43]" office:value-type="string" office:string-value="LM4041CIM7-ADJCT-ND">
            <text:p>LM4041CIM7-ADJCT-ND</text:p>
          </table:table-cell>
          <table:table-cell table:formula="of:=[MAIN.F43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4]" office:value-type="float" office:value="1">
            <text:p>1</text:p>
          </table:table-cell>
          <table:table-cell table:formula="of:=CONCATENATE(&quot;m_&quot;;SUBSTITUTE([MAIN.D44];&quot;, &quot;;&quot;/&quot;))" office:value-type="string" office:string-value="m_REG5VA">
            <text:p>m_REG5VA</text:p>
          </table:table-cell>
          <table:table-cell table:formula="of:=[MAIN.E44]" office:value-type="string" office:string-value="LP2992AIM5-5.0CT-ND">
            <text:p>LP2992AIM5-5.0CT-ND</text:p>
          </table:table-cell>
          <table:table-cell table:formula="of:=[MAIN.F44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5]" office:value-type="float" office:value="1">
            <text:p>1</text:p>
          </table:table-cell>
          <table:table-cell table:formula="of:=CONCATENATE(&quot;m_&quot;;SUBSTITUTE([MAIN.D45];&quot;, &quot;;&quot;/&quot;))" office:value-type="string" office:string-value="m_U$1">
            <text:p>m_U$1</text:p>
          </table:table-cell>
          <table:table-cell table:formula="of:=[MAIN.E45]" office:value-type="string" office:string-value="568-1765-ND">
            <text:p>568-1765-ND</text:p>
          </table:table-cell>
          <table:table-cell table:formula="of:=[MAIN.F45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6]" office:value-type="float" office:value="1">
            <text:p>1</text:p>
          </table:table-cell>
          <table:table-cell table:formula="of:=CONCATENATE(&quot;m_&quot;;SUBSTITUTE([MAIN.D46];&quot;, &quot;;&quot;/&quot;))" office:value-type="string" office:string-value="m_U$9">
            <text:p>m_U$9</text:p>
          </table:table-cell>
          <table:table-cell table:formula="of:=[MAIN.E46]" office:value-type="string" office:string-value="LTC2485CDD#PBF-ND">
            <text:p>LTC2485CDD#PBF-ND</text:p>
          </table:table-cell>
          <table:table-cell table:formula="of:=[MAIN.F46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7]" office:value-type="float" office:value="1">
            <text:p>1</text:p>
          </table:table-cell>
          <table:table-cell table:formula="of:=CONCATENATE(&quot;m_&quot;;SUBSTITUTE([MAIN.D47];&quot;, &quot;;&quot;/&quot;))" office:value-type="string" office:string-value="m_X5">
            <text:p>m_X5</text:p>
          </table:table-cell>
          <table:table-cell table:formula="of:=[MAIN.E47]" office:value-type="string" office:string-value="H2959CT-ND">
            <text:p>H2959CT-ND</text:p>
          </table:table-cell>
          <table:table-cell table:formula="of:=[MAIN.F47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48]" office:value-type="float" office:value="1">
            <text:p>1</text:p>
          </table:table-cell>
          <table:table-cell table:formula="of:=CONCATENATE(&quot;m_&quot;;SUBSTITUTE([MAIN.D48];&quot;, &quot;;&quot;/&quot;))" office:value-type="string" office:string-value="m_U$2">
            <text:p>m_U$2</text:p>
          </table:table-cell>
          <table:table-cell table:formula="of:=[MAIN.E48]" office:value-type="string" office:string-value="From Freescale">
            <text:p>From Freescale</text:p>
          </table:table-cell>
          <table:table-cell table:formula="of:=[MAIN.F48]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formula="of:=[MAIN.A49]" office:value-type="float" office:value="2">
            <text:p>2</text:p>
          </table:table-cell>
          <table:table-cell table:formula="of:=CONCATENATE(&quot;m_&quot;;SUBSTITUTE([MAIN.D49];&quot;, &quot;;&quot;/&quot;))" office:value-type="string" office:string-value="m_LT_I2C/U$11">
            <text:p>m_LT_I2C/U$11</text:p>
          </table:table-cell>
          <table:table-cell table:formula="of:=[MAIN.E49]" office:value-type="string" office:string-value="568-4214-1-ND">
            <text:p>568-4214-1-ND</text:p>
          </table:table-cell>
          <table:table-cell table:formula="of:=[MAIN.F49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50]" office:value-type="float" office:value="1">
            <text:p>1</text:p>
          </table:table-cell>
          <table:table-cell table:formula="of:=CONCATENATE(&quot;m_&quot;;SUBSTITUTE([MAIN.D50];&quot;, &quot;;&quot;/&quot;))" office:value-type="string" office:string-value="m_REG5VD">
            <text:p>m_REG5VD</text:p>
          </table:table-cell>
          <table:table-cell table:formula="of:=[MAIN.E50]" office:value-type="string" office:string-value="296-20432-ND">
            <text:p>296-20432-ND</text:p>
          </table:table-cell>
          <table:table-cell table:formula="of:=[MAIN.F50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51]" office:value-type="float" office:value="1">
            <text:p>1</text:p>
          </table:table-cell>
          <table:table-cell table:formula="of:=CONCATENATE(&quot;m_&quot;;SUBSTITUTE([MAIN.D51];&quot;, &quot;;&quot;/&quot;))" office:value-type="string" office:string-value="m_R40">
            <text:p>m_R40</text:p>
          </table:table-cell>
          <table:table-cell table:formula="of:=[MAIN.E51]" office:value-type="string" office:string-value="???">
            <text:p>???</text:p>
          </table:table-cell>
          <table:table-cell table:formula="of:=[MAIN.F51]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formula="of:=[MAIN.A52]" office:value-type="float" office:value="1">
            <text:p>1</text:p>
          </table:table-cell>
          <table:table-cell table:formula="of:=CONCATENATE(&quot;m_&quot;;SUBSTITUTE([MAIN.D52];&quot;, &quot;;&quot;/&quot;))" office:value-type="string" office:string-value="m_R39">
            <text:p>m_R39</text:p>
          </table:table-cell>
          <table:table-cell table:formula="of:=[MAIN.E52]" office:value-type="string" office:string-value="???">
            <text:p>???</text:p>
          </table:table-cell>
          <table:table-cell table:formula="of:=[MAIN.F52]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formula="of:=[MAIN.A53]" office:value-type="float" office:value="4">
            <text:p>4</text:p>
          </table:table-cell>
          <table:table-cell table:formula="of:=CONCATENATE(&quot;m_&quot;;SUBSTITUTE([MAIN.D53];&quot;, &quot;;&quot;/&quot;))" office:value-type="string" office:string-value="m_LED1,LED2,LED3,LED4">
            <text:p>m_LED1,LED2,LED3,LED4</text:p>
          </table:table-cell>
          <table:table-cell table:formula="of:=[MAIN.E53]" office:value-type="string" office:string-value="P11505CT-ND">
            <text:p>P11505CT-ND</text:p>
          </table:table-cell>
          <table:table-cell table:formula="of:=[MAIN.F53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54]" office:value-type="float" office:value="1">
            <text:p>1</text:p>
          </table:table-cell>
          <table:table-cell table:formula="of:=CONCATENATE(&quot;m_&quot;;SUBSTITUTE([MAIN.D54];&quot;, &quot;;&quot;/&quot;))" office:value-type="string" office:string-value="m_R38">
            <text:p>m_R38</text:p>
          </table:table-cell>
          <table:table-cell table:formula="of:=[MAIN.E54]" office:value-type="string" office:string-value="???">
            <text:p>???</text:p>
          </table:table-cell>
          <table:table-cell table:formula="of:=[MAIN.F54]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formula="of:=[MAIN.A55]" office:value-type="float" office:value="4">
            <text:p>4</text:p>
          </table:table-cell>
          <table:table-cell table:formula="of:=CONCATENATE(&quot;m_&quot;;SUBSTITUTE([MAIN.D55];&quot;, &quot;;&quot;/&quot;))" office:value-type="string" office:string-value="m_BAT_IN/BAT_IN1/GND_IN/GND_IN1">
            <text:p>m_BAT_IN/BAT_IN1/GND_IN/GND_IN1</text:p>
          </table:table-cell>
          <table:table-cell table:formula="of:=[MAIN.E55]" office:value-type="string" office:string-value="N/A">
            <text:p>N/A</text:p>
          </table:table-cell>
          <table:table-cell table:formula="of:=[MAIN.F55]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formula="of:=[MAIN.A56]" office:value-type="float" office:value="3">
            <text:p>3</text:p>
          </table:table-cell>
          <table:table-cell table:formula="of:=CONCATENATE(&quot;m_&quot;;SUBSTITUTE([MAIN.D56];&quot;, &quot;;&quot;/&quot;))" office:value-type="string" office:string-value="m_U$6/U$7/U$14">
            <text:p>m_U$6/U$7/U$14</text:p>
          </table:table-cell>
          <table:table-cell table:formula="of:=[MAIN.E56]" office:value-type="string" office:string-value="SW1020CT-ND">
            <text:p>SW1020CT-ND</text:p>
          </table:table-cell>
          <table:table-cell table:formula="of:=[MAIN.F56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57]" office:value-type="float" office:value="1">
            <text:p>1</text:p>
          </table:table-cell>
          <table:table-cell table:formula="of:=CONCATENATE(&quot;m_&quot;;SUBSTITUTE([MAIN.D57];&quot;, &quot;;&quot;/&quot;))" office:value-type="string" office:string-value="m_U$3">
            <text:p>m_U$3</text:p>
          </table:table-cell>
          <table:table-cell table:formula="of:=[MAIN.E57]" office:value-type="string" office:string-value="SW1023CT-ND">
            <text:p>SW1023CT-ND</text:p>
          </table:table-cell>
          <table:table-cell table:formula="of:=[MAIN.F57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58]" office:value-type="float" office:value="2">
            <text:p>2</text:p>
          </table:table-cell>
          <table:table-cell table:formula="of:=CONCATENATE(&quot;m_&quot;;SUBSTITUTE([MAIN.D58];&quot;, &quot;;&quot;/&quot;))" office:value-type="string" office:string-value="m_U$12/U$13">
            <text:p>m_U$12/U$13</text:p>
          </table:table-cell>
          <table:table-cell table:formula="of:=[MAIN.E58]" office:value-type="string" office:string-value="296-21265-1-ND">
            <text:p>296-21265-1-ND</text:p>
          </table:table-cell>
          <table:table-cell table:formula="of:=[MAIN.F58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59]" office:value-type="float" office:value="1">
            <text:p>1</text:p>
          </table:table-cell>
          <table:table-cell table:formula="of:=CONCATENATE(&quot;m_&quot;;SUBSTITUTE([MAIN.D59];&quot;, &quot;;&quot;/&quot;))" office:value-type="string" office:string-value="m_U$8">
            <text:p>m_U$8</text:p>
          </table:table-cell>
          <table:table-cell table:formula="of:=[MAIN.E59]" office:value-type="string" office:string-value="296-21931-1-ND">
            <text:p>296-21931-1-ND</text:p>
          </table:table-cell>
          <table:table-cell table:formula="of:=[MAIN.F59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formula="of:=[MAIN.A60]" office:value-type="float" office:value="1">
            <text:p>1</text:p>
          </table:table-cell>
          <table:table-cell table:formula="of:=CONCATENATE(&quot;m_&quot;;SUBSTITUTE([MAIN.D60];&quot;, &quot;;&quot;/&quot;))" office:value-type="string" office:string-value="m_IC1">
            <text:p>m_IC1</text:p>
          </table:table-cell>
          <table:table-cell table:formula="of:=[MAIN.E60]" office:value-type="string" office:string-value="24AA256-I/ST-ND">
            <text:p>24AA256-I/ST-ND</text:p>
          </table:table-cell>
          <table:table-cell table:formula="of:=[MAIN.F60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4" table:formula="of:=[IMU.A2]" office:value-type="float" office:value="6">
            <text:p>6</text:p>
          </table:table-cell>
          <table:table-cell table:style-name="ce14" table:formula="of:=CONCATENATE(&quot;i_&quot;;SUBSTITUTE([IMU.D2];&quot;, &quot;;&quot;/&quot;))" office:value-type="string" office:string-value="i_R8/R9/R10/R15/xz_R1/yz_R5">
            <text:p>i_R8/R9/R10/R15/xz_R1/yz_R5</text:p>
          </table:table-cell>
          <table:table-cell table:style-name="ce14" table:formula="of:=[IMU.E2]" office:value-type="string" office:string-value="541-0.0GCT-ND">
            <text:p>541-0.0GCT-ND</text:p>
          </table:table-cell>
          <table:table-cell table:style-name="ce14" table:formula="of:=[IMU.F2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3]" office:value-type="float" office:value="2">
            <text:p>2</text:p>
          </table:table-cell>
          <table:table-cell table:style-name="ce14" table:formula="of:=CONCATENATE(&quot;i_&quot;;SUBSTITUTE([IMU.D3];&quot;, &quot;;&quot;/&quot;))" office:value-type="string" office:string-value="i_C22/C24">
            <text:p>i_C22/C24</text:p>
          </table:table-cell>
          <table:table-cell table:style-name="ce14" table:formula="of:=[IMU.E3]" office:value-type="string" office:string-value="490-4520-1-ND">
            <text:p>490-4520-1-ND</text:p>
          </table:table-cell>
          <table:table-cell table:style-name="ce14" table:formula="of:=[IMU.F3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4]" office:value-type="float" office:value="3">
            <text:p>3</text:p>
          </table:table-cell>
          <table:table-cell table:style-name="ce14" table:formula="of:=CONCATENATE(&quot;i_&quot;;SUBSTITUTE([IMU.D4];&quot;, &quot;;&quot;/&quot;))" office:value-type="string" office:string-value="i_C25/C26/C21">
            <text:p>i_C25/C26/C21</text:p>
          </table:table-cell>
          <table:table-cell table:style-name="ce14" table:formula="of:=[IMU.E4]" office:value-type="string" office:string-value="587-1442-1-ND">
            <text:p>587-1442-1-ND</text:p>
          </table:table-cell>
          <table:table-cell table:style-name="ce14" table:formula="of:=[IMU.F4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5]" office:value-type="float" office:value="1">
            <text:p>1</text:p>
          </table:table-cell>
          <table:table-cell table:style-name="ce14" table:formula="of:=CONCATENATE(&quot;i_&quot;;SUBSTITUTE([IMU.D5];&quot;, &quot;;&quot;/&quot;))" office:value-type="string" office:string-value="i_R16">
            <text:p>i_R16</text:p>
          </table:table-cell>
          <table:table-cell table:style-name="ce14" table:formula="of:=[IMU.E5]" office:value-type="string" office:string-value="541-4.70KHCT-ND">
            <text:p>541-4.70KHCT-ND</text:p>
          </table:table-cell>
          <table:table-cell table:style-name="ce14" table:formula="of:=[IMU.F5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6]" office:value-type="float" office:value="3">
            <text:p>3</text:p>
          </table:table-cell>
          <table:table-cell table:style-name="ce14" table:formula="of:=CONCATENATE(&quot;i_&quot;;SUBSTITUTE([IMU.D6];&quot;, &quot;;&quot;/&quot;))" office:value-type="string" office:string-value="i_R3/R5/R11">
            <text:p>i_R3/R5/R11</text:p>
          </table:table-cell>
          <table:table-cell table:style-name="ce14" table:formula="of:=[IMU.E6]" office:value-type="string" office:string-value="541-10.0KHCT-ND">
            <text:p>541-10.0KHCT-ND</text:p>
          </table:table-cell>
          <table:table-cell table:style-name="ce14" table:formula="of:=[IMU.F6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7]" office:value-type="float" office:value="2">
            <text:p>2</text:p>
          </table:table-cell>
          <table:table-cell table:style-name="ce14" table:formula="of:=CONCATENATE(&quot;i_&quot;;SUBSTITUTE([IMU.D7];&quot;, &quot;;&quot;/&quot;))" office:value-type="string" office:string-value="i_C4/C15">
            <text:p>i_C4/C15</text:p>
          </table:table-cell>
          <table:table-cell table:style-name="ce14" table:formula="of:=[IMU.E7]" office:value-type="string" office:string-value="PCC1750CT-ND">
            <text:p>PCC1750CT-ND</text:p>
          </table:table-cell>
          <table:table-cell table:style-name="ce14" table:formula="of:=[IMU.F7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8]" office:value-type="float" office:value="2">
            <text:p>2</text:p>
          </table:table-cell>
          <table:table-cell table:style-name="ce14" table:formula="of:=CONCATENATE(&quot;i_&quot;;SUBSTITUTE([IMU.D8];&quot;, &quot;;&quot;/&quot;))" office:value-type="string" office:string-value="i_C1/C16">
            <text:p>i_C1/C16</text:p>
          </table:table-cell>
          <table:table-cell table:style-name="ce14" table:formula="of:=[IMU.E8]" office:value-type="string" office:string-value="587-1442-1-ND">
            <text:p>587-1442-1-ND</text:p>
          </table:table-cell>
          <table:table-cell table:style-name="ce14" table:formula="of:=[IMU.F8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9]" office:value-type="float" office:value="4">
            <text:p>4</text:p>
          </table:table-cell>
          <table:table-cell table:style-name="ce14" table:formula="of:=CONCATENATE(&quot;i_&quot;;SUBSTITUTE([IMU.D9];&quot;, &quot;;&quot;/&quot;))" office:value-type="string" office:string-value="i_R6/R7/yz_R1/yz_R4">
            <text:p>i_R6/R7/yz_R1/yz_R4</text:p>
          </table:table-cell>
          <table:table-cell table:style-name="ce14" table:formula="of:=[IMU.E9]" office:value-type="string" office:string-value="541-12.0KHCT-ND">
            <text:p>541-12.0KHCT-ND</text:p>
          </table:table-cell>
          <table:table-cell table:style-name="ce14" table:formula="of:=[IMU.F9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0]" office:value-type="float" office:value="9">
            <text:p>9</text:p>
          </table:table-cell>
          <table:table-cell table:style-name="ce14" table:formula="of:=CONCATENATE(&quot;i_&quot;;SUBSTITUTE([IMU.D10];&quot;, &quot;;&quot;/&quot;))" office:value-type="string" office:string-value="i_C5/C8/C13/xz_C15/xz_C16/xz_C21/yz_C15/yz_C16/yz_C21">
            <text:p>i_C5/C8/C13/xz_C15/xz_C16/xz_C21/yz_C15/yz_C16/yz_C21</text:p>
          </table:table-cell>
          <table:table-cell table:style-name="ce14" table:formula="of:=[IMU.E10]" office:value-type="string" office:string-value="478-3722-1-ND">
            <text:p>478-3722-1-ND</text:p>
          </table:table-cell>
          <table:table-cell table:style-name="ce14" table:formula="of:=[IMU.F10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1]" office:value-type="float" office:value="1">
            <text:p>1</text:p>
          </table:table-cell>
          <table:table-cell table:style-name="ce14" table:formula="of:=CONCATENATE(&quot;i_&quot;;SUBSTITUTE([IMU.D11];&quot;, &quot;;&quot;/&quot;))" office:value-type="string" office:string-value="i_R4">
            <text:p>i_R4</text:p>
          </table:table-cell>
          <table:table-cell table:style-name="ce14" table:formula="of:=[IMU.E11]" office:value-type="string" office:string-value="541-39.0KHCT-ND">
            <text:p>541-39.0KHCT-ND</text:p>
          </table:table-cell>
          <table:table-cell table:style-name="ce14" table:formula="of:=[IMU.F11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2]" office:value-type="float" office:value="2">
            <text:p>2</text:p>
          </table:table-cell>
          <table:table-cell table:style-name="ce14" table:formula="of:=CONCATENATE(&quot;i_&quot;;SUBSTITUTE([IMU.D12];&quot;, &quot;;&quot;/&quot;))" office:value-type="string" office:string-value="i_R1/R2">
            <text:p>i_R1/R2</text:p>
          </table:table-cell>
          <table:table-cell table:style-name="ce14" table:formula="of:=[IMU.E12]" office:value-type="string" office:string-value="541-43.0HCT-ND">
            <text:p>541-43.0HCT-ND</text:p>
          </table:table-cell>
          <table:table-cell table:style-name="ce14" table:formula="of:=[IMU.F12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3]" office:value-type="float" office:value="3">
            <text:p>3</text:p>
          </table:table-cell>
          <table:table-cell table:style-name="ce14" table:formula="of:=CONCATENATE(&quot;i_&quot;;SUBSTITUTE([IMU.D13];&quot;, &quot;;&quot;/&quot;))" office:value-type="string" office:string-value="i_C12/xz_C20/yz_C20">
            <text:p>i_C12/xz_C20/yz_C20</text:p>
          </table:table-cell>
          <table:table-cell table:style-name="ce14" table:formula="of:=[IMU.E13]" office:value-type="string" office:string-value="478-3716-1-ND">
            <text:p>478-3716-1-ND</text:p>
          </table:table-cell>
          <table:table-cell table:style-name="ce14" table:formula="of:=[IMU.F13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4]" office:value-type="float" office:value="25">
            <text:p>25</text:p>
          </table:table-cell>
          <table:table-cell table:style-name="ce14" table:formula="of:=CONCATENATE(&quot;i_&quot;;SUBSTITUTE([IMU.D14];&quot;, &quot;;&quot;/&quot;))" office:value-type="string" office:string-value="i_C2/C3/C6/C7/C9/C10/C11/C14/C17/C18/C19/C20/C23/C33/C34/C27/xz_C17/xz_C18/xz_C19/yz_C17,yz_ C18,yz_ C19/yz_C23/yz_C33/yz_C34">
            <text:p>i_C2/C3/C6/C7/C9/C10/C11/C14/C17/C18/C19/C20/C23/C33/C34/C27/xz_C17/xz_C18/xz_C19/yz_C17,yz_ C18,yz_ C19/yz_C23/yz_C33/yz_C34</text:p>
          </table:table-cell>
          <table:table-cell table:style-name="ce14" table:formula="of:=[IMU.E14]" office:value-type="string" office:string-value="399-5089-1-ND">
            <text:p>399-5089-1-ND</text:p>
          </table:table-cell>
          <table:table-cell table:style-name="ce14" table:formula="of:=[IMU.F14]" office:value-type="float" office:value="10">
            <text:p>10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5]" office:value-type="float" office:value="1">
            <text:p>1</text:p>
          </table:table-cell>
          <table:table-cell table:style-name="ce14" table:formula="of:=CONCATENATE(&quot;i_&quot;;SUBSTITUTE([IMU.D15];&quot;, &quot;;&quot;/&quot;))" office:value-type="string" office:string-value="i_X1">
            <text:p>i_X1</text:p>
          </table:table-cell>
          <table:table-cell table:style-name="ce14" table:formula="of:=[IMU.E15]" office:value-type="string" office:string-value="WM7630CT-ND">
            <text:p>WM7630CT-ND</text:p>
          </table:table-cell>
          <table:table-cell table:style-name="ce14" table:formula="of:=[IMU.F15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6]" office:value-type="float" office:value="1">
            <text:p>1</text:p>
          </table:table-cell>
          <table:table-cell table:style-name="ce14" table:formula="of:=CONCATENATE(&quot;i_&quot;;SUBSTITUTE([IMU.D16];&quot;, &quot;;&quot;/&quot;))" office:value-type="string" office:string-value="i_X2">
            <text:p>i_X2</text:p>
          </table:table-cell>
          <table:table-cell table:style-name="ce14" table:formula="of:=[IMU.E16]" office:value-type="string" office:string-value="WM1741-ND">
            <text:p>WM1741-ND</text:p>
          </table:table-cell>
          <table:table-cell table:style-name="ce14" table:formula="of:=[IMU.F16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7]" office:value-type="float" office:value="2">
            <text:p>2</text:p>
          </table:table-cell>
          <table:table-cell table:style-name="ce14" table:formula="of:=CONCATENATE(&quot;i_&quot;;SUBSTITUTE([IMU.D17];&quot;, &quot;;&quot;/&quot;))" office:value-type="string" office:string-value="i_U$2/yz_U$2">
            <text:p>i_U$2/yz_U$2</text:p>
          </table:table-cell>
          <table:table-cell table:style-name="ce14" table:formula="of:=[IMU.E17]" office:value-type="string" office:string-value="ADXL320JCP-ND">
            <text:p>ADXL320JCP-ND</text:p>
          </table:table-cell>
          <table:table-cell table:style-name="ce14" table:formula="of:=[IMU.F17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8]" office:value-type="float" office:value="3">
            <text:p>3</text:p>
          </table:table-cell>
          <table:table-cell table:style-name="ce14" table:formula="of:=CONCATENATE(&quot;i_&quot;;SUBSTITUTE([IMU.D18];&quot;, &quot;;&quot;/&quot;))" office:value-type="string" office:string-value="i_GYRO_Z/GYRO_X/GYRO_Y">
            <text:p>i_GYRO_Z/GYRO_X/GYRO_Y</text:p>
          </table:table-cell>
          <table:table-cell table:style-name="ce14" table:formula="of:=[IMU.E18]" office:value-type="string" office:string-value="ADXRS610BBGZ-RLCT-ND">
            <text:p>ADXRS610BBGZ-RLCT-ND</text:p>
          </table:table-cell>
          <table:table-cell table:style-name="ce14" table:formula="of:=[IMU.F18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19]" office:value-type="float" office:value="1">
            <text:p>1</text:p>
          </table:table-cell>
          <table:table-cell table:style-name="ce14" table:formula="of:=CONCATENATE(&quot;i_&quot;;SUBSTITUTE([IMU.D19];&quot;, &quot;;&quot;/&quot;))" office:value-type="string" office:string-value="i_XZ_BOARD">
            <text:p>i_XZ_BOARD</text:p>
          </table:table-cell>
          <table:table-cell table:style-name="ce14" table:formula="of:=[IMU.E19]" office:value-type="string" office:string-value="N/A">
            <text:p>N/A</text:p>
          </table:table-cell>
          <table:table-cell table:style-name="ce14" table:formula="of:=[IMU.F19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0]" office:value-type="float" office:value="1">
            <text:p>1</text:p>
          </table:table-cell>
          <table:table-cell table:style-name="ce14" table:formula="of:=CONCATENATE(&quot;i_&quot;;SUBSTITUTE([IMU.D20];&quot;, &quot;;&quot;/&quot;))" office:value-type="string" office:string-value="i_YZ_BOARD">
            <text:p>i_YZ_BOARD</text:p>
          </table:table-cell>
          <table:table-cell table:style-name="ce14" table:formula="of:=[IMU.E20]" office:value-type="string" office:string-value="N/A">
            <text:p>N/A</text:p>
          </table:table-cell>
          <table:table-cell table:style-name="ce14" table:formula="of:=[IMU.F20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1]" office:value-type="float" office:value="1">
            <text:p>1</text:p>
          </table:table-cell>
          <table:table-cell table:style-name="ce14" table:formula="of:=CONCATENATE(&quot;i_&quot;;SUBSTITUTE([IMU.D21];&quot;, &quot;;&quot;/&quot;))" office:value-type="string" office:string-value="i_U$3">
            <text:p>i_U$3</text:p>
          </table:table-cell>
          <table:table-cell table:style-name="ce14" table:formula="of:=[IMU.E21]" office:value-type="string" office:string-value="LM3480IM3-3.3CT-ND">
            <text:p>LM3480IM3-3.3CT-ND</text:p>
          </table:table-cell>
          <table:table-cell table:style-name="ce14" table:formula="of:=[IMU.F21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2]" office:value-type="float" office:value="1">
            <text:p>1</text:p>
          </table:table-cell>
          <table:table-cell table:style-name="ce14" table:formula="of:=CONCATENATE(&quot;i_&quot;;SUBSTITUTE([IMU.D22];&quot;, &quot;;&quot;/&quot;))" office:value-type="string" office:string-value="i_U$1">
            <text:p>i_U$1</text:p>
          </table:table-cell>
          <table:table-cell table:style-name="ce14" table:formula="of:=[IMU.E22]" office:value-type="string" office:string-value="LM4132EMF-4.1CT-ND">
            <text:p>LM4132EMF-4.1CT-ND</text:p>
          </table:table-cell>
          <table:table-cell table:style-name="ce14" table:formula="of:=[IMU.F22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3]" office:value-type="float" office:value="2">
            <text:p>2</text:p>
          </table:table-cell>
          <table:table-cell table:style-name="ce14" table:formula="of:=CONCATENATE(&quot;i_&quot;;SUBSTITUTE([IMU.D23];&quot;, &quot;;&quot;/&quot;))" office:value-type="string" office:string-value="i_IC1/IC3">
            <text:p>i_IC1/IC3</text:p>
          </table:table-cell>
          <table:table-cell table:style-name="ce14" table:formula="of:=[IMU.E23]" office:value-type="string" office:string-value="LP2992AIM5-5.0CT-ND">
            <text:p>LP2992AIM5-5.0CT-ND</text:p>
          </table:table-cell>
          <table:table-cell table:style-name="ce14" table:formula="of:=[IMU.F23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4]" office:value-type="float" office:value="1">
            <text:p>1</text:p>
          </table:table-cell>
          <table:table-cell table:style-name="ce14" table:formula="of:=CONCATENATE(&quot;i_&quot;;SUBSTITUTE([IMU.D24];&quot;, &quot;;&quot;/&quot;))" office:value-type="string" office:string-value="i_ADC1">
            <text:p>i_ADC1</text:p>
          </table:table-cell>
          <table:table-cell table:style-name="ce14" table:formula="of:=[IMU.E24]" office:value-type="string" office:string-value="From Maxim">
            <text:p>From Maxim</text:p>
          </table:table-cell>
          <table:table-cell table:style-name="ce14" table:formula="of:=[IMU.F24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5]" office:value-type="float" office:value="1">
            <text:p>1</text:p>
          </table:table-cell>
          <table:table-cell table:style-name="ce14" table:formula="of:=CONCATENATE(&quot;i_&quot;;SUBSTITUTE([IMU.D25];&quot;, &quot;;&quot;/&quot;))" office:value-type="string" office:string-value="i_MAG">
            <text:p>i_MAG</text:p>
          </table:table-cell>
          <table:table-cell table:style-name="ce14" table:formula="of:=[IMU.E25]" office:value-type="string" office:string-value="From PNI">
            <text:p>From PNI</text:p>
          </table:table-cell>
          <table:table-cell table:style-name="ce14" table:formula="of:=[IMU.F25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6]" office:value-type="float" office:value="1">
            <text:p>1</text:p>
          </table:table-cell>
          <table:table-cell table:style-name="ce14" table:formula="of:=CONCATENATE(&quot;i_&quot;;SUBSTITUTE([IMU.D26];&quot;, &quot;;&quot;/&quot;))" office:value-type="string" office:string-value="i_SEN_XY">
            <text:p>i_SEN_XY</text:p>
          </table:table-cell>
          <table:table-cell table:style-name="ce14" table:formula="of:=[IMU.E26]" office:value-type="string" office:string-value="From PNI">
            <text:p>From PNI</text:p>
          </table:table-cell>
          <table:table-cell table:style-name="ce14" table:formula="of:=[IMU.F26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4" table:formula="of:=[IMU.A27]" office:value-type="float" office:value="1">
            <text:p>1</text:p>
          </table:table-cell>
          <table:table-cell table:style-name="ce14" table:formula="of:=CONCATENATE(&quot;i_&quot;;SUBSTITUTE([IMU.D27];&quot;, &quot;;&quot;/&quot;))" office:value-type="string" office:string-value="i_EEPROM">
            <text:p>i_EEPROM</text:p>
          </table:table-cell>
          <table:table-cell table:style-name="ce14" table:formula="of:=[IMU.E27]" office:value-type="string" office:string-value="25LC040A-I/ST-ND">
            <text:p>25LC040A-I/ST-ND</text:p>
          </table:table-cell>
          <table:table-cell table:style-name="ce14" table:formula="of:=[IMU.F27]" office:value-type="float" office:value="1">
            <text:p>1</text:p>
          </table:table-cell>
          <table:table-cell table:style-name="ce14" table:number-columns-repeated="253"/>
        </table:table-row>
        <table:table-row table:style-name="ro1">
          <table:table-cell table:style-name="ce15" table:formula="of:=[GPS.A2]" office:value-type="float" office:value="3">
            <text:p>3</text:p>
          </table:table-cell>
          <table:table-cell table:style-name="ce15" table:formula="of:=CONCATENATE(&quot;g_&quot;;SUBSTITUTE([GPS.D2];&quot;, &quot;;&quot;/&quot;))" office:value-type="string" office:string-value="g_R1/R2/R3">
            <text:p>g_R1/R2/R3</text:p>
          </table:table-cell>
          <table:table-cell table:style-name="ce15" table:formula="of:=[GPS.E2]" office:value-type="string" office:string-value="541-150HCT-ND">
            <text:p>541-150HCT-ND</text:p>
          </table:table-cell>
          <table:table-cell table:style-name="ce15" table:formula="of:=[GPS.F2]" office:value-type="float" office:value="10">
            <text:p>10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3]" office:value-type="float" office:value="2">
            <text:p>2</text:p>
          </table:table-cell>
          <table:table-cell table:style-name="ce15" table:formula="of:=CONCATENATE(&quot;g_&quot;;SUBSTITUTE([GPS.D3];&quot;, &quot;;&quot;/&quot;))" office:value-type="string" office:string-value="g_R4/R5">
            <text:p>g_R4/R5</text:p>
          </table:table-cell>
          <table:table-cell table:style-name="ce15" table:formula="of:=[GPS.E3]" office:value-type="string" office:string-value="541-0.0GCT-ND">
            <text:p>541-0.0GCT-ND</text:p>
          </table:table-cell>
          <table:table-cell table:style-name="ce15" table:formula="of:=[GPS.F3]" office:value-type="float" office:value="10">
            <text:p>10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4]" office:value-type="float" office:value="2">
            <text:p>2</text:p>
          </table:table-cell>
          <table:table-cell table:style-name="ce15" table:formula="of:=CONCATENATE(&quot;g_&quot;;SUBSTITUTE([GPS.D4];&quot;, &quot;;&quot;/&quot;))" office:value-type="string" office:string-value="g_C1/C3">
            <text:p>g_C1/C3</text:p>
          </table:table-cell>
          <table:table-cell table:style-name="ce15" table:formula="of:=[GPS.E4]" office:value-type="string" office:string-value="495-2242-1-ND">
            <text:p>495-2242-1-ND</text:p>
          </table:table-cell>
          <table:table-cell table:style-name="ce15" table:formula="of:=[GPS.F4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5]" office:value-type="float" office:value="2">
            <text:p>2</text:p>
          </table:table-cell>
          <table:table-cell table:style-name="ce15" table:formula="of:=CONCATENATE(&quot;g_&quot;;SUBSTITUTE([GPS.D5];&quot;, &quot;;&quot;/&quot;))" office:value-type="string" office:string-value="g_C2/C4/C6">
            <text:p>g_C2/C4/C6</text:p>
          </table:table-cell>
          <table:table-cell table:style-name="ce15" table:formula="of:=[GPS.E5]" office:value-type="string" office:string-value="399-5089-1-ND">
            <text:p>399-5089-1-ND</text:p>
          </table:table-cell>
          <table:table-cell table:style-name="ce15" table:formula="of:=[GPS.F5]" office:value-type="float" office:value="10">
            <text:p>10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6]" office:value-type="float" office:value="1">
            <text:p>1</text:p>
          </table:table-cell>
          <table:table-cell table:style-name="ce15" table:formula="of:=CONCATENATE(&quot;g_&quot;;SUBSTITUTE([GPS.D6];&quot;, &quot;;&quot;/&quot;))" office:value-type="string" office:string-value="g_C5">
            <text:p>g_C5</text:p>
          </table:table-cell>
          <table:table-cell table:style-name="ce15" table:formula="of:=[GPS.E6]" office:value-type="string" office:string-value="311-1078-1-ND">
            <text:p>311-1078-1-ND</text:p>
          </table:table-cell>
          <table:table-cell table:style-name="ce15" table:formula="of:=[GPS.F6]" office:value-type="float" office:value="10">
            <text:p>10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7]" office:value-type="float" office:value="1">
            <text:p>1</text:p>
          </table:table-cell>
          <table:table-cell table:style-name="ce15" table:formula="of:=CONCATENATE(&quot;g_&quot;;SUBSTITUTE([GPS.D7];&quot;, &quot;;&quot;/&quot;))" office:value-type="string" office:string-value="g_X1">
            <text:p>g_X1</text:p>
          </table:table-cell>
          <table:table-cell table:style-name="ce15" table:formula="of:=[GPS.E7]" office:value-type="string" office:string-value="WM1737-ND">
            <text:p>WM1737-ND</text:p>
          </table:table-cell>
          <table:table-cell table:style-name="ce15" table:formula="of:=[GPS.F7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8]" office:value-type="float" office:value="1">
            <text:p>1</text:p>
          </table:table-cell>
          <table:table-cell table:style-name="ce15" table:formula="of:=CONCATENATE(&quot;g_&quot;;SUBSTITUTE([GPS.D8];&quot;, &quot;;&quot;/&quot;))" office:value-type="string" office:string-value="g_D1">
            <text:p>g_D1</text:p>
          </table:table-cell>
          <table:table-cell table:style-name="ce15" table:formula="of:=[GPS.E8]" office:value-type="string" office:string-value="568-3412-1-ND ">
            <text:p>568-3412-1-ND </text:p>
          </table:table-cell>
          <table:table-cell table:style-name="ce15" table:formula="of:=[GPS.F8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9]" office:value-type="float" office:value="1">
            <text:p>1</text:p>
          </table:table-cell>
          <table:table-cell table:style-name="ce15" table:formula="of:=CONCATENATE(&quot;g_&quot;;SUBSTITUTE([GPS.D9];&quot;, &quot;;&quot;/&quot;))" office:value-type="string" office:string-value="g_~NUDEV~1">
            <text:p>g_~NUDEV~1</text:p>
          </table:table-cell>
          <table:table-cell table:style-name="ce15" table:formula="of:=[GPS.E9]" office:value-type="string" office:string-value="N/A">
            <text:p>N/A</text:p>
          </table:table-cell>
          <table:table-cell table:style-name="ce15" table:formula="of:=[GPS.F9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10]" office:value-type="float" office:value="1">
            <text:p>1</text:p>
          </table:table-cell>
          <table:table-cell table:style-name="ce15" table:formula="of:=CONCATENATE(&quot;g_&quot;;SUBSTITUTE([GPS.D10];&quot;, &quot;;&quot;/&quot;))" office:value-type="string" office:string-value="g_ANT">
            <text:p>g_ANT</text:p>
          </table:table-cell>
          <table:table-cell table:style-name="ce15" table:formula="of:=[GPS.E10]" office:value-type="string" office:string-value="N/A">
            <text:p>N/A</text:p>
          </table:table-cell>
          <table:table-cell table:style-name="ce15" table:formula="of:=[GPS.F10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11]" office:value-type="float" office:value="1">
            <text:p>1</text:p>
          </table:table-cell>
          <table:table-cell table:style-name="ce15" table:formula="of:=CONCATENATE(&quot;g_&quot;;SUBSTITUTE([GPS.D11];&quot;, &quot;;&quot;/&quot;))" office:value-type="string" office:string-value="g_GPS">
            <text:p>g_GPS</text:p>
          </table:table-cell>
          <table:table-cell table:style-name="ce15" table:formula="of:=[GPS.E11]" office:value-type="string" office:string-value="???">
            <text:p>???</text:p>
          </table:table-cell>
          <table:table-cell table:style-name="ce15" table:formula="of:=[GPS.F11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12]" office:value-type="float" office:value="1">
            <text:p>1</text:p>
          </table:table-cell>
          <table:table-cell table:style-name="ce15" table:formula="of:=CONCATENATE(&quot;g_&quot;;SUBSTITUTE([GPS.D12];&quot;, &quot;;&quot;/&quot;))" office:value-type="string" office:string-value="g_VREG1">
            <text:p>g_VREG1</text:p>
          </table:table-cell>
          <table:table-cell table:style-name="ce15" table:formula="of:=[GPS.E12]" office:value-type="string" office:string-value="576-1273-ND">
            <text:p>576-1273-ND</text:p>
          </table:table-cell>
          <table:table-cell table:style-name="ce15" table:formula="of:=[GPS.F12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5" table:formula="of:=[GPS.A13]" office:value-type="float" office:value="1">
            <text:p>1</text:p>
          </table:table-cell>
          <table:table-cell table:style-name="ce15" table:formula="of:=CONCATENATE(&quot;g_&quot;;SUBSTITUTE([GPS.D13];&quot;, &quot;;&quot;/&quot;))" office:value-type="string" office:string-value="g_C7">
            <text:p>g_C7</text:p>
          </table:table-cell>
          <table:table-cell table:style-name="ce15" table:formula="of:=[GPS.E13]" office:value-type="string" office:string-value="P14163CT-ND">
            <text:p>P14163CT-ND</text:p>
          </table:table-cell>
          <table:table-cell table:style-name="ce15" table:formula="of:=[GPS.F13]" office:value-type="float" office:value="1">
            <text:p>1</text:p>
          </table:table-cell>
          <table:table-cell table:style-name="ce15" table:number-columns-repeated="253"/>
        </table:table-row>
        <table:table-row table:style-name="ro1">
          <table:table-cell table:style-name="ce16" table:formula="of:=SUM([.A2:.A98])" office:value-type="float" office:value="225">
            <text:p>225</text:p>
          </table:table-cell>
          <table:table-cell table:style-name="Default" table:number-columns-repeated="256"/>
        </table:table-row>
      </table:table>
      <table:table table:name="COMBINED ORDER" table:style-name="ta1" table:print="false">
        <office:forms form:automatic-focus="false" form:apply-design-mode="false"/>
        <table:table-column table:style-name="co4" table:default-cell-style-name="ce17"/>
        <table:table-column table:style-name="co20" table:default-cell-style-name="ce13"/>
        <table:table-column table:style-name="co25" table:default-cell-style-name="ce13"/>
        <table:table-column table:style-name="co4" table:number-columns-repeated="253" table:default-cell-style-name="ce13"/>
        <table:table-row table:style-name="ro1">
          <table:table-cell table:style-name="ce8" office:value-type="string">
            <text:p>Quantity</text:p>
          </table:table-cell>
          <table:table-cell table:style-name="ce8" office:value-type="string">
            <text:p>Part</text:p>
          </table:table-cell>
          <table:table-cell table:style-name="ce8" office:value-type="string">
            <text:p>Comment</text:p>
          </table:table-cell>
          <table:table-cell table:style-name="Default" table:number-columns-repeated="253"/>
        </table:table-row>
        <table:table-row table:style-name="ro1">
          <table:table-cell table:formula="of:=IF([COMBINED.D2] = 1; [COMBINED.A2]*[INTRODUCTION.$D$14]; MROUND([COMBINED.A2]*[INTRODUCTION.$D$14]+([COMBINED.D2]/2);[COMBINED.D2]))" office:value-type="float" office:value="10">
            <text:p>10</text:p>
          </table:table-cell>
          <table:table-cell table:formula="of:=[MAIN.E2]" office:value-type="string" office:string-value="541-1.50KHCT-ND">
            <text:p>541-1.50KHCT-ND</text:p>
          </table:table-cell>
          <table:table-cell table:formula="of:=CONCATENATE(&quot;m_&quot;;SUBSTITUTE([MAIN.D2];&quot;, &quot;;&quot;/&quot;))" office:value-type="string" office:string-value="m_R19">
            <text:p>m_R19</text:p>
          </table:table-cell>
          <table:table-cell table:number-columns-repeated="253"/>
        </table:table-row>
        <table:table-row table:style-name="ro1">
          <table:table-cell table:formula="of:=IF([COMBINED.D3] = 1; [COMBINED.A3]*[INTRODUCTION.$D$14]; MROUND([COMBINED.A3]*[INTRODUCTION.$D$14]+([COMBINED.D3]/2);[COMBINED.D3]))" office:value-type="float" office:value="10">
            <text:p>10</text:p>
          </table:table-cell>
          <table:table-cell table:formula="of:=[MAIN.E3]" office:value-type="string" office:string-value="399-3121-1-ND">
            <text:p>399-3121-1-ND</text:p>
          </table:table-cell>
          <table:table-cell table:formula="of:=CONCATENATE(&quot;m_&quot;;SUBSTITUTE([MAIN.D3];&quot;, &quot;;&quot;/&quot;))" office:value-type="string" office:string-value="m_C24/C34">
            <text:p>m_C24/C34</text:p>
          </table:table-cell>
          <table:table-cell table:number-columns-repeated="253"/>
        </table:table-row>
        <table:table-row table:style-name="ro1">
          <table:table-cell table:formula="of:=IF([COMBINED.D4] = 1; [COMBINED.A4]*[INTRODUCTION.$D$14]; MROUND([COMBINED.A4]*[INTRODUCTION.$D$14]+([COMBINED.D4]/2);[COMBINED.D4]))" office:value-type="float" office:value="10">
            <text:p>10</text:p>
          </table:table-cell>
          <table:table-cell table:formula="of:=[MAIN.E4]" office:value-type="string" office:string-value="541-1.80KHCT-ND">
            <text:p>541-1.80KHCT-ND</text:p>
          </table:table-cell>
          <table:table-cell table:formula="of:=CONCATENATE(&quot;m_&quot;;SUBSTITUTE([MAIN.D4];&quot;, &quot;;&quot;/&quot;))" office:value-type="string" office:string-value="m_R9">
            <text:p>m_R9</text:p>
          </table:table-cell>
          <table:table-cell table:number-columns-repeated="253"/>
        </table:table-row>
        <table:table-row table:style-name="ro1">
          <table:table-cell table:formula="of:=IF([COMBINED.D5] = 1; [COMBINED.A5]*[INTRODUCTION.$D$14]; MROUND([COMBINED.A5]*[INTRODUCTION.$D$14]+([COMBINED.D5]/2);[COMBINED.D5]))" office:value-type="float" office:value="10">
            <text:p>10</text:p>
          </table:table-cell>
          <table:table-cell table:formula="of:=[MAIN.E5]" office:value-type="string" office:string-value="541-1.00KHCT-ND">
            <text:p>541-1.00KHCT-ND</text:p>
          </table:table-cell>
          <table:table-cell table:formula="of:=CONCATENATE(&quot;m_&quot;;SUBSTITUTE([MAIN.D5];&quot;, &quot;;&quot;/&quot;))" office:value-type="string" office:string-value="m_R2/R4/R13/R15/R16/R22">
            <text:p>m_R2/R4/R13/R15/R16/R22</text:p>
          </table:table-cell>
          <table:table-cell table:number-columns-repeated="253"/>
        </table:table-row>
        <table:table-row table:style-name="ro1">
          <table:table-cell table:formula="of:=IF([COMBINED.D6] = 1; [COMBINED.A6]*[INTRODUCTION.$D$14]; MROUND([COMBINED.A6]*[INTRODUCTION.$D$14]+([COMBINED.D6]/2);[COMBINED.D6]))" office:value-type="float" office:value="10">
            <text:p>10</text:p>
          </table:table-cell>
          <table:table-cell table:formula="of:=[MAIN.E6]" office:value-type="string" office:string-value="490-4520-1-ND">
            <text:p>490-4520-1-ND</text:p>
          </table:table-cell>
          <table:table-cell table:formula="of:=CONCATENATE(&quot;m_&quot;;SUBSTITUTE([MAIN.D6];&quot;, &quot;;&quot;/&quot;))" office:value-type="string" office:string-value="m_C16">
            <text:p>m_C16</text:p>
          </table:table-cell>
          <table:table-cell table:number-columns-repeated="253"/>
        </table:table-row>
        <table:table-row table:style-name="ro1">
          <table:table-cell table:formula="of:=IF([COMBINED.D7] = 1; [COMBINED.A7]*[INTRODUCTION.$D$14]; MROUND([COMBINED.A7]*[INTRODUCTION.$D$14]+([COMBINED.D7]/2);[COMBINED.D7]))" office:value-type="float" office:value="10">
            <text:p>10</text:p>
          </table:table-cell>
          <table:table-cell table:formula="of:=[MAIN.E7]" office:value-type="string" office:string-value="541-3.30KHCT-ND">
            <text:p>541-3.30KHCT-ND</text:p>
          </table:table-cell>
          <table:table-cell table:formula="of:=CONCATENATE(&quot;m_&quot;;SUBSTITUTE([MAIN.D7];&quot;, &quot;;&quot;/&quot;))" office:value-type="string" office:string-value="m_R8">
            <text:p>m_R8</text:p>
          </table:table-cell>
          <table:table-cell table:number-columns-repeated="253"/>
        </table:table-row>
        <table:table-row table:style-name="ro1">
          <table:table-cell table:formula="of:=IF([COMBINED.D8] = 1; [COMBINED.A8]*[INTRODUCTION.$D$14]; MROUND([COMBINED.A8]*[INTRODUCTION.$D$14]+([COMBINED.D8]/2);[COMBINED.D8]))" office:value-type="float" office:value="10">
            <text:p>10</text:p>
          </table:table-cell>
          <table:table-cell table:formula="of:=[MAIN.E8]" office:value-type="string" office:string-value="541-3.90KHCT-ND">
            <text:p>541-3.90KHCT-ND</text:p>
          </table:table-cell>
          <table:table-cell table:formula="of:=CONCATENATE(&quot;m_&quot;;SUBSTITUTE([MAIN.D8];&quot;, &quot;;&quot;/&quot;))" office:value-type="string" office:string-value="m_R3">
            <text:p>m_R3</text:p>
          </table:table-cell>
          <table:table-cell table:number-columns-repeated="253"/>
        </table:table-row>
        <table:table-row table:style-name="ro1">
          <table:table-cell table:formula="of:=IF([COMBINED.D9] = 1; [COMBINED.A9]*[INTRODUCTION.$D$14]; MROUND([COMBINED.A9]*[INTRODUCTION.$D$14]+([COMBINED.D9]/2);[COMBINED.D9]))" office:value-type="float" office:value="10">
            <text:p>10</text:p>
          </table:table-cell>
          <table:table-cell table:formula="of:=[MAIN.E9]" office:value-type="string" office:string-value="541-0.0GCT-ND">
            <text:p>541-0.0GCT-ND</text:p>
          </table:table-cell>
          <table:table-cell table:formula="of:=CONCATENATE(&quot;m_&quot;;SUBSTITUTE([MAIN.D9];&quot;, &quot;;&quot;/&quot;))" office:value-type="string" office:string-value="m_R24/R26/R27/R31/R32/R48/R41/R42">
            <text:p>m_R24/R26/R27/R31/R32/R48/R41/R42</text:p>
          </table:table-cell>
          <table:table-cell table:number-columns-repeated="253"/>
        </table:table-row>
        <table:table-row table:style-name="ro1">
          <table:table-cell table:formula="of:=IF([COMBINED.D10] = 1; [COMBINED.A10]*[INTRODUCTION.$D$14]; MROUND([COMBINED.A10]*[INTRODUCTION.$D$14]+([COMBINED.D10]/2);[COMBINED.D10]))" office:value-type="float" office:value="10">
            <text:p>10</text:p>
          </table:table-cell>
          <table:table-cell table:formula="of:=[MAIN.E10]" office:value-type="string" office:string-value="541-4.70KHCT-ND">
            <text:p>541-4.70KHCT-ND</text:p>
          </table:table-cell>
          <table:table-cell table:formula="of:=CONCATENATE(&quot;m_&quot;;SUBSTITUTE([MAIN.D10];&quot;, &quot;;&quot;/&quot;))" office:value-type="string" office:string-value="m_R1/R28/R29/R33/R34/R45/R46/R43/R44">
            <text:p>m_R1/R28/R29/R33/R34/R45/R46/R43/R44</text:p>
          </table:table-cell>
          <table:table-cell table:number-columns-repeated="253"/>
        </table:table-row>
        <table:table-row table:style-name="ro1">
          <table:table-cell table:formula="of:=IF([COMBINED.D11] = 1; [COMBINED.A11]*[INTRODUCTION.$D$14]; MROUND([COMBINED.A11]*[INTRODUCTION.$D$14]+([COMBINED.D11]/2);[COMBINED.D11]))" office:value-type="float" office:value="10">
            <text:p>10</text:p>
          </table:table-cell>
          <table:table-cell table:formula="of:=[MAIN.E11]" office:value-type="string" office:string-value="587-1442-1-ND">
            <text:p>587-1442-1-ND</text:p>
          </table:table-cell>
          <table:table-cell table:formula="of:=CONCATENATE(&quot;m_&quot;;SUBSTITUTE([MAIN.D11];&quot;, &quot;;&quot;/&quot;))" office:value-type="string" office:string-value="m_C18">
            <text:p>m_C18</text:p>
          </table:table-cell>
          <table:table-cell table:number-columns-repeated="253"/>
        </table:table-row>
        <table:table-row table:style-name="ro1">
          <table:table-cell table:formula="of:=IF([COMBINED.D12] = 1; [COMBINED.A12]*[INTRODUCTION.$D$14]; MROUND([COMBINED.A12]*[INTRODUCTION.$D$14]+([COMBINED.D12]/2);[COMBINED.D12]))" office:value-type="float" office:value="10">
            <text:p>10</text:p>
          </table:table-cell>
          <table:table-cell table:formula="of:=[MAIN.E12]" office:value-type="string" office:string-value="541-10.0KHCT-ND">
            <text:p>541-10.0KHCT-ND</text:p>
          </table:table-cell>
          <table:table-cell table:formula="of:=CONCATENATE(&quot;m_&quot;;SUBSTITUTE([MAIN.D12];&quot;, &quot;;&quot;/&quot;))" office:value-type="string" office:string-value="m_R7/R35/R36/R37">
            <text:p>m_R7/R35/R36/R37</text:p>
          </table:table-cell>
          <table:table-cell table:number-columns-repeated="253"/>
        </table:table-row>
        <table:table-row table:style-name="ro1">
          <table:table-cell table:formula="of:=IF([COMBINED.D13] = 1; [COMBINED.A13]*[INTRODUCTION.$D$14]; MROUND([COMBINED.A13]*[INTRODUCTION.$D$14]+([COMBINED.D13]/2);[COMBINED.D13]))" office:value-type="float" office:value="1">
            <text:p>1</text:p>
          </table:table-cell>
          <table:table-cell table:formula="of:=[MAIN.E13]" office:value-type="string" office:string-value="PCC1750CT-ND">
            <text:p>PCC1750CT-ND</text:p>
          </table:table-cell>
          <table:table-cell table:formula="of:=CONCATENATE(&quot;m_&quot;;SUBSTITUTE([MAIN.D13];&quot;, &quot;;&quot;/&quot;))" office:value-type="string" office:string-value="m_C19">
            <text:p>m_C19</text:p>
          </table:table-cell>
          <table:table-cell table:number-columns-repeated="253"/>
        </table:table-row>
        <table:table-row table:style-name="ro1">
          <table:table-cell table:formula="of:=IF([COMBINED.D14] = 1; [COMBINED.A14]*[INTRODUCTION.$D$14]; MROUND([COMBINED.A14]*[INTRODUCTION.$D$14]+([COMBINED.D14]/2);[COMBINED.D14]))" office:value-type="float" office:value="10">
            <text:p>10</text:p>
          </table:table-cell>
          <table:table-cell table:formula="of:=[MAIN.E14]" office:value-type="string" office:string-value="541-680HCT-ND">
            <text:p>541-680HCT-ND</text:p>
          </table:table-cell>
          <table:table-cell table:formula="of:=CONCATENATE(&quot;m_&quot;;SUBSTITUTE([MAIN.D14];&quot;, &quot;;&quot;/&quot;))" office:value-type="string" office:string-value="m_R21">
            <text:p>m_R21</text:p>
          </table:table-cell>
          <table:table-cell table:number-columns-repeated="253"/>
        </table:table-row>
        <table:table-row table:style-name="ro1">
          <table:table-cell table:formula="of:=IF([COMBINED.D15] = 1; [COMBINED.A15]*[INTRODUCTION.$D$14]; MROUND([COMBINED.A15]*[INTRODUCTION.$D$14]+([COMBINED.D15]/2);[COMBINED.D15]))" office:value-type="float" office:value="10">
            <text:p>10</text:p>
          </table:table-cell>
          <table:table-cell table:formula="of:=[MAIN.E15]" office:value-type="string" office:string-value="541-560HCT-ND">
            <text:p>541-560HCT-ND</text:p>
          </table:table-cell>
          <table:table-cell table:formula="of:=CONCATENATE(&quot;m_&quot;;SUBSTITUTE([MAIN.D15];&quot;, &quot;;&quot;/&quot;))" office:value-type="string" office:string-value="m_R20">
            <text:p>m_R20</text:p>
          </table:table-cell>
          <table:table-cell table:number-columns-repeated="253"/>
        </table:table-row>
        <table:table-row table:style-name="ro1">
          <table:table-cell table:formula="of:=IF([COMBINED.D16] = 1; [COMBINED.A16]*[INTRODUCTION.$D$14]; MROUND([COMBINED.A16]*[INTRODUCTION.$D$14]+([COMBINED.D16]/2);[COMBINED.D16]))" office:value-type="float" office:value="10">
            <text:p>10</text:p>
          </table:table-cell>
          <table:table-cell table:formula="of:=[MAIN.E16]" office:value-type="string" office:string-value="541-27.0KHCT-ND">
            <text:p>541-27.0KHCT-ND</text:p>
          </table:table-cell>
          <table:table-cell table:formula="of:=CONCATENATE(&quot;m_&quot;;SUBSTITUTE([MAIN.D16];&quot;, &quot;;&quot;/&quot;))" office:value-type="string" office:string-value="m_R10">
            <text:p>m_R10</text:p>
          </table:table-cell>
          <table:table-cell table:number-columns-repeated="253"/>
        </table:table-row>
        <table:table-row table:style-name="ro1">
          <table:table-cell table:formula="of:=IF([COMBINED.D17] = 1; [COMBINED.A17]*[INTRODUCTION.$D$14]; MROUND([COMBINED.A17]*[INTRODUCTION.$D$14]+([COMBINED.D17]/2);[COMBINED.D17]))" office:value-type="float" office:value="10">
            <text:p>10</text:p>
          </table:table-cell>
          <table:table-cell table:formula="of:=[MAIN.E17]" office:value-type="string" office:string-value="399-1052-1-ND">
            <text:p>399-1052-1-ND</text:p>
          </table:table-cell>
          <table:table-cell table:formula="of:=CONCATENATE(&quot;m_&quot;;SUBSTITUTE([MAIN.D17];&quot;, &quot;;&quot;/&quot;))" office:value-type="string" office:string-value="m_C7/C8/C28/C29">
            <text:p>m_C7/C8/C28/C29</text:p>
          </table:table-cell>
          <table:table-cell table:number-columns-repeated="253"/>
        </table:table-row>
        <table:table-row table:style-name="ro1">
          <table:table-cell table:formula="of:=IF([COMBINED.D18] = 1; [COMBINED.A18]*[INTRODUCTION.$D$14]; MROUND([COMBINED.A18]*[INTRODUCTION.$D$14]+([COMBINED.D18]/2);[COMBINED.D18]))" office:value-type="float" office:value="1">
            <text:p>1</text:p>
          </table:table-cell>
          <table:table-cell table:formula="of:=[MAIN.E18]" office:value-type="string" office:string-value="718-1304-1-ND">
            <text:p>718-1304-1-ND</text:p>
          </table:table-cell>
          <table:table-cell table:formula="of:=CONCATENATE(&quot;m_&quot;;SUBSTITUTE([MAIN.D18];&quot;, &quot;;&quot;/&quot;))" office:value-type="string" office:string-value="m_C17">
            <text:p>m_C17</text:p>
          </table:table-cell>
          <table:table-cell table:number-columns-repeated="253"/>
        </table:table-row>
        <table:table-row table:style-name="ro1">
          <table:table-cell table:formula="of:=IF([COMBINED.D19] = 1; [COMBINED.A19]*[INTRODUCTION.$D$14]; MROUND([COMBINED.A19]*[INTRODUCTION.$D$14]+([COMBINED.D19]/2);[COMBINED.D19]))" office:value-type="float" office:value="10">
            <text:p>10</text:p>
          </table:table-cell>
          <table:table-cell table:formula="of:=[MAIN.E19]" office:value-type="string" office:string-value="541-33.0HCT-ND">
            <text:p>541-33.0HCT-ND</text:p>
          </table:table-cell>
          <table:table-cell table:formula="of:=CONCATENATE(&quot;m_&quot;;SUBSTITUTE([MAIN.D19];&quot;, &quot;;&quot;/&quot;))" office:value-type="string" office:string-value="m_R17/R18">
            <text:p>m_R17/R18</text:p>
          </table:table-cell>
          <table:table-cell table:number-columns-repeated="253"/>
        </table:table-row>
        <table:table-row table:style-name="ro1">
          <table:table-cell table:formula="of:=IF([COMBINED.D20] = 1; [COMBINED.A20]*[INTRODUCTION.$D$14]; MROUND([COMBINED.A20]*[INTRODUCTION.$D$14]+([COMBINED.D20]/2);[COMBINED.D20]))" office:value-type="float" office:value="10">
            <text:p>10</text:p>
          </table:table-cell>
          <table:table-cell table:formula="of:=[MAIN.E20]" office:value-type="string" office:string-value="587-1125-1-ND">
            <text:p>587-1125-1-ND</text:p>
          </table:table-cell>
          <table:table-cell table:formula="of:=CONCATENATE(&quot;m_&quot;;SUBSTITUTE([MAIN.D20];&quot;, &quot;;&quot;/&quot;))" office:value-type="string" office:string-value="m_C25">
            <text:p>m_C25</text:p>
          </table:table-cell>
          <table:table-cell table:number-columns-repeated="253"/>
        </table:table-row>
        <table:table-row table:style-name="ro1">
          <table:table-cell table:formula="of:=IF([COMBINED.D21] = 1; [COMBINED.A21]*[INTRODUCTION.$D$14]; MROUND([COMBINED.A21]*[INTRODUCTION.$D$14]+([COMBINED.D21]/2);[COMBINED.D21]))" office:value-type="float" office:value="3">
            <text:p>3</text:p>
          </table:table-cell>
          <table:table-cell table:formula="of:=[MAIN.E21]" office:value-type="string" office:string-value="399-4719-1-ND">
            <text:p>399-4719-1-ND</text:p>
          </table:table-cell>
          <table:table-cell table:formula="of:=CONCATENATE(&quot;m_&quot;;SUBSTITUTE([MAIN.D21];&quot;, &quot;;&quot;/&quot;))" office:value-type="string" office:string-value="m_C6/C38/C40">
            <text:p>m_C6/C38/C40</text:p>
          </table:table-cell>
          <table:table-cell table:number-columns-repeated="253"/>
        </table:table-row>
        <table:table-row table:style-name="ro1">
          <table:table-cell table:formula="of:=IF([COMBINED.D22] = 1; [COMBINED.A22]*[INTRODUCTION.$D$14]; MROUND([COMBINED.A22]*[INTRODUCTION.$D$14]+([COMBINED.D22]/2);[COMBINED.D22]))" office:value-type="float" office:value="10">
            <text:p>10</text:p>
          </table:table-cell>
          <table:table-cell table:formula="of:=[MAIN.E22]" office:value-type="string" office:string-value="541-100HCT-ND">
            <text:p>541-100HCT-ND</text:p>
          </table:table-cell>
          <table:table-cell table:formula="of:=CONCATENATE(&quot;m_&quot;;SUBSTITUTE([MAIN.D22];&quot;, &quot;;&quot;/&quot;))" office:value-type="string" office:string-value="m_R12/R23">
            <text:p>m_R12/R23</text:p>
          </table:table-cell>
          <table:table-cell table:number-columns-repeated="253"/>
        </table:table-row>
        <table:table-row table:style-name="ro1">
          <table:table-cell table:formula="of:=IF([COMBINED.D23] = 1; [COMBINED.A23]*[INTRODUCTION.$D$14]; MROUND([COMBINED.A23]*[INTRODUCTION.$D$14]+([COMBINED.D23]/2);[COMBINED.D23]))" office:value-type="float" office:value="30">
            <text:p>30</text:p>
          </table:table-cell>
          <table:table-cell table:formula="of:=[MAIN.E23]" office:value-type="string" office:string-value="399-5089-1-ND">
            <text:p>399-5089-1-ND</text:p>
          </table:table-cell>
          <table:table-cell table:formula="of:=CONCATENATE(&quot;m_&quot;;SUBSTITUTE([MAIN.D23];&quot;, &quot;;&quot;/&quot;))" office:value-type="string" office:string-value="m_C2/C4/C5/C9/C10/C11/C12/C13/C14/C15/C20/C21/C22/C23/C26/C27/C30/C33/C35/C36/C37/C39">
            <text:p>m_C2/C4/C5/C9/C10/C11/C12/C13/C14/C15/C20/C21/C22/C23/C26/C27/C30/C33/C35/C36/C37/C39</text:p>
          </table:table-cell>
          <table:table-cell table:number-columns-repeated="253"/>
        </table:table-row>
        <table:table-row table:style-name="ro1">
          <table:table-cell table:formula="of:=IF([COMBINED.D24] = 1; [COMBINED.A24]*[INTRODUCTION.$D$14]; MROUND([COMBINED.A24]*[INTRODUCTION.$D$14]+([COMBINED.D24]/2);[COMBINED.D24]))" office:value-type="float" office:value="1">
            <text:p>1</text:p>
          </table:table-cell>
          <table:table-cell table:formula="of:=[MAIN.E24]" office:value-type="string" office:string-value="478-1724-1-ND">
            <text:p>478-1724-1-ND</text:p>
          </table:table-cell>
          <table:table-cell table:formula="of:=CONCATENATE(&quot;m_&quot;;SUBSTITUTE([MAIN.D24];&quot;, &quot;;&quot;/&quot;))" office:value-type="string" office:string-value="m_C1">
            <text:p>m_C1</text:p>
          </table:table-cell>
          <table:table-cell table:number-columns-repeated="253"/>
        </table:table-row>
        <table:table-row table:style-name="ro1">
          <table:table-cell table:formula="of:=IF([COMBINED.D25] = 1; [COMBINED.A25]*[INTRODUCTION.$D$14]; MROUND([COMBINED.A25]*[INTRODUCTION.$D$14]+([COMBINED.D25]/2);[COMBINED.D25]))" office:value-type="float" office:value="10">
            <text:p>10</text:p>
          </table:table-cell>
          <table:table-cell table:formula="of:=[MAIN.E25]" office:value-type="string" office:string-value="541-120KHCT-ND">
            <text:p>541-120KHCT-ND</text:p>
          </table:table-cell>
          <table:table-cell table:formula="of:=CONCATENATE(&quot;m_&quot;;SUBSTITUTE([MAIN.D25];&quot;, &quot;;&quot;/&quot;))" office:value-type="string" office:string-value="m_R11">
            <text:p>m_R11</text:p>
          </table:table-cell>
          <table:table-cell table:number-columns-repeated="253"/>
        </table:table-row>
        <table:table-row table:style-name="ro1">
          <table:table-cell table:formula="of:=IF([COMBINED.D26] = 1; [COMBINED.A26]*[INTRODUCTION.$D$14]; MROUND([COMBINED.A26]*[INTRODUCTION.$D$14]+([COMBINED.D26]/2);[COMBINED.D26]))" office:value-type="float" office:value="10">
            <text:p>10</text:p>
          </table:table-cell>
          <table:table-cell table:formula="of:=[MAIN.E26]" office:value-type="string" office:string-value="P200KHCT-ND">
            <text:p>P200KHCT-ND</text:p>
          </table:table-cell>
          <table:table-cell table:formula="of:=CONCATENATE(&quot;m_&quot;;SUBSTITUTE([MAIN.D26];&quot;, &quot;;&quot;/&quot;))" office:value-type="string" office:string-value="m_R25/R30/R47">
            <text:p>m_R25/R30/R47</text:p>
          </table:table-cell>
          <table:table-cell table:number-columns-repeated="253"/>
        </table:table-row>
        <table:table-row table:style-name="ro1">
          <table:table-cell table:formula="of:=IF([COMBINED.D27] = 1; [COMBINED.A27]*[INTRODUCTION.$D$14]; MROUND([COMBINED.A27]*[INTRODUCTION.$D$14]+([COMBINED.D27]/2);[COMBINED.D27]))" office:value-type="float" office:value="1">
            <text:p>1</text:p>
          </table:table-cell>
          <table:table-cell table:formula="of:=[MAIN.E27]" office:value-type="string" office:string-value="478-3929-1-ND">
            <text:p>478-3929-1-ND</text:p>
          </table:table-cell>
          <table:table-cell table:formula="of:=CONCATENATE(&quot;m_&quot;;SUBSTITUTE([MAIN.D27];&quot;, &quot;;&quot;/&quot;))" office:value-type="string" office:string-value="m_C3">
            <text:p>m_C3</text:p>
          </table:table-cell>
          <table:table-cell table:number-columns-repeated="253"/>
        </table:table-row>
        <table:table-row table:style-name="ro1">
          <table:table-cell table:formula="of:=IF([COMBINED.D28] = 1; [COMBINED.A28]*[INTRODUCTION.$D$14]; MROUND([COMBINED.A28]*[INTRODUCTION.$D$14]+([COMBINED.D28]/2);[COMBINED.D28]))" office:value-type="float" office:value="10">
            <text:p>10</text:p>
          </table:table-cell>
          <table:table-cell table:formula="of:=[MAIN.E28]" office:value-type="string" office:string-value="541-348HCT-ND">
            <text:p>541-348HCT-ND</text:p>
          </table:table-cell>
          <table:table-cell table:formula="of:=CONCATENATE(&quot;m_&quot;;SUBSTITUTE([MAIN.D28];&quot;, &quot;;&quot;/&quot;))" office:value-type="string" office:string-value="m_R14">
            <text:p>m_R14</text:p>
          </table:table-cell>
          <table:table-cell table:number-columns-repeated="253"/>
        </table:table-row>
        <table:table-row table:style-name="ro1">
          <table:table-cell table:formula="of:=IF([COMBINED.D29] = 1; [COMBINED.A29]*[INTRODUCTION.$D$14]; MROUND([COMBINED.A29]*[INTRODUCTION.$D$14]+([COMBINED.D29]/2);[COMBINED.D29]))" office:value-type="float" office:value="10">
            <text:p>10</text:p>
          </table:table-cell>
          <table:table-cell table:formula="of:=[MAIN.E29]" office:value-type="string" office:string-value="541-390HCT-ND">
            <text:p>541-390HCT-ND</text:p>
          </table:table-cell>
          <table:table-cell table:formula="of:=CONCATENATE(&quot;m_&quot;;SUBSTITUTE([MAIN.D29];&quot;, &quot;;&quot;/&quot;))" office:value-type="string" office:string-value="m_R5">
            <text:p>m_R5</text:p>
          </table:table-cell>
          <table:table-cell table:number-columns-repeated="253"/>
        </table:table-row>
        <table:table-row table:style-name="ro1">
          <table:table-cell table:formula="of:=IF([COMBINED.D30] = 1; [COMBINED.A30]*[INTRODUCTION.$D$14]; MROUND([COMBINED.A30]*[INTRODUCTION.$D$14]+([COMBINED.D30]/2);[COMBINED.D30]))" office:value-type="float" office:value="10">
            <text:p>10</text:p>
          </table:table-cell>
          <table:table-cell table:formula="of:=[MAIN.E30]" office:value-type="string" office:string-value="541-12.0KHCT-ND">
            <text:p>541-12.0KHCT-ND</text:p>
          </table:table-cell>
          <table:table-cell table:formula="of:=CONCATENATE(&quot;m_&quot;;SUBSTITUTE([MAIN.D30];&quot;, &quot;;&quot;/&quot;))" office:value-type="string" office:string-value="m_R6">
            <text:p>m_R6</text:p>
          </table:table-cell>
          <table:table-cell table:number-columns-repeated="253"/>
        </table:table-row>
        <table:table-row table:style-name="ro1">
          <table:table-cell table:formula="of:=IF([COMBINED.D31] = 1; [COMBINED.A31]*[INTRODUCTION.$D$14]; MROUND([COMBINED.A31]*[INTRODUCTION.$D$14]+([COMBINED.D31]/2);[COMBINED.D31]))" office:value-type="float" office:value="1">
            <text:p>1</text:p>
          </table:table-cell>
          <table:table-cell table:formula="of:=[MAIN.E31]" office:value-type="string" office:string-value="WM1741-ND">
            <text:p>WM1741-ND</text:p>
          </table:table-cell>
          <table:table-cell table:formula="of:=CONCATENATE(&quot;m_&quot;;SUBSTITUTE([MAIN.D31];&quot;, &quot;;&quot;/&quot;))" office:value-type="string" office:string-value="m_IMU">
            <text:p>m_IMU</text:p>
          </table:table-cell>
          <table:table-cell table:number-columns-repeated="253"/>
        </table:table-row>
        <table:table-row table:style-name="ro1">
          <table:table-cell table:formula="of:=IF([COMBINED.D32] = 1; [COMBINED.A32]*[INTRODUCTION.$D$14]; MROUND([COMBINED.A32]*[INTRODUCTION.$D$14]+([COMBINED.D32]/2);[COMBINED.D32]))" office:value-type="float" office:value="5">
            <text:p>5</text:p>
          </table:table-cell>
          <table:table-cell table:formula="of:=[MAIN.E32]" office:value-type="string" office:string-value="WM7620CT-ND">
            <text:p>WM7620CT-ND</text:p>
          </table:table-cell>
          <table:table-cell table:formula="of:=CONCATENATE(&quot;m_&quot;;SUBSTITUTE([MAIN.D32];&quot;, &quot;;&quot;/&quot;))" office:value-type="string" office:string-value="m_MC2/MC3/MC_1/MC_4/PS">
            <text:p>m_MC2/MC3/MC_1/MC_4/PS</text:p>
          </table:table-cell>
          <table:table-cell table:number-columns-repeated="253"/>
        </table:table-row>
        <table:table-row table:style-name="ro1">
          <table:table-cell table:formula="of:=IF([COMBINED.D33] = 1; [COMBINED.A33]*[INTRODUCTION.$D$14]; MROUND([COMBINED.A33]*[INTRODUCTION.$D$14]+([COMBINED.D33]/2);[COMBINED.D33]))" office:value-type="float" office:value="1">
            <text:p>1</text:p>
          </table:table-cell>
          <table:table-cell table:formula="of:=[MAIN.E33]" office:value-type="string" office:string-value="WM7621CT-ND">
            <text:p>WM7621CT-ND</text:p>
          </table:table-cell>
          <table:table-cell table:formula="of:=CONCATENATE(&quot;m_&quot;;SUBSTITUTE([MAIN.D33];&quot;, &quot;;&quot;/&quot;))" office:value-type="string" office:string-value="m_RC">
            <text:p>m_RC</text:p>
          </table:table-cell>
          <table:table-cell table:number-columns-repeated="253"/>
        </table:table-row>
        <table:table-row table:style-name="ro1">
          <table:table-cell table:formula="of:=IF([COMBINED.D34] = 1; [COMBINED.A34]*[INTRODUCTION.$D$14]; MROUND([COMBINED.A34]*[INTRODUCTION.$D$14]+([COMBINED.D34]/2);[COMBINED.D34]))" office:value-type="float" office:value="1">
            <text:p>1</text:p>
          </table:table-cell>
          <table:table-cell table:formula="of:=[MAIN.E34]" office:value-type="string" office:string-value="WM7623CT-ND">
            <text:p>WM7623CT-ND</text:p>
          </table:table-cell>
          <table:table-cell table:formula="of:=CONCATENATE(&quot;m_&quot;;SUBSTITUTE([MAIN.D34];&quot;, &quot;;&quot;/&quot;))" office:value-type="string" office:string-value="m_UART_1">
            <text:p>m_UART_1</text:p>
          </table:table-cell>
          <table:table-cell table:number-columns-repeated="253"/>
        </table:table-row>
        <table:table-row table:style-name="ro1">
          <table:table-cell table:formula="of:=IF([COMBINED.D35] = 1; [COMBINED.A35]*[INTRODUCTION.$D$14]; MROUND([COMBINED.A35]*[INTRODUCTION.$D$14]+([COMBINED.D35]/2);[COMBINED.D35]))" office:value-type="float" office:value="1">
            <text:p>1</text:p>
          </table:table-cell>
          <table:table-cell table:formula="of:=[MAIN.E35]" office:value-type="string" office:string-value="WM7624CT-ND">
            <text:p>WM7624CT-ND</text:p>
          </table:table-cell>
          <table:table-cell table:formula="of:=CONCATENATE(&quot;m_&quot;;SUBSTITUTE([MAIN.D35];&quot;, &quot;;&quot;/&quot;))" office:value-type="string" office:string-value="m_UART_0">
            <text:p>m_UART_0</text:p>
          </table:table-cell>
          <table:table-cell table:number-columns-repeated="253"/>
        </table:table-row>
        <table:table-row table:style-name="ro1">
          <table:table-cell table:formula="of:=IF([COMBINED.D36] = 1; [COMBINED.A36]*[INTRODUCTION.$D$14]; MROUND([COMBINED.A36]*[INTRODUCTION.$D$14]+([COMBINED.D36]/2);[COMBINED.D36]))" office:value-type="float" office:value="1">
            <text:p>1</text:p>
          </table:table-cell>
          <table:table-cell table:formula="of:=[MAIN.E36]" office:value-type="string" office:string-value="WM7625CT-ND">
            <text:p>WM7625CT-ND</text:p>
          </table:table-cell>
          <table:table-cell table:formula="of:=CONCATENATE(&quot;m_&quot;;SUBSTITUTE([MAIN.D36];&quot;, &quot;;&quot;/&quot;))" office:value-type="string" office:string-value="m_CAM">
            <text:p>m_CAM</text:p>
          </table:table-cell>
          <table:table-cell table:number-columns-repeated="253"/>
        </table:table-row>
        <table:table-row table:style-name="ro1">
          <table:table-cell table:formula="of:=IF([COMBINED.D37] = 1; [COMBINED.A37]*[INTRODUCTION.$D$14]; MROUND([COMBINED.A37]*[INTRODUCTION.$D$14]+([COMBINED.D37]/2);[COMBINED.D37]))" office:value-type="float" office:value="2">
            <text:p>2</text:p>
          </table:table-cell>
          <table:table-cell table:formula="of:=[MAIN.E37]" office:value-type="string" office:string-value="WM7626CT-ND">
            <text:p>WM7626CT-ND</text:p>
          </table:table-cell>
          <table:table-cell table:formula="of:=CONCATENATE(&quot;m_&quot;;SUBSTITUTE([MAIN.D37];&quot;, &quot;;&quot;/&quot;))" office:value-type="string" office:string-value="m_GPS/SPI_0">
            <text:p>m_GPS/SPI_0</text:p>
          </table:table-cell>
          <table:table-cell table:number-columns-repeated="253"/>
        </table:table-row>
        <table:table-row table:style-name="ro1">
          <table:table-cell table:formula="of:=IF([COMBINED.D38] = 1; [COMBINED.A38]*[INTRODUCTION.$D$14]; MROUND([COMBINED.A38]*[INTRODUCTION.$D$14]+([COMBINED.D38]/2);[COMBINED.D38]))" office:value-type="float" office:value="1">
            <text:p>1</text:p>
          </table:table-cell>
          <table:table-cell table:formula="of:=[MAIN.E38]" office:value-type="string" office:string-value="AD8552ARUZ-ND">
            <text:p>AD8552ARUZ-ND</text:p>
          </table:table-cell>
          <table:table-cell table:formula="of:=CONCATENATE(&quot;m_&quot;;SUBSTITUTE([MAIN.D38];&quot;, &quot;;&quot;/&quot;))" office:value-type="string" office:string-value="m_U$5">
            <text:p>m_U$5</text:p>
          </table:table-cell>
          <table:table-cell table:number-columns-repeated="253"/>
        </table:table-row>
        <table:table-row table:style-name="ro1">
          <table:table-cell table:formula="of:=IF([COMBINED.D39] = 1; [COMBINED.A39]*[INTRODUCTION.$D$14]; MROUND([COMBINED.A39]*[INTRODUCTION.$D$14]+([COMBINED.D39]/2);[COMBINED.D39]))" office:value-type="float" office:value="1">
            <text:p>1</text:p>
          </table:table-cell>
          <table:table-cell table:formula="of:=[MAIN.E39]" office:value-type="string" office:string-value="CTX639CT-ND">
            <text:p>CTX639CT-ND</text:p>
          </table:table-cell>
          <table:table-cell table:formula="of:=CONCATENATE(&quot;m_&quot;;SUBSTITUTE([MAIN.D39];&quot;, &quot;;&quot;/&quot;))" office:value-type="string" office:string-value="m_U$4">
            <text:p>m_U$4</text:p>
          </table:table-cell>
          <table:table-cell table:number-columns-repeated="253"/>
        </table:table-row>
        <table:table-row table:style-name="ro1">
          <table:table-cell table:formula="of:=IF([COMBINED.D40] = 1; [COMBINED.A40]*[INTRODUCTION.$D$14]; MROUND([COMBINED.A40]*[INTRODUCTION.$D$14]+([COMBINED.D40]/2);[COMBINED.D40]))" office:value-type="float" office:value="1">
            <text:p>1</text:p>
          </table:table-cell>
          <table:table-cell table:formula="of:=[MAIN.E40]" office:value-type="string" office:string-value="DDTA143ZCA-FDICT-ND">
            <text:p>DDTA143ZCA-FDICT-ND</text:p>
          </table:table-cell>
          <table:table-cell table:formula="of:=CONCATENATE(&quot;m_&quot;;SUBSTITUTE([MAIN.D40];&quot;, &quot;;&quot;/&quot;))" office:value-type="string" office:string-value="m_Q1">
            <text:p>m_Q1</text:p>
          </table:table-cell>
          <table:table-cell table:number-columns-repeated="253"/>
        </table:table-row>
        <table:table-row table:style-name="ro1">
          <table:table-cell table:formula="of:=IF([COMBINED.D41] = 1; [COMBINED.A41]*[INTRODUCTION.$D$14]; MROUND([COMBINED.A41]*[INTRODUCTION.$D$14]+([COMBINED.D41]/2);[COMBINED.D41]))" office:value-type="float" office:value="1">
            <text:p>1</text:p>
          </table:table-cell>
          <table:table-cell table:formula="of:=[MAIN.E41]" office:value-type="string" office:string-value="LM317MDTXFSCT-ND">
            <text:p>LM317MDTXFSCT-ND</text:p>
          </table:table-cell>
          <table:table-cell table:formula="of:=CONCATENATE(&quot;m_&quot;;SUBSTITUTE([MAIN.D41];&quot;, &quot;;&quot;/&quot;))" office:value-type="string" office:string-value="m_REG6V5A">
            <text:p>m_REG6V5A</text:p>
          </table:table-cell>
          <table:table-cell table:number-columns-repeated="253"/>
        </table:table-row>
        <table:table-row table:style-name="ro1">
          <table:table-cell table:formula="of:=IF([COMBINED.D42] = 1; [COMBINED.A42]*[INTRODUCTION.$D$14]; MROUND([COMBINED.A42]*[INTRODUCTION.$D$14]+([COMBINED.D42]/2);[COMBINED.D42]))" office:value-type="float" office:value="1">
            <text:p>1</text:p>
          </table:table-cell>
          <table:table-cell table:formula="of:=[MAIN.E42]" office:value-type="string" office:string-value="LM3940IMP-3.3CT-ND">
            <text:p>LM3940IMP-3.3CT-ND</text:p>
          </table:table-cell>
          <table:table-cell table:formula="of:=CONCATENATE(&quot;m_&quot;;SUBSTITUTE([MAIN.D42];&quot;, &quot;;&quot;/&quot;))" office:value-type="string" office:string-value="m_REG3V3D">
            <text:p>m_REG3V3D</text:p>
          </table:table-cell>
          <table:table-cell table:number-columns-repeated="253"/>
        </table:table-row>
        <table:table-row table:style-name="ro1">
          <table:table-cell table:formula="of:=IF([COMBINED.D43] = 1; [COMBINED.A43]*[INTRODUCTION.$D$14]; MROUND([COMBINED.A43]*[INTRODUCTION.$D$14]+([COMBINED.D43]/2);[COMBINED.D43]))" office:value-type="float" office:value="1">
            <text:p>1</text:p>
          </table:table-cell>
          <table:table-cell table:formula="of:=[MAIN.E43]" office:value-type="string" office:string-value="LM4041CIM7-ADJCT-ND">
            <text:p>LM4041CIM7-ADJCT-ND</text:p>
          </table:table-cell>
          <table:table-cell table:formula="of:=CONCATENATE(&quot;m_&quot;;SUBSTITUTE([MAIN.D43];&quot;, &quot;;&quot;/&quot;))" office:value-type="string" office:string-value="m_U$10">
            <text:p>m_U$10</text:p>
          </table:table-cell>
          <table:table-cell table:number-columns-repeated="253"/>
        </table:table-row>
        <table:table-row table:style-name="ro1">
          <table:table-cell table:formula="of:=IF([COMBINED.D44] = 1; [COMBINED.A44]*[INTRODUCTION.$D$14]; MROUND([COMBINED.A44]*[INTRODUCTION.$D$14]+([COMBINED.D44]/2);[COMBINED.D44]))" office:value-type="float" office:value="1">
            <text:p>1</text:p>
          </table:table-cell>
          <table:table-cell table:formula="of:=[MAIN.E44]" office:value-type="string" office:string-value="LP2992AIM5-5.0CT-ND">
            <text:p>LP2992AIM5-5.0CT-ND</text:p>
          </table:table-cell>
          <table:table-cell table:formula="of:=CONCATENATE(&quot;m_&quot;;SUBSTITUTE([MAIN.D44];&quot;, &quot;;&quot;/&quot;))" office:value-type="string" office:string-value="m_REG5VA">
            <text:p>m_REG5VA</text:p>
          </table:table-cell>
          <table:table-cell table:number-columns-repeated="253"/>
        </table:table-row>
        <table:table-row table:style-name="ro1">
          <table:table-cell table:formula="of:=IF([COMBINED.D45] = 1; [COMBINED.A45]*[INTRODUCTION.$D$14]; MROUND([COMBINED.A45]*[INTRODUCTION.$D$14]+([COMBINED.D45]/2);[COMBINED.D45]))" office:value-type="float" office:value="1">
            <text:p>1</text:p>
          </table:table-cell>
          <table:table-cell table:formula="of:=[MAIN.E45]" office:value-type="string" office:string-value="568-1765-ND">
            <text:p>568-1765-ND</text:p>
          </table:table-cell>
          <table:table-cell table:formula="of:=CONCATENATE(&quot;m_&quot;;SUBSTITUTE([MAIN.D45];&quot;, &quot;;&quot;/&quot;))" office:value-type="string" office:string-value="m_U$1">
            <text:p>m_U$1</text:p>
          </table:table-cell>
          <table:table-cell table:number-columns-repeated="253"/>
        </table:table-row>
        <table:table-row table:style-name="ro1">
          <table:table-cell table:formula="of:=IF([COMBINED.D46] = 1; [COMBINED.A46]*[INTRODUCTION.$D$14]; MROUND([COMBINED.A46]*[INTRODUCTION.$D$14]+([COMBINED.D46]/2);[COMBINED.D46]))" office:value-type="float" office:value="1">
            <text:p>1</text:p>
          </table:table-cell>
          <table:table-cell table:formula="of:=[MAIN.E46]" office:value-type="string" office:string-value="LTC2485CDD#PBF-ND">
            <text:p>LTC2485CDD#PBF-ND</text:p>
          </table:table-cell>
          <table:table-cell table:formula="of:=CONCATENATE(&quot;m_&quot;;SUBSTITUTE([MAIN.D46];&quot;, &quot;;&quot;/&quot;))" office:value-type="string" office:string-value="m_U$9">
            <text:p>m_U$9</text:p>
          </table:table-cell>
          <table:table-cell table:number-columns-repeated="253"/>
        </table:table-row>
        <table:table-row table:style-name="ro1">
          <table:table-cell table:formula="of:=IF([COMBINED.D47] = 1; [COMBINED.A47]*[INTRODUCTION.$D$14]; MROUND([COMBINED.A47]*[INTRODUCTION.$D$14]+([COMBINED.D47]/2);[COMBINED.D47]))" office:value-type="float" office:value="1">
            <text:p>1</text:p>
          </table:table-cell>
          <table:table-cell table:formula="of:=[MAIN.E47]" office:value-type="string" office:string-value="H2959CT-ND">
            <text:p>H2959CT-ND</text:p>
          </table:table-cell>
          <table:table-cell table:formula="of:=CONCATENATE(&quot;m_&quot;;SUBSTITUTE([MAIN.D47];&quot;, &quot;;&quot;/&quot;))" office:value-type="string" office:string-value="m_X5">
            <text:p>m_X5</text:p>
          </table:table-cell>
          <table:table-cell table:number-columns-repeated="253"/>
        </table:table-row>
        <table:table-row table:style-name="ro1">
          <table:table-cell table:formula="of:=IF([COMBINED.D48] = 1; [COMBINED.A48]*[INTRODUCTION.$D$14]; MROUND([COMBINED.A48]*[INTRODUCTION.$D$14]+([COMBINED.D48]/2);[COMBINED.D48]))" office:value-type="float" office:value="0">
            <text:p>0</text:p>
          </table:table-cell>
          <table:table-cell table:formula="of:=[MAIN.E48]" office:value-type="string" office:string-value="From Freescale">
            <text:p>From Freescale</text:p>
          </table:table-cell>
          <table:table-cell table:formula="of:=CONCATENATE(&quot;m_&quot;;SUBSTITUTE([MAIN.D48];&quot;, &quot;;&quot;/&quot;))" office:value-type="string" office:string-value="m_U$2">
            <text:p>m_U$2</text:p>
          </table:table-cell>
          <table:table-cell table:number-columns-repeated="253"/>
        </table:table-row>
        <table:table-row table:style-name="ro1">
          <table:table-cell table:formula="of:=IF([COMBINED.D49] = 1; [COMBINED.A49]*[INTRODUCTION.$D$14]; MROUND([COMBINED.A49]*[INTRODUCTION.$D$14]+([COMBINED.D49]/2);[COMBINED.D49]))" office:value-type="float" office:value="2">
            <text:p>2</text:p>
          </table:table-cell>
          <table:table-cell table:formula="of:=[MAIN.E49]" office:value-type="string" office:string-value="568-4214-1-ND">
            <text:p>568-4214-1-ND</text:p>
          </table:table-cell>
          <table:table-cell table:formula="of:=CONCATENATE(&quot;m_&quot;;SUBSTITUTE([MAIN.D49];&quot;, &quot;;&quot;/&quot;))" office:value-type="string" office:string-value="m_LT_I2C/U$11">
            <text:p>m_LT_I2C/U$11</text:p>
          </table:table-cell>
          <table:table-cell table:number-columns-repeated="253"/>
        </table:table-row>
        <table:table-row table:style-name="ro1">
          <table:table-cell table:formula="of:=IF([COMBINED.D50] = 1; [COMBINED.A50]*[INTRODUCTION.$D$14]; MROUND([COMBINED.A50]*[INTRODUCTION.$D$14]+([COMBINED.D50]/2);[COMBINED.D50]))" office:value-type="float" office:value="1">
            <text:p>1</text:p>
          </table:table-cell>
          <table:table-cell table:formula="of:=[MAIN.E50]" office:value-type="string" office:string-value="296-20432-ND">
            <text:p>296-20432-ND</text:p>
          </table:table-cell>
          <table:table-cell table:formula="of:=CONCATENATE(&quot;m_&quot;;SUBSTITUTE([MAIN.D50];&quot;, &quot;;&quot;/&quot;))" office:value-type="string" office:string-value="m_REG5VD">
            <text:p>m_REG5VD</text:p>
          </table:table-cell>
          <table:table-cell table:number-columns-repeated="253"/>
        </table:table-row>
        <table:table-row table:style-name="ro1">
          <table:table-cell table:formula="of:=IF([COMBINED.D51] = 1; [COMBINED.A51]*[INTRODUCTION.$D$14]; MROUND([COMBINED.A51]*[INTRODUCTION.$D$14]+([COMBINED.D51]/2);[COMBINED.D51]))" office:value-type="float" office:value="0">
            <text:p>0</text:p>
          </table:table-cell>
          <table:table-cell table:formula="of:=[MAIN.E51]" office:value-type="string" office:string-value="???">
            <text:p>???</text:p>
          </table:table-cell>
          <table:table-cell table:formula="of:=CONCATENATE(&quot;m_&quot;;SUBSTITUTE([MAIN.D51];&quot;, &quot;;&quot;/&quot;))" office:value-type="string" office:string-value="m_R40">
            <text:p>m_R40</text:p>
          </table:table-cell>
          <table:table-cell table:number-columns-repeated="253"/>
        </table:table-row>
        <table:table-row table:style-name="ro1">
          <table:table-cell table:formula="of:=IF([COMBINED.D52] = 1; [COMBINED.A52]*[INTRODUCTION.$D$14]; MROUND([COMBINED.A52]*[INTRODUCTION.$D$14]+([COMBINED.D52]/2);[COMBINED.D52]))" office:value-type="float" office:value="0">
            <text:p>0</text:p>
          </table:table-cell>
          <table:table-cell table:formula="of:=[MAIN.E52]" office:value-type="string" office:string-value="???">
            <text:p>???</text:p>
          </table:table-cell>
          <table:table-cell table:formula="of:=CONCATENATE(&quot;m_&quot;;SUBSTITUTE([MAIN.D52];&quot;, &quot;;&quot;/&quot;))" office:value-type="string" office:string-value="m_R39">
            <text:p>m_R39</text:p>
          </table:table-cell>
          <table:table-cell table:number-columns-repeated="253"/>
        </table:table-row>
        <table:table-row table:style-name="ro1">
          <table:table-cell table:formula="of:=IF([COMBINED.D53] = 1; [COMBINED.A53]*[INTRODUCTION.$D$14]; MROUND([COMBINED.A53]*[INTRODUCTION.$D$14]+([COMBINED.D53]/2);[COMBINED.D53]))" office:value-type="float" office:value="4">
            <text:p>4</text:p>
          </table:table-cell>
          <table:table-cell table:formula="of:=[MAIN.E53]" office:value-type="string" office:string-value="P11505CT-ND">
            <text:p>P11505CT-ND</text:p>
          </table:table-cell>
          <table:table-cell table:formula="of:=CONCATENATE(&quot;m_&quot;;SUBSTITUTE([MAIN.D53];&quot;, &quot;;&quot;/&quot;))" office:value-type="string" office:string-value="m_LED1,LED2,LED3,LED4">
            <text:p>m_LED1,LED2,LED3,LED4</text:p>
          </table:table-cell>
          <table:table-cell table:number-columns-repeated="253"/>
        </table:table-row>
        <table:table-row table:style-name="ro1">
          <table:table-cell table:formula="of:=IF([COMBINED.D54] = 1; [COMBINED.A54]*[INTRODUCTION.$D$14]; MROUND([COMBINED.A54]*[INTRODUCTION.$D$14]+([COMBINED.D54]/2);[COMBINED.D54]))" office:value-type="float" office:value="0">
            <text:p>0</text:p>
          </table:table-cell>
          <table:table-cell table:formula="of:=[MAIN.E54]" office:value-type="string" office:string-value="???">
            <text:p>???</text:p>
          </table:table-cell>
          <table:table-cell table:formula="of:=CONCATENATE(&quot;m_&quot;;SUBSTITUTE([MAIN.D54];&quot;, &quot;;&quot;/&quot;))" office:value-type="string" office:string-value="m_R38">
            <text:p>m_R38</text:p>
          </table:table-cell>
          <table:table-cell table:number-columns-repeated="253"/>
        </table:table-row>
        <table:table-row table:style-name="ro1">
          <table:table-cell table:formula="of:=IF([COMBINED.D55] = 1; [COMBINED.A55]*[INTRODUCTION.$D$14]; MROUND([COMBINED.A55]*[INTRODUCTION.$D$14]+([COMBINED.D55]/2);[COMBINED.D55]))" office:value-type="float" office:value="0">
            <text:p>0</text:p>
          </table:table-cell>
          <table:table-cell table:formula="of:=[MAIN.E55]" office:value-type="string" office:string-value="N/A">
            <text:p>N/A</text:p>
          </table:table-cell>
          <table:table-cell table:formula="of:=CONCATENATE(&quot;m_&quot;;SUBSTITUTE([MAIN.D55];&quot;, &quot;;&quot;/&quot;))" office:value-type="string" office:string-value="m_BAT_IN/BAT_IN1/GND_IN/GND_IN1">
            <text:p>m_BAT_IN/BAT_IN1/GND_IN/GND_IN1</text:p>
          </table:table-cell>
          <table:table-cell table:number-columns-repeated="253"/>
        </table:table-row>
        <table:table-row table:style-name="ro1">
          <table:table-cell table:formula="of:=IF([COMBINED.D56] = 1; [COMBINED.A56]*[INTRODUCTION.$D$14]; MROUND([COMBINED.A56]*[INTRODUCTION.$D$14]+([COMBINED.D56]/2);[COMBINED.D56]))" office:value-type="float" office:value="3">
            <text:p>3</text:p>
          </table:table-cell>
          <table:table-cell table:formula="of:=[MAIN.E56]" office:value-type="string" office:string-value="SW1020CT-ND">
            <text:p>SW1020CT-ND</text:p>
          </table:table-cell>
          <table:table-cell table:formula="of:=CONCATENATE(&quot;m_&quot;;SUBSTITUTE([MAIN.D56];&quot;, &quot;;&quot;/&quot;))" office:value-type="string" office:string-value="m_U$6/U$7/U$14">
            <text:p>m_U$6/U$7/U$14</text:p>
          </table:table-cell>
          <table:table-cell table:number-columns-repeated="253"/>
        </table:table-row>
        <table:table-row table:style-name="ro1">
          <table:table-cell table:formula="of:=IF([COMBINED.D57] = 1; [COMBINED.A57]*[INTRODUCTION.$D$14]; MROUND([COMBINED.A57]*[INTRODUCTION.$D$14]+([COMBINED.D57]/2);[COMBINED.D57]))" office:value-type="float" office:value="1">
            <text:p>1</text:p>
          </table:table-cell>
          <table:table-cell table:formula="of:=[MAIN.E57]" office:value-type="string" office:string-value="SW1023CT-ND">
            <text:p>SW1023CT-ND</text:p>
          </table:table-cell>
          <table:table-cell table:formula="of:=CONCATENATE(&quot;m_&quot;;SUBSTITUTE([MAIN.D57];&quot;, &quot;;&quot;/&quot;))" office:value-type="string" office:string-value="m_U$3">
            <text:p>m_U$3</text:p>
          </table:table-cell>
          <table:table-cell table:number-columns-repeated="253"/>
        </table:table-row>
        <table:table-row table:style-name="ro1">
          <table:table-cell table:formula="of:=IF([COMBINED.D58] = 1; [COMBINED.A58]*[INTRODUCTION.$D$14]; MROUND([COMBINED.A58]*[INTRODUCTION.$D$14]+([COMBINED.D58]/2);[COMBINED.D58]))" office:value-type="float" office:value="2">
            <text:p>2</text:p>
          </table:table-cell>
          <table:table-cell table:formula="of:=[MAIN.E58]" office:value-type="string" office:string-value="296-21265-1-ND">
            <text:p>296-21265-1-ND</text:p>
          </table:table-cell>
          <table:table-cell table:formula="of:=CONCATENATE(&quot;m_&quot;;SUBSTITUTE([MAIN.D58];&quot;, &quot;;&quot;/&quot;))" office:value-type="string" office:string-value="m_U$12/U$13">
            <text:p>m_U$12/U$13</text:p>
          </table:table-cell>
          <table:table-cell table:number-columns-repeated="253"/>
        </table:table-row>
        <table:table-row table:style-name="ro1">
          <table:table-cell table:formula="of:=IF([COMBINED.D59] = 1; [COMBINED.A59]*[INTRODUCTION.$D$14]; MROUND([COMBINED.A59]*[INTRODUCTION.$D$14]+([COMBINED.D59]/2);[COMBINED.D59]))" office:value-type="float" office:value="1">
            <text:p>1</text:p>
          </table:table-cell>
          <table:table-cell table:formula="of:=[MAIN.E59]" office:value-type="string" office:string-value="296-21931-1-ND">
            <text:p>296-21931-1-ND</text:p>
          </table:table-cell>
          <table:table-cell table:formula="of:=CONCATENATE(&quot;m_&quot;;SUBSTITUTE([MAIN.D59];&quot;, &quot;;&quot;/&quot;))" office:value-type="string" office:string-value="m_U$8">
            <text:p>m_U$8</text:p>
          </table:table-cell>
          <table:table-cell table:number-columns-repeated="253"/>
        </table:table-row>
        <table:table-row table:style-name="ro1">
          <table:table-cell table:formula="of:=IF([COMBINED.D60] = 1; [COMBINED.A60]*[INTRODUCTION.$D$14]; MROUND([COMBINED.A60]*[INTRODUCTION.$D$14]+([COMBINED.D60]/2);[COMBINED.D60]))" office:value-type="float" office:value="1">
            <text:p>1</text:p>
          </table:table-cell>
          <table:table-cell table:formula="of:=[MAIN.E60]" office:value-type="string" office:string-value="24AA256-I/ST-ND">
            <text:p>24AA256-I/ST-ND</text:p>
          </table:table-cell>
          <table:table-cell table:formula="of:=CONCATENATE(&quot;m_&quot;;SUBSTITUTE([MAIN.D60];&quot;, &quot;;&quot;/&quot;))" office:value-type="string" office:string-value="m_IC1">
            <text:p>m_IC1</text:p>
          </table:table-cell>
          <table:table-cell table:number-columns-repeated="253"/>
        </table:table-row>
        <table:table-row table:style-name="ro1">
          <table:table-cell table:formula="of:=IF([COMBINED.D61] = 1; [COMBINED.A61]*[INTRODUCTION.$D$14]; MROUND([COMBINED.A61]*[INTRODUCTION.$D$14]+([COMBINED.D61]/2);[COMBINED.D61]))" office:value-type="float" office:value="10">
            <text:p>10</text:p>
          </table:table-cell>
          <table:table-cell table:style-name="ce14" table:formula="of:=[IMU.E2]" office:value-type="string" office:string-value="541-0.0GCT-ND">
            <text:p>541-0.0GCT-ND</text:p>
          </table:table-cell>
          <table:table-cell table:style-name="ce14" table:formula="of:=CONCATENATE(&quot;i_&quot;;SUBSTITUTE([IMU.D2];&quot;, &quot;;&quot;/&quot;))" office:value-type="string" office:string-value="i_R8/R9/R10/R15/xz_R1/yz_R5">
            <text:p>i_R8/R9/R10/R15/xz_R1/yz_R5</text:p>
          </table:table-cell>
          <table:table-cell table:style-name="ce14" table:number-columns-repeated="253"/>
        </table:table-row>
        <table:table-row table:style-name="ro1">
          <table:table-cell table:formula="of:=IF([COMBINED.D62] = 1; [COMBINED.A62]*[INTRODUCTION.$D$14]; MROUND([COMBINED.A62]*[INTRODUCTION.$D$14]+([COMBINED.D62]/2);[COMBINED.D62]))" office:value-type="float" office:value="10">
            <text:p>10</text:p>
          </table:table-cell>
          <table:table-cell table:style-name="ce14" table:formula="of:=[IMU.E3]" office:value-type="string" office:string-value="490-4520-1-ND">
            <text:p>490-4520-1-ND</text:p>
          </table:table-cell>
          <table:table-cell table:style-name="ce14" table:formula="of:=CONCATENATE(&quot;i_&quot;;SUBSTITUTE([IMU.D3];&quot;, &quot;;&quot;/&quot;))" office:value-type="string" office:string-value="i_C22/C24">
            <text:p>i_C22/C24</text:p>
          </table:table-cell>
          <table:table-cell table:style-name="ce14" table:number-columns-repeated="253"/>
        </table:table-row>
        <table:table-row table:style-name="ro1">
          <table:table-cell table:formula="of:=IF([COMBINED.D63] = 1; [COMBINED.A63]*[INTRODUCTION.$D$14]; MROUND([COMBINED.A63]*[INTRODUCTION.$D$14]+([COMBINED.D63]/2);[COMBINED.D63]))" office:value-type="float" office:value="10">
            <text:p>10</text:p>
          </table:table-cell>
          <table:table-cell table:style-name="ce14" table:formula="of:=[IMU.E4]" office:value-type="string" office:string-value="587-1442-1-ND">
            <text:p>587-1442-1-ND</text:p>
          </table:table-cell>
          <table:table-cell table:style-name="ce14" table:formula="of:=CONCATENATE(&quot;i_&quot;;SUBSTITUTE([IMU.D4];&quot;, &quot;;&quot;/&quot;))" office:value-type="string" office:string-value="i_C25/C26/C21">
            <text:p>i_C25/C26/C21</text:p>
          </table:table-cell>
          <table:table-cell table:style-name="ce14" table:number-columns-repeated="253"/>
        </table:table-row>
        <table:table-row table:style-name="ro1">
          <table:table-cell table:formula="of:=IF([COMBINED.D64] = 1; [COMBINED.A64]*[INTRODUCTION.$D$14]; MROUND([COMBINED.A64]*[INTRODUCTION.$D$14]+([COMBINED.D64]/2);[COMBINED.D64]))" office:value-type="float" office:value="10">
            <text:p>10</text:p>
          </table:table-cell>
          <table:table-cell table:style-name="ce14" table:formula="of:=[IMU.E5]" office:value-type="string" office:string-value="541-4.70KHCT-ND">
            <text:p>541-4.70KHCT-ND</text:p>
          </table:table-cell>
          <table:table-cell table:style-name="ce14" table:formula="of:=CONCATENATE(&quot;i_&quot;;SUBSTITUTE([IMU.D5];&quot;, &quot;;&quot;/&quot;))" office:value-type="string" office:string-value="i_R16">
            <text:p>i_R16</text:p>
          </table:table-cell>
          <table:table-cell table:style-name="ce14" table:number-columns-repeated="253"/>
        </table:table-row>
        <table:table-row table:style-name="ro1">
          <table:table-cell table:formula="of:=IF([COMBINED.D65] = 1; [COMBINED.A65]*[INTRODUCTION.$D$14]; MROUND([COMBINED.A65]*[INTRODUCTION.$D$14]+([COMBINED.D65]/2);[COMBINED.D65]))" office:value-type="float" office:value="10">
            <text:p>10</text:p>
          </table:table-cell>
          <table:table-cell table:style-name="ce14" table:formula="of:=[IMU.E6]" office:value-type="string" office:string-value="541-10.0KHCT-ND">
            <text:p>541-10.0KHCT-ND</text:p>
          </table:table-cell>
          <table:table-cell table:style-name="ce14" table:formula="of:=CONCATENATE(&quot;i_&quot;;SUBSTITUTE([IMU.D6];&quot;, &quot;;&quot;/&quot;))" office:value-type="string" office:string-value="i_R3/R5/R11">
            <text:p>i_R3/R5/R11</text:p>
          </table:table-cell>
          <table:table-cell table:style-name="ce14" table:number-columns-repeated="253"/>
        </table:table-row>
        <table:table-row table:style-name="ro1">
          <table:table-cell table:formula="of:=IF([COMBINED.D66] = 1; [COMBINED.A66]*[INTRODUCTION.$D$14]; MROUND([COMBINED.A66]*[INTRODUCTION.$D$14]+([COMBINED.D66]/2);[COMBINED.D66]))" office:value-type="float" office:value="2">
            <text:p>2</text:p>
          </table:table-cell>
          <table:table-cell table:style-name="ce14" table:formula="of:=[IMU.E7]" office:value-type="string" office:string-value="PCC1750CT-ND">
            <text:p>PCC1750CT-ND</text:p>
          </table:table-cell>
          <table:table-cell table:style-name="ce14" table:formula="of:=CONCATENATE(&quot;i_&quot;;SUBSTITUTE([IMU.D7];&quot;, &quot;;&quot;/&quot;))" office:value-type="string" office:string-value="i_C4/C15">
            <text:p>i_C4/C15</text:p>
          </table:table-cell>
          <table:table-cell table:style-name="ce14" table:number-columns-repeated="253"/>
        </table:table-row>
        <table:table-row table:style-name="ro1">
          <table:table-cell table:formula="of:=IF([COMBINED.D67] = 1; [COMBINED.A67]*[INTRODUCTION.$D$14]; MROUND([COMBINED.A67]*[INTRODUCTION.$D$14]+([COMBINED.D67]/2);[COMBINED.D67]))" office:value-type="float" office:value="10">
            <text:p>10</text:p>
          </table:table-cell>
          <table:table-cell table:style-name="ce14" table:formula="of:=[IMU.E8]" office:value-type="string" office:string-value="587-1442-1-ND">
            <text:p>587-1442-1-ND</text:p>
          </table:table-cell>
          <table:table-cell table:style-name="ce14" table:formula="of:=CONCATENATE(&quot;i_&quot;;SUBSTITUTE([IMU.D8];&quot;, &quot;;&quot;/&quot;))" office:value-type="string" office:string-value="i_C1/C16">
            <text:p>i_C1/C16</text:p>
          </table:table-cell>
          <table:table-cell table:style-name="ce14" table:number-columns-repeated="253"/>
        </table:table-row>
        <table:table-row table:style-name="ro1">
          <table:table-cell table:formula="of:=IF([COMBINED.D68] = 1; [COMBINED.A68]*[INTRODUCTION.$D$14]; MROUND([COMBINED.A68]*[INTRODUCTION.$D$14]+([COMBINED.D68]/2);[COMBINED.D68]))" office:value-type="float" office:value="10">
            <text:p>10</text:p>
          </table:table-cell>
          <table:table-cell table:style-name="ce14" table:formula="of:=[IMU.E9]" office:value-type="string" office:string-value="541-12.0KHCT-ND">
            <text:p>541-12.0KHCT-ND</text:p>
          </table:table-cell>
          <table:table-cell table:style-name="ce14" table:formula="of:=CONCATENATE(&quot;i_&quot;;SUBSTITUTE([IMU.D9];&quot;, &quot;;&quot;/&quot;))" office:value-type="string" office:string-value="i_R6/R7/yz_R1/yz_R4">
            <text:p>i_R6/R7/yz_R1/yz_R4</text:p>
          </table:table-cell>
          <table:table-cell table:style-name="ce14" table:number-columns-repeated="253"/>
        </table:table-row>
        <table:table-row table:style-name="ro1">
          <table:table-cell table:formula="of:=IF([COMBINED.D69] = 1; [COMBINED.A69]*[INTRODUCTION.$D$14]; MROUND([COMBINED.A69]*[INTRODUCTION.$D$14]+([COMBINED.D69]/2);[COMBINED.D69]))" office:value-type="float" office:value="10">
            <text:p>10</text:p>
          </table:table-cell>
          <table:table-cell table:style-name="ce14" table:formula="of:=[IMU.E10]" office:value-type="string" office:string-value="478-3722-1-ND">
            <text:p>478-3722-1-ND</text:p>
          </table:table-cell>
          <table:table-cell table:style-name="ce14" table:formula="of:=CONCATENATE(&quot;i_&quot;;SUBSTITUTE([IMU.D10];&quot;, &quot;;&quot;/&quot;))" office:value-type="string" office:string-value="i_C5/C8/C13/xz_C15/xz_C16/xz_C21/yz_C15/yz_C16/yz_C21">
            <text:p>i_C5/C8/C13/xz_C15/xz_C16/xz_C21/yz_C15/yz_C16/yz_C21</text:p>
          </table:table-cell>
          <table:table-cell table:style-name="ce14" table:number-columns-repeated="253"/>
        </table:table-row>
        <table:table-row table:style-name="ro1">
          <table:table-cell table:formula="of:=IF([COMBINED.D70] = 1; [COMBINED.A70]*[INTRODUCTION.$D$14]; MROUND([COMBINED.A70]*[INTRODUCTION.$D$14]+([COMBINED.D70]/2);[COMBINED.D70]))" office:value-type="float" office:value="10">
            <text:p>10</text:p>
          </table:table-cell>
          <table:table-cell table:style-name="ce14" table:formula="of:=[IMU.E11]" office:value-type="string" office:string-value="541-39.0KHCT-ND">
            <text:p>541-39.0KHCT-ND</text:p>
          </table:table-cell>
          <table:table-cell table:style-name="ce14" table:formula="of:=CONCATENATE(&quot;i_&quot;;SUBSTITUTE([IMU.D11];&quot;, &quot;;&quot;/&quot;))" office:value-type="string" office:string-value="i_R4">
            <text:p>i_R4</text:p>
          </table:table-cell>
          <table:table-cell table:style-name="ce14" table:number-columns-repeated="253"/>
        </table:table-row>
        <table:table-row table:style-name="ro1">
          <table:table-cell table:formula="of:=IF([COMBINED.D71] = 1; [COMBINED.A71]*[INTRODUCTION.$D$14]; MROUND([COMBINED.A71]*[INTRODUCTION.$D$14]+([COMBINED.D71]/2);[COMBINED.D71]))" office:value-type="float" office:value="10">
            <text:p>10</text:p>
          </table:table-cell>
          <table:table-cell table:style-name="ce14" table:formula="of:=[IMU.E12]" office:value-type="string" office:string-value="541-43.0HCT-ND">
            <text:p>541-43.0HCT-ND</text:p>
          </table:table-cell>
          <table:table-cell table:style-name="ce14" table:formula="of:=CONCATENATE(&quot;i_&quot;;SUBSTITUTE([IMU.D12];&quot;, &quot;;&quot;/&quot;))" office:value-type="string" office:string-value="i_R1/R2">
            <text:p>i_R1/R2</text:p>
          </table:table-cell>
          <table:table-cell table:style-name="ce14" table:number-columns-repeated="253"/>
        </table:table-row>
        <table:table-row table:style-name="ro1">
          <table:table-cell table:formula="of:=IF([COMBINED.D72] = 1; [COMBINED.A72]*[INTRODUCTION.$D$14]; MROUND([COMBINED.A72]*[INTRODUCTION.$D$14]+([COMBINED.D72]/2);[COMBINED.D72]))" office:value-type="float" office:value="10">
            <text:p>10</text:p>
          </table:table-cell>
          <table:table-cell table:style-name="ce14" table:formula="of:=[IMU.E13]" office:value-type="string" office:string-value="478-3716-1-ND">
            <text:p>478-3716-1-ND</text:p>
          </table:table-cell>
          <table:table-cell table:style-name="ce14" table:formula="of:=CONCATENATE(&quot;i_&quot;;SUBSTITUTE([IMU.D13];&quot;, &quot;;&quot;/&quot;))" office:value-type="string" office:string-value="i_C12/xz_C20/yz_C20">
            <text:p>i_C12/xz_C20/yz_C20</text:p>
          </table:table-cell>
          <table:table-cell table:style-name="ce14" table:number-columns-repeated="253"/>
        </table:table-row>
        <table:table-row table:style-name="ro1">
          <table:table-cell table:formula="of:=IF([COMBINED.D73] = 1; [COMBINED.A73]*[INTRODUCTION.$D$14]; MROUND([COMBINED.A73]*[INTRODUCTION.$D$14]+([COMBINED.D73]/2);[COMBINED.D73]))" office:value-type="float" office:value="30">
            <text:p>30</text:p>
          </table:table-cell>
          <table:table-cell table:style-name="ce14" table:formula="of:=[IMU.E14]" office:value-type="string" office:string-value="399-5089-1-ND">
            <text:p>399-5089-1-ND</text:p>
          </table:table-cell>
          <table:table-cell table:style-name="ce14" table:formula="of:=CONCATENATE(&quot;i_&quot;;SUBSTITUTE([IMU.D14];&quot;, &quot;;&quot;/&quot;))" office:value-type="string" office:string-value="i_C2/C3/C6/C7/C9/C10/C11/C14/C17/C18/C19/C20/C23/C33/C34/C27/xz_C17/xz_C18/xz_C19/yz_C17,yz_ C18,yz_ C19/yz_C23/yz_C33/yz_C34">
            <text:p>i_C2/C3/C6/C7/C9/C10/C11/C14/C17/C18/C19/C20/C23/C33/C34/C27/xz_C17/xz_C18/xz_C19/yz_C17,yz_ C18,yz_ C19/yz_C23/yz_C33/yz_C34</text:p>
          </table:table-cell>
          <table:table-cell table:style-name="ce14" table:number-columns-repeated="253"/>
        </table:table-row>
        <table:table-row table:style-name="ro1">
          <table:table-cell table:formula="of:=IF([COMBINED.D74] = 1; [COMBINED.A74]*[INTRODUCTION.$D$14]; MROUND([COMBINED.A74]*[INTRODUCTION.$D$14]+([COMBINED.D74]/2);[COMBINED.D74]))" office:value-type="float" office:value="1">
            <text:p>1</text:p>
          </table:table-cell>
          <table:table-cell table:style-name="ce14" table:formula="of:=[IMU.E15]" office:value-type="string" office:string-value="WM7630CT-ND">
            <text:p>WM7630CT-ND</text:p>
          </table:table-cell>
          <table:table-cell table:style-name="ce14" table:formula="of:=CONCATENATE(&quot;i_&quot;;SUBSTITUTE([IMU.D15];&quot;, &quot;;&quot;/&quot;))" office:value-type="string" office:string-value="i_X1">
            <text:p>i_X1</text:p>
          </table:table-cell>
          <table:table-cell table:style-name="ce14" table:number-columns-repeated="253"/>
        </table:table-row>
        <table:table-row table:style-name="ro1">
          <table:table-cell table:formula="of:=IF([COMBINED.D75] = 1; [COMBINED.A75]*[INTRODUCTION.$D$14]; MROUND([COMBINED.A75]*[INTRODUCTION.$D$14]+([COMBINED.D75]/2);[COMBINED.D75]))" office:value-type="float" office:value="1">
            <text:p>1</text:p>
          </table:table-cell>
          <table:table-cell table:style-name="ce14" table:formula="of:=[IMU.E16]" office:value-type="string" office:string-value="WM1741-ND">
            <text:p>WM1741-ND</text:p>
          </table:table-cell>
          <table:table-cell table:style-name="ce14" table:formula="of:=CONCATENATE(&quot;i_&quot;;SUBSTITUTE([IMU.D16];&quot;, &quot;;&quot;/&quot;))" office:value-type="string" office:string-value="i_X2">
            <text:p>i_X2</text:p>
          </table:table-cell>
          <table:table-cell table:style-name="ce14" table:number-columns-repeated="253"/>
        </table:table-row>
        <table:table-row table:style-name="ro1">
          <table:table-cell table:formula="of:=IF([COMBINED.D76] = 1; [COMBINED.A76]*[INTRODUCTION.$D$14]; MROUND([COMBINED.A76]*[INTRODUCTION.$D$14]+([COMBINED.D76]/2);[COMBINED.D76]))" office:value-type="float" office:value="2">
            <text:p>2</text:p>
          </table:table-cell>
          <table:table-cell table:style-name="ce14" table:formula="of:=[IMU.E17]" office:value-type="string" office:string-value="ADXL320JCP-ND">
            <text:p>ADXL320JCP-ND</text:p>
          </table:table-cell>
          <table:table-cell table:style-name="ce14" table:formula="of:=CONCATENATE(&quot;i_&quot;;SUBSTITUTE([IMU.D17];&quot;, &quot;;&quot;/&quot;))" office:value-type="string" office:string-value="i_U$2/yz_U$2">
            <text:p>i_U$2/yz_U$2</text:p>
          </table:table-cell>
          <table:table-cell table:style-name="ce14" table:number-columns-repeated="253"/>
        </table:table-row>
        <table:table-row table:style-name="ro1">
          <table:table-cell table:formula="of:=IF([COMBINED.D77] = 1; [COMBINED.A77]*[INTRODUCTION.$D$14]; MROUND([COMBINED.A77]*[INTRODUCTION.$D$14]+([COMBINED.D77]/2);[COMBINED.D77]))" office:value-type="float" office:value="3">
            <text:p>3</text:p>
          </table:table-cell>
          <table:table-cell table:style-name="ce14" table:formula="of:=[IMU.E18]" office:value-type="string" office:string-value="ADXRS610BBGZ-RLCT-ND">
            <text:p>ADXRS610BBGZ-RLCT-ND</text:p>
          </table:table-cell>
          <table:table-cell table:style-name="ce14" table:formula="of:=CONCATENATE(&quot;i_&quot;;SUBSTITUTE([IMU.D18];&quot;, &quot;;&quot;/&quot;))" office:value-type="string" office:string-value="i_GYRO_Z/GYRO_X/GYRO_Y">
            <text:p>i_GYRO_Z/GYRO_X/GYRO_Y</text:p>
          </table:table-cell>
          <table:table-cell table:style-name="ce14" table:number-columns-repeated="253"/>
        </table:table-row>
        <table:table-row table:style-name="ro1">
          <table:table-cell table:formula="of:=IF([COMBINED.D78] = 1; [COMBINED.A78]*[INTRODUCTION.$D$14]; MROUND([COMBINED.A78]*[INTRODUCTION.$D$14]+([COMBINED.D78]/2);[COMBINED.D78]))" office:value-type="float" office:value="1">
            <text:p>1</text:p>
          </table:table-cell>
          <table:table-cell table:style-name="ce14" table:formula="of:=[IMU.E19]" office:value-type="string" office:string-value="N/A">
            <text:p>N/A</text:p>
          </table:table-cell>
          <table:table-cell table:style-name="ce14" table:formula="of:=CONCATENATE(&quot;i_&quot;;SUBSTITUTE([IMU.D19];&quot;, &quot;;&quot;/&quot;))" office:value-type="string" office:string-value="i_XZ_BOARD">
            <text:p>i_XZ_BOARD</text:p>
          </table:table-cell>
          <table:table-cell table:style-name="ce14" table:number-columns-repeated="253"/>
        </table:table-row>
        <table:table-row table:style-name="ro1">
          <table:table-cell table:formula="of:=IF([COMBINED.D79] = 1; [COMBINED.A79]*[INTRODUCTION.$D$14]; MROUND([COMBINED.A79]*[INTRODUCTION.$D$14]+([COMBINED.D79]/2);[COMBINED.D79]))" office:value-type="float" office:value="1">
            <text:p>1</text:p>
          </table:table-cell>
          <table:table-cell table:style-name="ce14" table:formula="of:=[IMU.E20]" office:value-type="string" office:string-value="N/A">
            <text:p>N/A</text:p>
          </table:table-cell>
          <table:table-cell table:style-name="ce14" table:formula="of:=CONCATENATE(&quot;i_&quot;;SUBSTITUTE([IMU.D20];&quot;, &quot;;&quot;/&quot;))" office:value-type="string" office:string-value="i_YZ_BOARD">
            <text:p>i_YZ_BOARD</text:p>
          </table:table-cell>
          <table:table-cell table:style-name="ce14" table:number-columns-repeated="253"/>
        </table:table-row>
        <table:table-row table:style-name="ro1">
          <table:table-cell table:formula="of:=IF([COMBINED.D80] = 1; [COMBINED.A80]*[INTRODUCTION.$D$14]; MROUND([COMBINED.A80]*[INTRODUCTION.$D$14]+([COMBINED.D80]/2);[COMBINED.D80]))" office:value-type="float" office:value="1">
            <text:p>1</text:p>
          </table:table-cell>
          <table:table-cell table:style-name="ce14" table:formula="of:=[IMU.E21]" office:value-type="string" office:string-value="LM3480IM3-3.3CT-ND">
            <text:p>LM3480IM3-3.3CT-ND</text:p>
          </table:table-cell>
          <table:table-cell table:style-name="ce14" table:formula="of:=CONCATENATE(&quot;i_&quot;;SUBSTITUTE([IMU.D21];&quot;, &quot;;&quot;/&quot;))" office:value-type="string" office:string-value="i_U$3">
            <text:p>i_U$3</text:p>
          </table:table-cell>
          <table:table-cell table:style-name="ce14" table:number-columns-repeated="253"/>
        </table:table-row>
        <table:table-row table:style-name="ro1">
          <table:table-cell table:formula="of:=IF([COMBINED.D81] = 1; [COMBINED.A81]*[INTRODUCTION.$D$14]; MROUND([COMBINED.A81]*[INTRODUCTION.$D$14]+([COMBINED.D81]/2);[COMBINED.D81]))" office:value-type="float" office:value="1">
            <text:p>1</text:p>
          </table:table-cell>
          <table:table-cell table:style-name="ce14" table:formula="of:=[IMU.E22]" office:value-type="string" office:string-value="LM4132EMF-4.1CT-ND">
            <text:p>LM4132EMF-4.1CT-ND</text:p>
          </table:table-cell>
          <table:table-cell table:style-name="ce14" table:formula="of:=CONCATENATE(&quot;i_&quot;;SUBSTITUTE([IMU.D22];&quot;, &quot;;&quot;/&quot;))" office:value-type="string" office:string-value="i_U$1">
            <text:p>i_U$1</text:p>
          </table:table-cell>
          <table:table-cell table:style-name="ce14" table:number-columns-repeated="253"/>
        </table:table-row>
        <table:table-row table:style-name="ro1">
          <table:table-cell table:formula="of:=IF([COMBINED.D82] = 1; [COMBINED.A82]*[INTRODUCTION.$D$14]; MROUND([COMBINED.A82]*[INTRODUCTION.$D$14]+([COMBINED.D82]/2);[COMBINED.D82]))" office:value-type="float" office:value="2">
            <text:p>2</text:p>
          </table:table-cell>
          <table:table-cell table:style-name="ce14" table:formula="of:=[IMU.E23]" office:value-type="string" office:string-value="LP2992AIM5-5.0CT-ND">
            <text:p>LP2992AIM5-5.0CT-ND</text:p>
          </table:table-cell>
          <table:table-cell table:style-name="ce14" table:formula="of:=CONCATENATE(&quot;i_&quot;;SUBSTITUTE([IMU.D23];&quot;, &quot;;&quot;/&quot;))" office:value-type="string" office:string-value="i_IC1/IC3">
            <text:p>i_IC1/IC3</text:p>
          </table:table-cell>
          <table:table-cell table:style-name="ce14" table:number-columns-repeated="253"/>
        </table:table-row>
        <table:table-row table:style-name="ro1">
          <table:table-cell table:formula="of:=IF([COMBINED.D83] = 1; [COMBINED.A83]*[INTRODUCTION.$D$14]; MROUND([COMBINED.A83]*[INTRODUCTION.$D$14]+([COMBINED.D83]/2);[COMBINED.D83]))" office:value-type="float" office:value="1">
            <text:p>1</text:p>
          </table:table-cell>
          <table:table-cell table:style-name="ce14" table:formula="of:=[IMU.E24]" office:value-type="string" office:string-value="From Maxim">
            <text:p>From Maxim</text:p>
          </table:table-cell>
          <table:table-cell table:style-name="ce14" table:formula="of:=CONCATENATE(&quot;i_&quot;;SUBSTITUTE([IMU.D24];&quot;, &quot;;&quot;/&quot;))" office:value-type="string" office:string-value="i_ADC1">
            <text:p>i_ADC1</text:p>
          </table:table-cell>
          <table:table-cell table:style-name="ce14" table:number-columns-repeated="253"/>
        </table:table-row>
        <table:table-row table:style-name="ro1">
          <table:table-cell table:formula="of:=IF([COMBINED.D84] = 1; [COMBINED.A84]*[INTRODUCTION.$D$14]; MROUND([COMBINED.A84]*[INTRODUCTION.$D$14]+([COMBINED.D84]/2);[COMBINED.D84]))" office:value-type="float" office:value="1">
            <text:p>1</text:p>
          </table:table-cell>
          <table:table-cell table:style-name="ce14" table:formula="of:=[IMU.E25]" office:value-type="string" office:string-value="From PNI">
            <text:p>From PNI</text:p>
          </table:table-cell>
          <table:table-cell table:style-name="ce14" table:formula="of:=CONCATENATE(&quot;i_&quot;;SUBSTITUTE([IMU.D25];&quot;, &quot;;&quot;/&quot;))" office:value-type="string" office:string-value="i_MAG">
            <text:p>i_MAG</text:p>
          </table:table-cell>
          <table:table-cell table:style-name="ce14" table:number-columns-repeated="253"/>
        </table:table-row>
        <table:table-row table:style-name="ro1">
          <table:table-cell table:formula="of:=IF([COMBINED.D85] = 1; [COMBINED.A85]*[INTRODUCTION.$D$14]; MROUND([COMBINED.A85]*[INTRODUCTION.$D$14]+([COMBINED.D85]/2);[COMBINED.D85]))" office:value-type="float" office:value="1">
            <text:p>1</text:p>
          </table:table-cell>
          <table:table-cell table:style-name="ce14" table:formula="of:=[IMU.E26]" office:value-type="string" office:string-value="From PNI">
            <text:p>From PNI</text:p>
          </table:table-cell>
          <table:table-cell table:style-name="ce14" table:formula="of:=CONCATENATE(&quot;i_&quot;;SUBSTITUTE([IMU.D26];&quot;, &quot;;&quot;/&quot;))" office:value-type="string" office:string-value="i_SEN_XY">
            <text:p>i_SEN_XY</text:p>
          </table:table-cell>
          <table:table-cell table:style-name="ce14" table:number-columns-repeated="253"/>
        </table:table-row>
        <table:table-row table:style-name="ro1">
          <table:table-cell table:formula="of:=IF([COMBINED.D86] = 1; [COMBINED.A86]*[INTRODUCTION.$D$14]; MROUND([COMBINED.A86]*[INTRODUCTION.$D$14]+([COMBINED.D86]/2);[COMBINED.D86]))" office:value-type="float" office:value="1">
            <text:p>1</text:p>
          </table:table-cell>
          <table:table-cell table:style-name="ce14" table:formula="of:=[IMU.E27]" office:value-type="string" office:string-value="25LC040A-I/ST-ND">
            <text:p>25LC040A-I/ST-ND</text:p>
          </table:table-cell>
          <table:table-cell table:style-name="ce14" table:formula="of:=CONCATENATE(&quot;i_&quot;;SUBSTITUTE([IMU.D27];&quot;, &quot;;&quot;/&quot;))" office:value-type="string" office:string-value="i_EEPROM">
            <text:p>i_EEPROM</text:p>
          </table:table-cell>
          <table:table-cell table:style-name="ce14" table:number-columns-repeated="253"/>
        </table:table-row>
        <table:table-row table:style-name="ro1">
          <table:table-cell table:formula="of:=IF([COMBINED.D87] = 1; [COMBINED.A87]*[INTRODUCTION.$D$14]; MROUND([COMBINED.A87]*[INTRODUCTION.$D$14]+([COMBINED.D87]/2);[COMBINED.D87]))" office:value-type="float" office:value="10">
            <text:p>10</text:p>
          </table:table-cell>
          <table:table-cell table:style-name="ce15" table:formula="of:=[GPS.E2]" office:value-type="string" office:string-value="541-150HCT-ND">
            <text:p>541-150HCT-ND</text:p>
          </table:table-cell>
          <table:table-cell table:style-name="ce15" table:formula="of:=CONCATENATE(&quot;g_&quot;;SUBSTITUTE([GPS.D2];&quot;, &quot;;&quot;/&quot;))" office:value-type="string" office:string-value="g_R1/R2/R3">
            <text:p>g_R1/R2/R3</text:p>
          </table:table-cell>
          <table:table-cell table:style-name="ce15" table:number-columns-repeated="253"/>
        </table:table-row>
        <table:table-row table:style-name="ro1">
          <table:table-cell table:formula="of:=IF([COMBINED.D88] = 1; [COMBINED.A88]*[INTRODUCTION.$D$14]; MROUND([COMBINED.A88]*[INTRODUCTION.$D$14]+([COMBINED.D88]/2);[COMBINED.D88]))" office:value-type="float" office:value="10">
            <text:p>10</text:p>
          </table:table-cell>
          <table:table-cell table:style-name="ce15" table:formula="of:=[GPS.E3]" office:value-type="string" office:string-value="541-0.0GCT-ND">
            <text:p>541-0.0GCT-ND</text:p>
          </table:table-cell>
          <table:table-cell table:style-name="ce15" table:formula="of:=CONCATENATE(&quot;g_&quot;;SUBSTITUTE([GPS.D3];&quot;, &quot;;&quot;/&quot;))" office:value-type="string" office:string-value="g_R4/R5">
            <text:p>g_R4/R5</text:p>
          </table:table-cell>
          <table:table-cell table:style-name="ce15" table:number-columns-repeated="253"/>
        </table:table-row>
        <table:table-row table:style-name="ro1">
          <table:table-cell table:formula="of:=IF([COMBINED.D89] = 1; [COMBINED.A89]*[INTRODUCTION.$D$14]; MROUND([COMBINED.A89]*[INTRODUCTION.$D$14]+([COMBINED.D89]/2);[COMBINED.D89]))" office:value-type="float" office:value="2">
            <text:p>2</text:p>
          </table:table-cell>
          <table:table-cell table:style-name="ce15" table:formula="of:=[GPS.E4]" office:value-type="string" office:string-value="495-2242-1-ND">
            <text:p>495-2242-1-ND</text:p>
          </table:table-cell>
          <table:table-cell table:style-name="ce15" table:formula="of:=CONCATENATE(&quot;g_&quot;;SUBSTITUTE([GPS.D4];&quot;, &quot;;&quot;/&quot;))" office:value-type="string" office:string-value="g_C1/C3">
            <text:p>g_C1/C3</text:p>
          </table:table-cell>
          <table:table-cell table:style-name="ce15" table:number-columns-repeated="253"/>
        </table:table-row>
        <table:table-row table:style-name="ro1">
          <table:table-cell table:formula="of:=IF([COMBINED.D90] = 1; [COMBINED.A90]*[INTRODUCTION.$D$14]; MROUND([COMBINED.A90]*[INTRODUCTION.$D$14]+([COMBINED.D90]/2);[COMBINED.D90]))" office:value-type="float" office:value="10">
            <text:p>10</text:p>
          </table:table-cell>
          <table:table-cell table:style-name="ce15" table:formula="of:=[GPS.E5]" office:value-type="string" office:string-value="399-5089-1-ND">
            <text:p>399-5089-1-ND</text:p>
          </table:table-cell>
          <table:table-cell table:style-name="ce15" table:formula="of:=CONCATENATE(&quot;g_&quot;;SUBSTITUTE([GPS.D5];&quot;, &quot;;&quot;/&quot;))" office:value-type="string" office:string-value="g_C2/C4/C6">
            <text:p>g_C2/C4/C6</text:p>
          </table:table-cell>
          <table:table-cell table:style-name="ce15" table:number-columns-repeated="253"/>
        </table:table-row>
        <table:table-row table:style-name="ro1">
          <table:table-cell table:formula="of:=IF([COMBINED.D91] = 1; [COMBINED.A91]*[INTRODUCTION.$D$14]; MROUND([COMBINED.A91]*[INTRODUCTION.$D$14]+([COMBINED.D91]/2);[COMBINED.D91]))" office:value-type="float" office:value="10">
            <text:p>10</text:p>
          </table:table-cell>
          <table:table-cell table:style-name="ce15" table:formula="of:=[GPS.E6]" office:value-type="string" office:string-value="311-1078-1-ND">
            <text:p>311-1078-1-ND</text:p>
          </table:table-cell>
          <table:table-cell table:style-name="ce15" table:formula="of:=CONCATENATE(&quot;g_&quot;;SUBSTITUTE([GPS.D6];&quot;, &quot;;&quot;/&quot;))" office:value-type="string" office:string-value="g_C5">
            <text:p>g_C5</text:p>
          </table:table-cell>
          <table:table-cell table:style-name="ce15" table:number-columns-repeated="253"/>
        </table:table-row>
        <table:table-row table:style-name="ro1">
          <table:table-cell table:formula="of:=IF([COMBINED.D92] = 1; [COMBINED.A92]*[INTRODUCTION.$D$14]; MROUND([COMBINED.A92]*[INTRODUCTION.$D$14]+([COMBINED.D92]/2);[COMBINED.D92]))" office:value-type="float" office:value="1">
            <text:p>1</text:p>
          </table:table-cell>
          <table:table-cell table:style-name="ce15" table:formula="of:=[GPS.E7]" office:value-type="string" office:string-value="WM1737-ND">
            <text:p>WM1737-ND</text:p>
          </table:table-cell>
          <table:table-cell table:style-name="ce15" table:formula="of:=CONCATENATE(&quot;g_&quot;;SUBSTITUTE([GPS.D7];&quot;, &quot;;&quot;/&quot;))" office:value-type="string" office:string-value="g_X1">
            <text:p>g_X1</text:p>
          </table:table-cell>
          <table:table-cell table:style-name="ce15" table:number-columns-repeated="253"/>
        </table:table-row>
        <table:table-row table:style-name="ro1">
          <table:table-cell table:formula="of:=IF([COMBINED.D93] = 1; [COMBINED.A93]*[INTRODUCTION.$D$14]; MROUND([COMBINED.A93]*[INTRODUCTION.$D$14]+([COMBINED.D93]/2);[COMBINED.D93]))" office:value-type="float" office:value="1">
            <text:p>1</text:p>
          </table:table-cell>
          <table:table-cell table:style-name="ce15" table:formula="of:=[GPS.E8]" office:value-type="string" office:string-value="568-3412-1-ND ">
            <text:p>568-3412-1-ND </text:p>
          </table:table-cell>
          <table:table-cell table:style-name="ce15" table:formula="of:=CONCATENATE(&quot;g_&quot;;SUBSTITUTE([GPS.D8];&quot;, &quot;;&quot;/&quot;))" office:value-type="string" office:string-value="g_D1">
            <text:p>g_D1</text:p>
          </table:table-cell>
          <table:table-cell table:style-name="ce15" table:number-columns-repeated="253"/>
        </table:table-row>
        <table:table-row table:style-name="ro1">
          <table:table-cell table:formula="of:=IF([COMBINED.D94] = 1; [COMBINED.A94]*[INTRODUCTION.$D$14]; MROUND([COMBINED.A94]*[INTRODUCTION.$D$14]+([COMBINED.D94]/2);[COMBINED.D94]))" office:value-type="float" office:value="1">
            <text:p>1</text:p>
          </table:table-cell>
          <table:table-cell table:style-name="ce15" table:formula="of:=[GPS.E9]" office:value-type="string" office:string-value="N/A">
            <text:p>N/A</text:p>
          </table:table-cell>
          <table:table-cell table:style-name="ce15" table:formula="of:=CONCATENATE(&quot;g_&quot;;SUBSTITUTE([GPS.D9];&quot;, &quot;;&quot;/&quot;))" office:value-type="string" office:string-value="g_~NUDEV~1">
            <text:p>g_~NUDEV~1</text:p>
          </table:table-cell>
          <table:table-cell table:style-name="ce15" table:number-columns-repeated="253"/>
        </table:table-row>
        <table:table-row table:style-name="ro1">
          <table:table-cell table:formula="of:=IF([COMBINED.D95] = 1; [COMBINED.A95]*[INTRODUCTION.$D$14]; MROUND([COMBINED.A95]*[INTRODUCTION.$D$14]+([COMBINED.D95]/2);[COMBINED.D95]))" office:value-type="float" office:value="1">
            <text:p>1</text:p>
          </table:table-cell>
          <table:table-cell table:style-name="ce15" table:formula="of:=[GPS.E10]" office:value-type="string" office:string-value="N/A">
            <text:p>N/A</text:p>
          </table:table-cell>
          <table:table-cell table:style-name="ce15" table:formula="of:=CONCATENATE(&quot;g_&quot;;SUBSTITUTE([GPS.D10];&quot;, &quot;;&quot;/&quot;))" office:value-type="string" office:string-value="g_ANT">
            <text:p>g_ANT</text:p>
          </table:table-cell>
          <table:table-cell table:style-name="ce15" table:number-columns-repeated="253"/>
        </table:table-row>
        <table:table-row table:style-name="ro1">
          <table:table-cell table:formula="of:=IF([COMBINED.D96] = 1; [COMBINED.A96]*[INTRODUCTION.$D$14]; MROUND([COMBINED.A96]*[INTRODUCTION.$D$14]+([COMBINED.D96]/2);[COMBINED.D96]))" office:value-type="float" office:value="1">
            <text:p>1</text:p>
          </table:table-cell>
          <table:table-cell table:style-name="ce15" table:formula="of:=[GPS.E11]" office:value-type="string" office:string-value="???">
            <text:p>???</text:p>
          </table:table-cell>
          <table:table-cell table:style-name="ce15" table:formula="of:=CONCATENATE(&quot;g_&quot;;SUBSTITUTE([GPS.D11];&quot;, &quot;;&quot;/&quot;))" office:value-type="string" office:string-value="g_GPS">
            <text:p>g_GPS</text:p>
          </table:table-cell>
          <table:table-cell table:style-name="ce15" table:number-columns-repeated="253"/>
        </table:table-row>
        <table:table-row table:style-name="ro1">
          <table:table-cell table:formula="of:=IF([COMBINED.D97] = 1; [COMBINED.A97]*[INTRODUCTION.$D$14]; MROUND([COMBINED.A97]*[INTRODUCTION.$D$14]+([COMBINED.D97]/2);[COMBINED.D97]))" office:value-type="float" office:value="1">
            <text:p>1</text:p>
          </table:table-cell>
          <table:table-cell table:style-name="ce15" table:formula="of:=[GPS.E12]" office:value-type="string" office:string-value="576-1273-ND">
            <text:p>576-1273-ND</text:p>
          </table:table-cell>
          <table:table-cell table:style-name="ce15" table:formula="of:=CONCATENATE(&quot;g_&quot;;SUBSTITUTE([GPS.D12];&quot;, &quot;;&quot;/&quot;))" office:value-type="string" office:string-value="g_VREG1">
            <text:p>g_VREG1</text:p>
          </table:table-cell>
          <table:table-cell table:style-name="ce15" table:number-columns-repeated="253"/>
        </table:table-row>
        <table:table-row table:style-name="ro1">
          <table:table-cell table:formula="of:=IF([COMBINED.D98] = 1; [COMBINED.A98]*[INTRODUCTION.$D$14]; MROUND([COMBINED.A98]*[INTRODUCTION.$D$14]+([COMBINED.D98]/2);[COMBINED.D98]))" office:value-type="float" office:value="1">
            <text:p>1</text:p>
          </table:table-cell>
          <table:table-cell table:style-name="ce15" table:formula="of:=[GPS.E13]" office:value-type="string" office:string-value="P14163CT-ND">
            <text:p>P14163CT-ND</text:p>
          </table:table-cell>
          <table:table-cell table:style-name="ce15" table:formula="of:=CONCATENATE(&quot;g_&quot;;SUBSTITUTE([GPS.D13];&quot;, &quot;;&quot;/&quot;))" office:value-type="string" office:string-value="g_C7">
            <text:p>g_C7</text:p>
          </table:table-cell>
          <table:table-cell table:style-name="ce15" table:number-columns-repeated="253"/>
        </table:table-row>
        <table:table-row table:style-name="ro1">
          <table:table-cell table:style-name="ce16" table:formula="of:=SUM([.A2:.A98])" office:value-type="float" office:value="512">
            <text:p>512</text:p>
          </table:table-cell>
          <table:table-cell table:style-name="Default" table:number-columns-repeated="255"/>
        </table:table-row>
      </table:table>
      <table:table table:name="DIGIKEY_BOM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8"/>
        <table:table-column table:style-name="co4" table:default-cell-style-name="ce18"/>
        <table:table-column table:style-name="co4" table:default-cell-style-name="Default"/>
        <table:table-column table:style-name="co31" table:default-cell-style-name="Default"/>
        <table:table-row table:style-name="ro1">
          <table:table-cell office:value-type="string">
            <text:p>Digi-Key Part Number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office:value-type="string">
            <text:p>Customer Reference</text:p>
          </table:table-cell>
          <table:table-cell table:style-name="Default" office:value-type="string">
            <text:p>Quantity 1</text:p>
          </table:table-cell>
          <table:table-cell table:style-name="Default" office:value-type="string">
            <text:p>Quantity 2</text:p>
          </table:table-cell>
          <table:table-cell office:value-type="string">
            <text:p>Quantity 3</text:p>
          </table:table-cell>
          <table:table-cell/>
        </table:table-row>
        <table:table-row table:style-name="ro1">
          <table:table-cell table:formula="of:=[COMBINED.C2]" office:value-type="string" office:string-value="541-1.50KHCT-ND">
            <text:p>541-1.50KHCT-ND</text:p>
          </table:table-cell>
          <table:table-cell table:number-columns-repeated="2"/>
          <table:table-cell table:formula="of:=[COMBINED.B2]" office:value-type="string" office:string-value="m_R19">
            <text:p>m_R19</text:p>
          </table:table-cell>
          <table:table-cell table:formula="of:=IF([COMBINED.D2] = 1; [COMBINED.A2]*[INTRODUCTION.$D$10]; MROUND([COMBINED.A2]*[INTRODUCTION.$D$10]+([COMBINED.D2]/2);[COMBINED.D2]))" office:value-type="float" office:value="10">
            <text:p>10</text:p>
          </table:table-cell>
          <table:table-cell table:formula="of:=IF([COMBINED.D2] = 1; [COMBINED.A2]*[INTRODUCTION.$D$11]; MROUND([COMBINED.A2]*[INTRODUCTION.$D$11]+([COMBINED.D2]/2);[COMBINED.D2]))" office:value-type="float" office:value="10">
            <text:p>10</text:p>
          </table:table-cell>
          <table:table-cell table:formula="of:=IF([COMBINED.D2] = 1; [COMBINED.A2]*[INTRODUCTION.$D$12]; MROUND([COMBINED.A2]*[INTRODUCTION.$D$12]+([COMBINED.D2]/2);[COMBINED.D2]))" office:value-type="float" office:value="10">
            <text:p>10</text:p>
          </table:table-cell>
          <table:table-cell/>
        </table:table-row>
        <table:table-row table:style-name="ro1">
          <table:table-cell table:formula="of:=[COMBINED.C3]" office:value-type="string" office:string-value="399-3121-1-ND">
            <text:p>399-3121-1-ND</text:p>
          </table:table-cell>
          <table:table-cell table:number-columns-repeated="2"/>
          <table:table-cell table:formula="of:=[COMBINED.B3]" office:value-type="string" office:string-value="m_C24/C34">
            <text:p>m_C24/C34</text:p>
          </table:table-cell>
          <table:table-cell table:formula="of:=IF([COMBINED.D3] = 1; [COMBINED.A3]*[INTRODUCTION.$D$10]; MROUND([COMBINED.A3]*[INTRODUCTION.$D$10]+([COMBINED.D3]/2);[COMBINED.D3]))" office:value-type="float" office:value="10">
            <text:p>10</text:p>
          </table:table-cell>
          <table:table-cell table:formula="of:=IF([COMBINED.D3] = 1; [COMBINED.A3]*[INTRODUCTION.$D$11]; MROUND([COMBINED.A3]*[INTRODUCTION.$D$11]+([COMBINED.D3]/2);[COMBINED.D3]))" office:value-type="float" office:value="10">
            <text:p>10</text:p>
          </table:table-cell>
          <table:table-cell table:formula="of:=IF([COMBINED.D3] = 1; [COMBINED.A3]*[INTRODUCTION.$D$12]; MROUND([COMBINED.A3]*[INTRODUCTION.$D$12]+([COMBINED.D3]/2);[COMBINED.D3]))" office:value-type="float" office:value="10">
            <text:p>10</text:p>
          </table:table-cell>
          <table:table-cell/>
        </table:table-row>
        <table:table-row table:style-name="ro1">
          <table:table-cell table:formula="of:=[COMBINED.C4]" office:value-type="string" office:string-value="541-1.80KHCT-ND">
            <text:p>541-1.80KHCT-ND</text:p>
          </table:table-cell>
          <table:table-cell table:number-columns-repeated="2"/>
          <table:table-cell table:formula="of:=[COMBINED.B4]" office:value-type="string" office:string-value="m_R9">
            <text:p>m_R9</text:p>
          </table:table-cell>
          <table:table-cell table:formula="of:=IF([COMBINED.D4] = 1; [COMBINED.A4]*[INTRODUCTION.$D$10]; MROUND([COMBINED.A4]*[INTRODUCTION.$D$10]+([COMBINED.D4]/2);[COMBINED.D4]))" office:value-type="float" office:value="10">
            <text:p>10</text:p>
          </table:table-cell>
          <table:table-cell table:formula="of:=IF([COMBINED.D4] = 1; [COMBINED.A4]*[INTRODUCTION.$D$11]; MROUND([COMBINED.A4]*[INTRODUCTION.$D$11]+([COMBINED.D4]/2);[COMBINED.D4]))" office:value-type="float" office:value="10">
            <text:p>10</text:p>
          </table:table-cell>
          <table:table-cell table:formula="of:=IF([COMBINED.D4] = 1; [COMBINED.A4]*[INTRODUCTION.$D$12]; MROUND([COMBINED.A4]*[INTRODUCTION.$D$12]+([COMBINED.D4]/2);[COMBINED.D4]))" office:value-type="float" office:value="10">
            <text:p>10</text:p>
          </table:table-cell>
          <table:table-cell/>
        </table:table-row>
        <table:table-row table:style-name="ro1">
          <table:table-cell table:formula="of:=[COMBINED.C5]" office:value-type="string" office:string-value="541-1.00KHCT-ND">
            <text:p>541-1.00KHCT-ND</text:p>
          </table:table-cell>
          <table:table-cell table:number-columns-repeated="2"/>
          <table:table-cell table:formula="of:=[COMBINED.B5]" office:value-type="string" office:string-value="m_R2/R4/R13/R15/R16/R22">
            <text:p>m_R2/R4/R13/R15/R16/R22</text:p>
          </table:table-cell>
          <table:table-cell table:formula="of:=IF([COMBINED.D5] = 1; [COMBINED.A5]*[INTRODUCTION.$D$10]; MROUND([COMBINED.A5]*[INTRODUCTION.$D$10]+([COMBINED.D5]/2);[COMBINED.D5]))" office:value-type="float" office:value="10">
            <text:p>10</text:p>
          </table:table-cell>
          <table:table-cell table:formula="of:=IF([COMBINED.D5] = 1; [COMBINED.A5]*[INTRODUCTION.$D$11]; MROUND([COMBINED.A5]*[INTRODUCTION.$D$11]+([COMBINED.D5]/2);[COMBINED.D5]))" office:value-type="float" office:value="20">
            <text:p>20</text:p>
          </table:table-cell>
          <table:table-cell table:formula="of:=IF([COMBINED.D5] = 1; [COMBINED.A5]*[INTRODUCTION.$D$12]; MROUND([COMBINED.A5]*[INTRODUCTION.$D$12]+([COMBINED.D5]/2);[COMBINED.D5]))" office:value-type="float" office:value="20">
            <text:p>20</text:p>
          </table:table-cell>
          <table:table-cell/>
        </table:table-row>
        <table:table-row table:style-name="ro1">
          <table:table-cell table:formula="of:=[COMBINED.C6]" office:value-type="string" office:string-value="490-4520-1-ND">
            <text:p>490-4520-1-ND</text:p>
          </table:table-cell>
          <table:table-cell table:number-columns-repeated="2"/>
          <table:table-cell table:formula="of:=[COMBINED.B6]" office:value-type="string" office:string-value="m_C16">
            <text:p>m_C16</text:p>
          </table:table-cell>
          <table:table-cell table:formula="of:=IF([COMBINED.D6] = 1; [COMBINED.A6]*[INTRODUCTION.$D$10]; MROUND([COMBINED.A6]*[INTRODUCTION.$D$10]+([COMBINED.D6]/2);[COMBINED.D6]))" office:value-type="float" office:value="10">
            <text:p>10</text:p>
          </table:table-cell>
          <table:table-cell table:formula="of:=IF([COMBINED.D6] = 1; [COMBINED.A6]*[INTRODUCTION.$D$11]; MROUND([COMBINED.A6]*[INTRODUCTION.$D$11]+([COMBINED.D6]/2);[COMBINED.D6]))" office:value-type="float" office:value="10">
            <text:p>10</text:p>
          </table:table-cell>
          <table:table-cell table:formula="of:=IF([COMBINED.D6] = 1; [COMBINED.A6]*[INTRODUCTION.$D$12]; MROUND([COMBINED.A6]*[INTRODUCTION.$D$12]+([COMBINED.D6]/2);[COMBINED.D6]))" office:value-type="float" office:value="10">
            <text:p>10</text:p>
          </table:table-cell>
          <table:table-cell/>
        </table:table-row>
        <table:table-row table:style-name="ro1">
          <table:table-cell table:formula="of:=[COMBINED.C7]" office:value-type="string" office:string-value="541-3.30KHCT-ND">
            <text:p>541-3.30KHCT-ND</text:p>
          </table:table-cell>
          <table:table-cell table:number-columns-repeated="2"/>
          <table:table-cell table:formula="of:=[COMBINED.B7]" office:value-type="string" office:string-value="m_R8">
            <text:p>m_R8</text:p>
          </table:table-cell>
          <table:table-cell table:formula="of:=IF([COMBINED.D7] = 1; [COMBINED.A7]*[INTRODUCTION.$D$10]; MROUND([COMBINED.A7]*[INTRODUCTION.$D$10]+([COMBINED.D7]/2);[COMBINED.D7]))" office:value-type="float" office:value="10">
            <text:p>10</text:p>
          </table:table-cell>
          <table:table-cell table:formula="of:=IF([COMBINED.D7] = 1; [COMBINED.A7]*[INTRODUCTION.$D$11]; MROUND([COMBINED.A7]*[INTRODUCTION.$D$11]+([COMBINED.D7]/2);[COMBINED.D7]))" office:value-type="float" office:value="10">
            <text:p>10</text:p>
          </table:table-cell>
          <table:table-cell table:formula="of:=IF([COMBINED.D7] = 1; [COMBINED.A7]*[INTRODUCTION.$D$12]; MROUND([COMBINED.A7]*[INTRODUCTION.$D$12]+([COMBINED.D7]/2);[COMBINED.D7]))" office:value-type="float" office:value="10">
            <text:p>10</text:p>
          </table:table-cell>
          <table:table-cell/>
        </table:table-row>
        <table:table-row table:style-name="ro1">
          <table:table-cell table:formula="of:=[COMBINED.C8]" office:value-type="string" office:string-value="541-3.90KHCT-ND">
            <text:p>541-3.90KHCT-ND</text:p>
          </table:table-cell>
          <table:table-cell table:number-columns-repeated="2"/>
          <table:table-cell table:formula="of:=[COMBINED.B8]" office:value-type="string" office:string-value="m_R3">
            <text:p>m_R3</text:p>
          </table:table-cell>
          <table:table-cell table:formula="of:=IF([COMBINED.D8] = 1; [COMBINED.A8]*[INTRODUCTION.$D$10]; MROUND([COMBINED.A8]*[INTRODUCTION.$D$10]+([COMBINED.D8]/2);[COMBINED.D8]))" office:value-type="float" office:value="10">
            <text:p>10</text:p>
          </table:table-cell>
          <table:table-cell table:formula="of:=IF([COMBINED.D8] = 1; [COMBINED.A8]*[INTRODUCTION.$D$11]; MROUND([COMBINED.A8]*[INTRODUCTION.$D$11]+([COMBINED.D8]/2);[COMBINED.D8]))" office:value-type="float" office:value="10">
            <text:p>10</text:p>
          </table:table-cell>
          <table:table-cell table:formula="of:=IF([COMBINED.D8] = 1; [COMBINED.A8]*[INTRODUCTION.$D$12]; MROUND([COMBINED.A8]*[INTRODUCTION.$D$12]+([COMBINED.D8]/2);[COMBINED.D8]))" office:value-type="float" office:value="10">
            <text:p>10</text:p>
          </table:table-cell>
          <table:table-cell/>
        </table:table-row>
        <table:table-row table:style-name="ro1">
          <table:table-cell table:formula="of:=[COMBINED.C9]" office:value-type="string" office:string-value="541-0.0GCT-ND">
            <text:p>541-0.0GCT-ND</text:p>
          </table:table-cell>
          <table:table-cell table:number-columns-repeated="2"/>
          <table:table-cell table:formula="of:=[COMBINED.B9]" office:value-type="string" office:string-value="m_R24/R26/R27/R31/R32/R48/R41/R42">
            <text:p>m_R24/R26/R27/R31/R32/R48/R41/R42</text:p>
          </table:table-cell>
          <table:table-cell table:formula="of:=IF([COMBINED.D9] = 1; [COMBINED.A9]*[INTRODUCTION.$D$10]; MROUND([COMBINED.A9]*[INTRODUCTION.$D$10]+([COMBINED.D9]/2);[COMBINED.D9]))" office:value-type="float" office:value="10">
            <text:p>10</text:p>
          </table:table-cell>
          <table:table-cell table:formula="of:=IF([COMBINED.D9] = 1; [COMBINED.A9]*[INTRODUCTION.$D$11]; MROUND([COMBINED.A9]*[INTRODUCTION.$D$11]+([COMBINED.D9]/2);[COMBINED.D9]))" office:value-type="float" office:value="20">
            <text:p>20</text:p>
          </table:table-cell>
          <table:table-cell table:formula="of:=IF([COMBINED.D9] = 1; [COMBINED.A9]*[INTRODUCTION.$D$12]; MROUND([COMBINED.A9]*[INTRODUCTION.$D$12]+([COMBINED.D9]/2);[COMBINED.D9]))" office:value-type="float" office:value="30">
            <text:p>30</text:p>
          </table:table-cell>
          <table:table-cell/>
        </table:table-row>
        <table:table-row table:style-name="ro1">
          <table:table-cell table:formula="of:=[COMBINED.C10]" office:value-type="string" office:string-value="541-4.70KHCT-ND">
            <text:p>541-4.70KHCT-ND</text:p>
          </table:table-cell>
          <table:table-cell table:number-columns-repeated="2"/>
          <table:table-cell table:formula="of:=[COMBINED.B10]" office:value-type="string" office:string-value="m_R1/R28/R29/R33/R34/R45/R46/R43/R44">
            <text:p>m_R1/R28/R29/R33/R34/R45/R46/R43/R44</text:p>
          </table:table-cell>
          <table:table-cell table:formula="of:=IF([COMBINED.D10] = 1; [COMBINED.A10]*[INTRODUCTION.$D$10]; MROUND([COMBINED.A10]*[INTRODUCTION.$D$10]+([COMBINED.D10]/2);[COMBINED.D10]))" office:value-type="float" office:value="10">
            <text:p>10</text:p>
          </table:table-cell>
          <table:table-cell table:formula="of:=IF([COMBINED.D10] = 1; [COMBINED.A10]*[INTRODUCTION.$D$11]; MROUND([COMBINED.A10]*[INTRODUCTION.$D$11]+([COMBINED.D10]/2);[COMBINED.D10]))" office:value-type="float" office:value="20">
            <text:p>20</text:p>
          </table:table-cell>
          <table:table-cell table:formula="of:=IF([COMBINED.D10] = 1; [COMBINED.A10]*[INTRODUCTION.$D$12]; MROUND([COMBINED.A10]*[INTRODUCTION.$D$12]+([COMBINED.D10]/2);[COMBINED.D10]))" office:value-type="float" office:value="30">
            <text:p>30</text:p>
          </table:table-cell>
          <table:table-cell/>
        </table:table-row>
        <table:table-row table:style-name="ro1">
          <table:table-cell table:formula="of:=[COMBINED.C11]" office:value-type="string" office:string-value="587-1442-1-ND">
            <text:p>587-1442-1-ND</text:p>
          </table:table-cell>
          <table:table-cell table:number-columns-repeated="2"/>
          <table:table-cell table:formula="of:=[COMBINED.B11]" office:value-type="string" office:string-value="m_C18">
            <text:p>m_C18</text:p>
          </table:table-cell>
          <table:table-cell table:formula="of:=IF([COMBINED.D11] = 1; [COMBINED.A11]*[INTRODUCTION.$D$10]; MROUND([COMBINED.A11]*[INTRODUCTION.$D$10]+([COMBINED.D11]/2);[COMBINED.D11]))" office:value-type="float" office:value="10">
            <text:p>10</text:p>
          </table:table-cell>
          <table:table-cell table:formula="of:=IF([COMBINED.D11] = 1; [COMBINED.A11]*[INTRODUCTION.$D$11]; MROUND([COMBINED.A11]*[INTRODUCTION.$D$11]+([COMBINED.D11]/2);[COMBINED.D11]))" office:value-type="float" office:value="10">
            <text:p>10</text:p>
          </table:table-cell>
          <table:table-cell table:formula="of:=IF([COMBINED.D11] = 1; [COMBINED.A11]*[INTRODUCTION.$D$12]; MROUND([COMBINED.A11]*[INTRODUCTION.$D$12]+([COMBINED.D11]/2);[COMBINED.D11]))" office:value-type="float" office:value="10">
            <text:p>10</text:p>
          </table:table-cell>
          <table:table-cell/>
        </table:table-row>
        <table:table-row table:style-name="ro1">
          <table:table-cell table:formula="of:=[COMBINED.C12]" office:value-type="string" office:string-value="541-10.0KHCT-ND">
            <text:p>541-10.0KHCT-ND</text:p>
          </table:table-cell>
          <table:table-cell table:number-columns-repeated="2"/>
          <table:table-cell table:formula="of:=[COMBINED.B12]" office:value-type="string" office:string-value="m_R7/R35/R36/R37">
            <text:p>m_R7/R35/R36/R37</text:p>
          </table:table-cell>
          <table:table-cell table:formula="of:=IF([COMBINED.D12] = 1; [COMBINED.A12]*[INTRODUCTION.$D$10]; MROUND([COMBINED.A12]*[INTRODUCTION.$D$10]+([COMBINED.D12]/2);[COMBINED.D12]))" office:value-type="float" office:value="10">
            <text:p>10</text:p>
          </table:table-cell>
          <table:table-cell table:formula="of:=IF([COMBINED.D12] = 1; [COMBINED.A12]*[INTRODUCTION.$D$11]; MROUND([COMBINED.A12]*[INTRODUCTION.$D$11]+([COMBINED.D12]/2);[COMBINED.D12]))" office:value-type="float" office:value="10">
            <text:p>10</text:p>
          </table:table-cell>
          <table:table-cell table:formula="of:=IF([COMBINED.D12] = 1; [COMBINED.A12]*[INTRODUCTION.$D$12]; MROUND([COMBINED.A12]*[INTRODUCTION.$D$12]+([COMBINED.D12]/2);[COMBINED.D12]))" office:value-type="float" office:value="20">
            <text:p>20</text:p>
          </table:table-cell>
          <table:table-cell/>
        </table:table-row>
        <table:table-row table:style-name="ro1">
          <table:table-cell table:formula="of:=[COMBINED.C13]" office:value-type="string" office:string-value="PCC1750CT-ND">
            <text:p>PCC1750CT-ND</text:p>
          </table:table-cell>
          <table:table-cell table:number-columns-repeated="2"/>
          <table:table-cell table:formula="of:=[COMBINED.B13]" office:value-type="string" office:string-value="m_C19">
            <text:p>m_C19</text:p>
          </table:table-cell>
          <table:table-cell table:formula="of:=IF([COMBINED.D13] = 1; [COMBINED.A13]*[INTRODUCTION.$D$10]; MROUND([COMBINED.A13]*[INTRODUCTION.$D$10]+([COMBINED.D13]/2);[COMBINED.D13]))" office:value-type="float" office:value="1">
            <text:p>1</text:p>
          </table:table-cell>
          <table:table-cell table:formula="of:=IF([COMBINED.D13] = 1; [COMBINED.A13]*[INTRODUCTION.$D$11]; MROUND([COMBINED.A13]*[INTRODUCTION.$D$11]+([COMBINED.D13]/2);[COMBINED.D13]))" office:value-type="float" office:value="2">
            <text:p>2</text:p>
          </table:table-cell>
          <table:table-cell table:formula="of:=IF([COMBINED.D13] = 1; [COMBINED.A13]*[INTRODUCTION.$D$12]; MROUND([COMBINED.A13]*[INTRODUCTION.$D$12]+([COMBINED.D13]/2);[COMBINED.D13]))" office:value-type="float" office:value="3">
            <text:p>3</text:p>
          </table:table-cell>
          <table:table-cell/>
        </table:table-row>
        <table:table-row table:style-name="ro1">
          <table:table-cell table:formula="of:=[COMBINED.C14]" office:value-type="string" office:string-value="541-680HCT-ND">
            <text:p>541-680HCT-ND</text:p>
          </table:table-cell>
          <table:table-cell table:number-columns-repeated="2"/>
          <table:table-cell table:formula="of:=[COMBINED.B14]" office:value-type="string" office:string-value="m_R21">
            <text:p>m_R21</text:p>
          </table:table-cell>
          <table:table-cell table:formula="of:=IF([COMBINED.D14] = 1; [COMBINED.A14]*[INTRODUCTION.$D$10]; MROUND([COMBINED.A14]*[INTRODUCTION.$D$10]+([COMBINED.D14]/2);[COMBINED.D14]))" office:value-type="float" office:value="10">
            <text:p>10</text:p>
          </table:table-cell>
          <table:table-cell table:formula="of:=IF([COMBINED.D14] = 1; [COMBINED.A14]*[INTRODUCTION.$D$11]; MROUND([COMBINED.A14]*[INTRODUCTION.$D$11]+([COMBINED.D14]/2);[COMBINED.D14]))" office:value-type="float" office:value="10">
            <text:p>10</text:p>
          </table:table-cell>
          <table:table-cell table:formula="of:=IF([COMBINED.D14] = 1; [COMBINED.A14]*[INTRODUCTION.$D$12]; MROUND([COMBINED.A14]*[INTRODUCTION.$D$12]+([COMBINED.D14]/2);[COMBINED.D14]))" office:value-type="float" office:value="10">
            <text:p>10</text:p>
          </table:table-cell>
          <table:table-cell/>
        </table:table-row>
        <table:table-row table:style-name="ro1">
          <table:table-cell table:formula="of:=[COMBINED.C15]" office:value-type="string" office:string-value="541-560HCT-ND">
            <text:p>541-560HCT-ND</text:p>
          </table:table-cell>
          <table:table-cell table:number-columns-repeated="2"/>
          <table:table-cell table:formula="of:=[COMBINED.B15]" office:value-type="string" office:string-value="m_R20">
            <text:p>m_R20</text:p>
          </table:table-cell>
          <table:table-cell table:formula="of:=IF([COMBINED.D15] = 1; [COMBINED.A15]*[INTRODUCTION.$D$10]; MROUND([COMBINED.A15]*[INTRODUCTION.$D$10]+([COMBINED.D15]/2);[COMBINED.D15]))" office:value-type="float" office:value="10">
            <text:p>10</text:p>
          </table:table-cell>
          <table:table-cell table:formula="of:=IF([COMBINED.D15] = 1; [COMBINED.A15]*[INTRODUCTION.$D$11]; MROUND([COMBINED.A15]*[INTRODUCTION.$D$11]+([COMBINED.D15]/2);[COMBINED.D15]))" office:value-type="float" office:value="10">
            <text:p>10</text:p>
          </table:table-cell>
          <table:table-cell table:formula="of:=IF([COMBINED.D15] = 1; [COMBINED.A15]*[INTRODUCTION.$D$12]; MROUND([COMBINED.A15]*[INTRODUCTION.$D$12]+([COMBINED.D15]/2);[COMBINED.D15]))" office:value-type="float" office:value="10">
            <text:p>10</text:p>
          </table:table-cell>
          <table:table-cell/>
        </table:table-row>
        <table:table-row table:style-name="ro1">
          <table:table-cell table:formula="of:=[COMBINED.C16]" office:value-type="string" office:string-value="541-27.0KHCT-ND">
            <text:p>541-27.0KHCT-ND</text:p>
          </table:table-cell>
          <table:table-cell table:number-columns-repeated="2"/>
          <table:table-cell table:formula="of:=[COMBINED.B16]" office:value-type="string" office:string-value="m_R10">
            <text:p>m_R10</text:p>
          </table:table-cell>
          <table:table-cell table:formula="of:=IF([COMBINED.D16] = 1; [COMBINED.A16]*[INTRODUCTION.$D$10]; MROUND([COMBINED.A16]*[INTRODUCTION.$D$10]+([COMBINED.D16]/2);[COMBINED.D16]))" office:value-type="float" office:value="10">
            <text:p>10</text:p>
          </table:table-cell>
          <table:table-cell table:formula="of:=IF([COMBINED.D16] = 1; [COMBINED.A16]*[INTRODUCTION.$D$11]; MROUND([COMBINED.A16]*[INTRODUCTION.$D$11]+([COMBINED.D16]/2);[COMBINED.D16]))" office:value-type="float" office:value="10">
            <text:p>10</text:p>
          </table:table-cell>
          <table:table-cell table:formula="of:=IF([COMBINED.D16] = 1; [COMBINED.A16]*[INTRODUCTION.$D$12]; MROUND([COMBINED.A16]*[INTRODUCTION.$D$12]+([COMBINED.D16]/2);[COMBINED.D16]))" office:value-type="float" office:value="10">
            <text:p>10</text:p>
          </table:table-cell>
          <table:table-cell/>
        </table:table-row>
        <table:table-row table:style-name="ro1">
          <table:table-cell table:formula="of:=[COMBINED.C17]" office:value-type="string" office:string-value="399-1052-1-ND">
            <text:p>399-1052-1-ND</text:p>
          </table:table-cell>
          <table:table-cell table:number-columns-repeated="2"/>
          <table:table-cell table:formula="of:=[COMBINED.B17]" office:value-type="string" office:string-value="m_C7/C8/C28/C29">
            <text:p>m_C7/C8/C28/C29</text:p>
          </table:table-cell>
          <table:table-cell table:formula="of:=IF([COMBINED.D17] = 1; [COMBINED.A17]*[INTRODUCTION.$D$10]; MROUND([COMBINED.A17]*[INTRODUCTION.$D$10]+([COMBINED.D17]/2);[COMBINED.D17]))" office:value-type="float" office:value="10">
            <text:p>10</text:p>
          </table:table-cell>
          <table:table-cell table:formula="of:=IF([COMBINED.D17] = 1; [COMBINED.A17]*[INTRODUCTION.$D$11]; MROUND([COMBINED.A17]*[INTRODUCTION.$D$11]+([COMBINED.D17]/2);[COMBINED.D17]))" office:value-type="float" office:value="10">
            <text:p>10</text:p>
          </table:table-cell>
          <table:table-cell table:formula="of:=IF([COMBINED.D17] = 1; [COMBINED.A17]*[INTRODUCTION.$D$12]; MROUND([COMBINED.A17]*[INTRODUCTION.$D$12]+([COMBINED.D17]/2);[COMBINED.D17]))" office:value-type="float" office:value="20">
            <text:p>20</text:p>
          </table:table-cell>
          <table:table-cell/>
        </table:table-row>
        <table:table-row table:style-name="ro1">
          <table:table-cell table:formula="of:=[COMBINED.C18]" office:value-type="string" office:string-value="718-1304-1-ND">
            <text:p>718-1304-1-ND</text:p>
          </table:table-cell>
          <table:table-cell table:number-columns-repeated="2"/>
          <table:table-cell table:formula="of:=[COMBINED.B18]" office:value-type="string" office:string-value="m_C17">
            <text:p>m_C17</text:p>
          </table:table-cell>
          <table:table-cell table:formula="of:=IF([COMBINED.D18] = 1; [COMBINED.A18]*[INTRODUCTION.$D$10]; MROUND([COMBINED.A18]*[INTRODUCTION.$D$10]+([COMBINED.D18]/2);[COMBINED.D18]))" office:value-type="float" office:value="1">
            <text:p>1</text:p>
          </table:table-cell>
          <table:table-cell table:formula="of:=IF([COMBINED.D18] = 1; [COMBINED.A18]*[INTRODUCTION.$D$11]; MROUND([COMBINED.A18]*[INTRODUCTION.$D$11]+([COMBINED.D18]/2);[COMBINED.D18]))" office:value-type="float" office:value="2">
            <text:p>2</text:p>
          </table:table-cell>
          <table:table-cell table:formula="of:=IF([COMBINED.D18] = 1; [COMBINED.A18]*[INTRODUCTION.$D$12]; MROUND([COMBINED.A18]*[INTRODUCTION.$D$12]+([COMBINED.D18]/2);[COMBINED.D18]))" office:value-type="float" office:value="3">
            <text:p>3</text:p>
          </table:table-cell>
          <table:table-cell/>
        </table:table-row>
        <table:table-row table:style-name="ro1">
          <table:table-cell table:formula="of:=[COMBINED.C19]" office:value-type="string" office:string-value="541-33.0HCT-ND">
            <text:p>541-33.0HCT-ND</text:p>
          </table:table-cell>
          <table:table-cell table:number-columns-repeated="2"/>
          <table:table-cell table:formula="of:=[COMBINED.B19]" office:value-type="string" office:string-value="m_R17/R18">
            <text:p>m_R17/R18</text:p>
          </table:table-cell>
          <table:table-cell table:formula="of:=IF([COMBINED.D19] = 1; [COMBINED.A19]*[INTRODUCTION.$D$10]; MROUND([COMBINED.A19]*[INTRODUCTION.$D$10]+([COMBINED.D19]/2);[COMBINED.D19]))" office:value-type="float" office:value="10">
            <text:p>10</text:p>
          </table:table-cell>
          <table:table-cell table:formula="of:=IF([COMBINED.D19] = 1; [COMBINED.A19]*[INTRODUCTION.$D$11]; MROUND([COMBINED.A19]*[INTRODUCTION.$D$11]+([COMBINED.D19]/2);[COMBINED.D19]))" office:value-type="float" office:value="10">
            <text:p>10</text:p>
          </table:table-cell>
          <table:table-cell table:formula="of:=IF([COMBINED.D19] = 1; [COMBINED.A19]*[INTRODUCTION.$D$12]; MROUND([COMBINED.A19]*[INTRODUCTION.$D$12]+([COMBINED.D19]/2);[COMBINED.D19]))" office:value-type="float" office:value="10">
            <text:p>10</text:p>
          </table:table-cell>
          <table:table-cell/>
        </table:table-row>
        <table:table-row table:style-name="ro1">
          <table:table-cell table:formula="of:=[COMBINED.C20]" office:value-type="string" office:string-value="587-1125-1-ND">
            <text:p>587-1125-1-ND</text:p>
          </table:table-cell>
          <table:table-cell table:number-columns-repeated="2"/>
          <table:table-cell table:formula="of:=[COMBINED.B20]" office:value-type="string" office:string-value="m_C25">
            <text:p>m_C25</text:p>
          </table:table-cell>
          <table:table-cell table:formula="of:=IF([COMBINED.D20] = 1; [COMBINED.A20]*[INTRODUCTION.$D$10]; MROUND([COMBINED.A20]*[INTRODUCTION.$D$10]+([COMBINED.D20]/2);[COMBINED.D20]))" office:value-type="float" office:value="10">
            <text:p>10</text:p>
          </table:table-cell>
          <table:table-cell table:formula="of:=IF([COMBINED.D20] = 1; [COMBINED.A20]*[INTRODUCTION.$D$11]; MROUND([COMBINED.A20]*[INTRODUCTION.$D$11]+([COMBINED.D20]/2);[COMBINED.D20]))" office:value-type="float" office:value="10">
            <text:p>10</text:p>
          </table:table-cell>
          <table:table-cell table:formula="of:=IF([COMBINED.D20] = 1; [COMBINED.A20]*[INTRODUCTION.$D$12]; MROUND([COMBINED.A20]*[INTRODUCTION.$D$12]+([COMBINED.D20]/2);[COMBINED.D20]))" office:value-type="float" office:value="10">
            <text:p>10</text:p>
          </table:table-cell>
          <table:table-cell/>
        </table:table-row>
        <table:table-row table:style-name="ro1">
          <table:table-cell table:formula="of:=[COMBINED.C21]" office:value-type="string" office:string-value="399-4719-1-ND">
            <text:p>399-4719-1-ND</text:p>
          </table:table-cell>
          <table:table-cell table:number-columns-repeated="2"/>
          <table:table-cell table:formula="of:=[COMBINED.B21]" office:value-type="string" office:string-value="m_C6/C38/C40">
            <text:p>m_C6/C38/C40</text:p>
          </table:table-cell>
          <table:table-cell table:formula="of:=IF([COMBINED.D21] = 1; [COMBINED.A21]*[INTRODUCTION.$D$10]; MROUND([COMBINED.A21]*[INTRODUCTION.$D$10]+([COMBINED.D21]/2);[COMBINED.D21]))" office:value-type="float" office:value="3">
            <text:p>3</text:p>
          </table:table-cell>
          <table:table-cell table:formula="of:=IF([COMBINED.D21] = 1; [COMBINED.A21]*[INTRODUCTION.$D$11]; MROUND([COMBINED.A21]*[INTRODUCTION.$D$11]+([COMBINED.D21]/2);[COMBINED.D21]))" office:value-type="float" office:value="6">
            <text:p>6</text:p>
          </table:table-cell>
          <table:table-cell table:formula="of:=IF([COMBINED.D21] = 1; [COMBINED.A21]*[INTRODUCTION.$D$12]; MROUND([COMBINED.A21]*[INTRODUCTION.$D$12]+([COMBINED.D21]/2);[COMBINED.D21]))" office:value-type="float" office:value="9">
            <text:p>9</text:p>
          </table:table-cell>
          <table:table-cell/>
        </table:table-row>
        <table:table-row table:style-name="ro1">
          <table:table-cell table:formula="of:=[COMBINED.C22]" office:value-type="string" office:string-value="541-100HCT-ND">
            <text:p>541-100HCT-ND</text:p>
          </table:table-cell>
          <table:table-cell table:number-columns-repeated="2"/>
          <table:table-cell table:formula="of:=[COMBINED.B22]" office:value-type="string" office:string-value="m_R12/R23">
            <text:p>m_R12/R23</text:p>
          </table:table-cell>
          <table:table-cell table:formula="of:=IF([COMBINED.D22] = 1; [COMBINED.A22]*[INTRODUCTION.$D$10]; MROUND([COMBINED.A22]*[INTRODUCTION.$D$10]+([COMBINED.D22]/2);[COMBINED.D22]))" office:value-type="float" office:value="10">
            <text:p>10</text:p>
          </table:table-cell>
          <table:table-cell table:formula="of:=IF([COMBINED.D22] = 1; [COMBINED.A22]*[INTRODUCTION.$D$11]; MROUND([COMBINED.A22]*[INTRODUCTION.$D$11]+([COMBINED.D22]/2);[COMBINED.D22]))" office:value-type="float" office:value="10">
            <text:p>10</text:p>
          </table:table-cell>
          <table:table-cell table:formula="of:=IF([COMBINED.D22] = 1; [COMBINED.A22]*[INTRODUCTION.$D$12]; MROUND([COMBINED.A22]*[INTRODUCTION.$D$12]+([COMBINED.D22]/2);[COMBINED.D22]))" office:value-type="float" office:value="10">
            <text:p>10</text:p>
          </table:table-cell>
          <table:table-cell/>
        </table:table-row>
        <table:table-row table:style-name="ro1">
          <table:table-cell table:formula="of:=[COMBINED.C23]" office:value-type="string" office:string-value="399-5089-1-ND">
            <text:p>399-5089-1-ND</text:p>
          </table:table-cell>
          <table:table-cell table:number-columns-repeated="2"/>
          <table:table-cell table:formula="of:=[COMBINED.B23]" office:value-type="string" office:string-value="m_C2/C4/C5/C9/C10/C11/C12/C13/C14/C15/C20/C21/C22/C23/C26/C27/C30/C33/C35/C36/C37/C39">
            <text:p>m_C2/C4/C5/C9/C10/C11/C12/C13/C14/C15/C20/C21/C22/C23/C26/C27/C30/C33/C35/C36/C37/C39</text:p>
          </table:table-cell>
          <table:table-cell table:formula="of:=IF([COMBINED.D23] = 1; [COMBINED.A23]*[INTRODUCTION.$D$10]; MROUND([COMBINED.A23]*[INTRODUCTION.$D$10]+([COMBINED.D23]/2);[COMBINED.D23]))" office:value-type="float" office:value="30">
            <text:p>30</text:p>
          </table:table-cell>
          <table:table-cell table:formula="of:=IF([COMBINED.D23] = 1; [COMBINED.A23]*[INTRODUCTION.$D$11]; MROUND([COMBINED.A23]*[INTRODUCTION.$D$11]+([COMBINED.D23]/2);[COMBINED.D23]))" office:value-type="float" office:value="50">
            <text:p>50</text:p>
          </table:table-cell>
          <table:table-cell table:formula="of:=IF([COMBINED.D23] = 1; [COMBINED.A23]*[INTRODUCTION.$D$12]; MROUND([COMBINED.A23]*[INTRODUCTION.$D$12]+([COMBINED.D23]/2);[COMBINED.D23]))" office:value-type="float" office:value="70">
            <text:p>70</text:p>
          </table:table-cell>
          <table:table-cell/>
        </table:table-row>
        <table:table-row table:style-name="ro1">
          <table:table-cell table:formula="of:=[COMBINED.C24]" office:value-type="string" office:string-value="478-1724-1-ND">
            <text:p>478-1724-1-ND</text:p>
          </table:table-cell>
          <table:table-cell table:number-columns-repeated="2"/>
          <table:table-cell table:formula="of:=[COMBINED.B24]" office:value-type="string" office:string-value="m_C1">
            <text:p>m_C1</text:p>
          </table:table-cell>
          <table:table-cell table:formula="of:=IF([COMBINED.D24] = 1; [COMBINED.A24]*[INTRODUCTION.$D$10]; MROUND([COMBINED.A24]*[INTRODUCTION.$D$10]+([COMBINED.D24]/2);[COMBINED.D24]))" office:value-type="float" office:value="1">
            <text:p>1</text:p>
          </table:table-cell>
          <table:table-cell table:formula="of:=IF([COMBINED.D24] = 1; [COMBINED.A24]*[INTRODUCTION.$D$11]; MROUND([COMBINED.A24]*[INTRODUCTION.$D$11]+([COMBINED.D24]/2);[COMBINED.D24]))" office:value-type="float" office:value="2">
            <text:p>2</text:p>
          </table:table-cell>
          <table:table-cell table:formula="of:=IF([COMBINED.D24] = 1; [COMBINED.A24]*[INTRODUCTION.$D$12]; MROUND([COMBINED.A24]*[INTRODUCTION.$D$12]+([COMBINED.D24]/2);[COMBINED.D24]))" office:value-type="float" office:value="3">
            <text:p>3</text:p>
          </table:table-cell>
          <table:table-cell/>
        </table:table-row>
        <table:table-row table:style-name="ro1">
          <table:table-cell table:formula="of:=[COMBINED.C25]" office:value-type="string" office:string-value="541-120KHCT-ND">
            <text:p>541-120KHCT-ND</text:p>
          </table:table-cell>
          <table:table-cell table:number-columns-repeated="2"/>
          <table:table-cell table:formula="of:=[COMBINED.B25]" office:value-type="string" office:string-value="m_R11">
            <text:p>m_R11</text:p>
          </table:table-cell>
          <table:table-cell table:formula="of:=IF([COMBINED.D25] = 1; [COMBINED.A25]*[INTRODUCTION.$D$10]; MROUND([COMBINED.A25]*[INTRODUCTION.$D$10]+([COMBINED.D25]/2);[COMBINED.D25]))" office:value-type="float" office:value="10">
            <text:p>10</text:p>
          </table:table-cell>
          <table:table-cell table:formula="of:=IF([COMBINED.D25] = 1; [COMBINED.A25]*[INTRODUCTION.$D$11]; MROUND([COMBINED.A25]*[INTRODUCTION.$D$11]+([COMBINED.D25]/2);[COMBINED.D25]))" office:value-type="float" office:value="10">
            <text:p>10</text:p>
          </table:table-cell>
          <table:table-cell table:formula="of:=IF([COMBINED.D25] = 1; [COMBINED.A25]*[INTRODUCTION.$D$12]; MROUND([COMBINED.A25]*[INTRODUCTION.$D$12]+([COMBINED.D25]/2);[COMBINED.D25]))" office:value-type="float" office:value="10">
            <text:p>10</text:p>
          </table:table-cell>
          <table:table-cell/>
        </table:table-row>
        <table:table-row table:style-name="ro1">
          <table:table-cell table:formula="of:=[COMBINED.C26]" office:value-type="string" office:string-value="P200KHCT-ND">
            <text:p>P200KHCT-ND</text:p>
          </table:table-cell>
          <table:table-cell table:number-columns-repeated="2"/>
          <table:table-cell table:formula="of:=[COMBINED.B26]" office:value-type="string" office:string-value="m_R25/R30/R47">
            <text:p>m_R25/R30/R47</text:p>
          </table:table-cell>
          <table:table-cell table:formula="of:=IF([COMBINED.D26] = 1; [COMBINED.A26]*[INTRODUCTION.$D$10]; MROUND([COMBINED.A26]*[INTRODUCTION.$D$10]+([COMBINED.D26]/2);[COMBINED.D26]))" office:value-type="float" office:value="10">
            <text:p>10</text:p>
          </table:table-cell>
          <table:table-cell table:formula="of:=IF([COMBINED.D26] = 1; [COMBINED.A26]*[INTRODUCTION.$D$11]; MROUND([COMBINED.A26]*[INTRODUCTION.$D$11]+([COMBINED.D26]/2);[COMBINED.D26]))" office:value-type="float" office:value="10">
            <text:p>10</text:p>
          </table:table-cell>
          <table:table-cell table:formula="of:=IF([COMBINED.D26] = 1; [COMBINED.A26]*[INTRODUCTION.$D$12]; MROUND([COMBINED.A26]*[INTRODUCTION.$D$12]+([COMBINED.D26]/2);[COMBINED.D26]))" office:value-type="float" office:value="10">
            <text:p>10</text:p>
          </table:table-cell>
          <table:table-cell/>
        </table:table-row>
        <table:table-row table:style-name="ro1">
          <table:table-cell table:formula="of:=[COMBINED.C27]" office:value-type="string" office:string-value="478-3929-1-ND">
            <text:p>478-3929-1-ND</text:p>
          </table:table-cell>
          <table:table-cell table:number-columns-repeated="2"/>
          <table:table-cell table:formula="of:=[COMBINED.B27]" office:value-type="string" office:string-value="m_C3">
            <text:p>m_C3</text:p>
          </table:table-cell>
          <table:table-cell table:formula="of:=IF([COMBINED.D27] = 1; [COMBINED.A27]*[INTRODUCTION.$D$10]; MROUND([COMBINED.A27]*[INTRODUCTION.$D$10]+([COMBINED.D27]/2);[COMBINED.D27]))" office:value-type="float" office:value="1">
            <text:p>1</text:p>
          </table:table-cell>
          <table:table-cell table:formula="of:=IF([COMBINED.D27] = 1; [COMBINED.A27]*[INTRODUCTION.$D$11]; MROUND([COMBINED.A27]*[INTRODUCTION.$D$11]+([COMBINED.D27]/2);[COMBINED.D27]))" office:value-type="float" office:value="2">
            <text:p>2</text:p>
          </table:table-cell>
          <table:table-cell table:formula="of:=IF([COMBINED.D27] = 1; [COMBINED.A27]*[INTRODUCTION.$D$12]; MROUND([COMBINED.A27]*[INTRODUCTION.$D$12]+([COMBINED.D27]/2);[COMBINED.D27]))" office:value-type="float" office:value="3">
            <text:p>3</text:p>
          </table:table-cell>
          <table:table-cell/>
        </table:table-row>
        <table:table-row table:style-name="ro1">
          <table:table-cell table:formula="of:=[COMBINED.C28]" office:value-type="string" office:string-value="541-348HCT-ND">
            <text:p>541-348HCT-ND</text:p>
          </table:table-cell>
          <table:table-cell table:number-columns-repeated="2"/>
          <table:table-cell table:formula="of:=[COMBINED.B28]" office:value-type="string" office:string-value="m_R14">
            <text:p>m_R14</text:p>
          </table:table-cell>
          <table:table-cell table:formula="of:=IF([COMBINED.D28] = 1; [COMBINED.A28]*[INTRODUCTION.$D$10]; MROUND([COMBINED.A28]*[INTRODUCTION.$D$10]+([COMBINED.D28]/2);[COMBINED.D28]))" office:value-type="float" office:value="10">
            <text:p>10</text:p>
          </table:table-cell>
          <table:table-cell table:formula="of:=IF([COMBINED.D28] = 1; [COMBINED.A28]*[INTRODUCTION.$D$11]; MROUND([COMBINED.A28]*[INTRODUCTION.$D$11]+([COMBINED.D28]/2);[COMBINED.D28]))" office:value-type="float" office:value="10">
            <text:p>10</text:p>
          </table:table-cell>
          <table:table-cell table:formula="of:=IF([COMBINED.D28] = 1; [COMBINED.A28]*[INTRODUCTION.$D$12]; MROUND([COMBINED.A28]*[INTRODUCTION.$D$12]+([COMBINED.D28]/2);[COMBINED.D28]))" office:value-type="float" office:value="10">
            <text:p>10</text:p>
          </table:table-cell>
          <table:table-cell/>
        </table:table-row>
        <table:table-row table:style-name="ro1">
          <table:table-cell table:formula="of:=[COMBINED.C29]" office:value-type="string" office:string-value="541-390HCT-ND">
            <text:p>541-390HCT-ND</text:p>
          </table:table-cell>
          <table:table-cell table:number-columns-repeated="2"/>
          <table:table-cell table:formula="of:=[COMBINED.B29]" office:value-type="string" office:string-value="m_R5">
            <text:p>m_R5</text:p>
          </table:table-cell>
          <table:table-cell table:formula="of:=IF([COMBINED.D29] = 1; [COMBINED.A29]*[INTRODUCTION.$D$10]; MROUND([COMBINED.A29]*[INTRODUCTION.$D$10]+([COMBINED.D29]/2);[COMBINED.D29]))" office:value-type="float" office:value="10">
            <text:p>10</text:p>
          </table:table-cell>
          <table:table-cell table:formula="of:=IF([COMBINED.D29] = 1; [COMBINED.A29]*[INTRODUCTION.$D$11]; MROUND([COMBINED.A29]*[INTRODUCTION.$D$11]+([COMBINED.D29]/2);[COMBINED.D29]))" office:value-type="float" office:value="10">
            <text:p>10</text:p>
          </table:table-cell>
          <table:table-cell table:formula="of:=IF([COMBINED.D29] = 1; [COMBINED.A29]*[INTRODUCTION.$D$12]; MROUND([COMBINED.A29]*[INTRODUCTION.$D$12]+([COMBINED.D29]/2);[COMBINED.D29]))" office:value-type="float" office:value="10">
            <text:p>10</text:p>
          </table:table-cell>
          <table:table-cell/>
        </table:table-row>
        <table:table-row table:style-name="ro1">
          <table:table-cell table:formula="of:=[COMBINED.C30]" office:value-type="string" office:string-value="541-12.0KHCT-ND">
            <text:p>541-12.0KHCT-ND</text:p>
          </table:table-cell>
          <table:table-cell table:number-columns-repeated="2"/>
          <table:table-cell table:formula="of:=[COMBINED.B30]" office:value-type="string" office:string-value="m_R6">
            <text:p>m_R6</text:p>
          </table:table-cell>
          <table:table-cell table:formula="of:=IF([COMBINED.D30] = 1; [COMBINED.A30]*[INTRODUCTION.$D$10]; MROUND([COMBINED.A30]*[INTRODUCTION.$D$10]+([COMBINED.D30]/2);[COMBINED.D30]))" office:value-type="float" office:value="10">
            <text:p>10</text:p>
          </table:table-cell>
          <table:table-cell table:formula="of:=IF([COMBINED.D30] = 1; [COMBINED.A30]*[INTRODUCTION.$D$11]; MROUND([COMBINED.A30]*[INTRODUCTION.$D$11]+([COMBINED.D30]/2);[COMBINED.D30]))" office:value-type="float" office:value="10">
            <text:p>10</text:p>
          </table:table-cell>
          <table:table-cell table:formula="of:=IF([COMBINED.D30] = 1; [COMBINED.A30]*[INTRODUCTION.$D$12]; MROUND([COMBINED.A30]*[INTRODUCTION.$D$12]+([COMBINED.D30]/2);[COMBINED.D30]))" office:value-type="float" office:value="10">
            <text:p>10</text:p>
          </table:table-cell>
          <table:table-cell/>
        </table:table-row>
        <table:table-row table:style-name="ro1">
          <table:table-cell table:formula="of:=[COMBINED.C31]" office:value-type="string" office:string-value="WM1741-ND">
            <text:p>WM1741-ND</text:p>
          </table:table-cell>
          <table:table-cell table:number-columns-repeated="2"/>
          <table:table-cell table:formula="of:=[COMBINED.B31]" office:value-type="string" office:string-value="m_IMU">
            <text:p>m_IMU</text:p>
          </table:table-cell>
          <table:table-cell table:formula="of:=IF([COMBINED.D31] = 1; [COMBINED.A31]*[INTRODUCTION.$D$10]; MROUND([COMBINED.A31]*[INTRODUCTION.$D$10]+([COMBINED.D31]/2);[COMBINED.D31]))" office:value-type="float" office:value="1">
            <text:p>1</text:p>
          </table:table-cell>
          <table:table-cell table:formula="of:=IF([COMBINED.D31] = 1; [COMBINED.A31]*[INTRODUCTION.$D$11]; MROUND([COMBINED.A31]*[INTRODUCTION.$D$11]+([COMBINED.D31]/2);[COMBINED.D31]))" office:value-type="float" office:value="2">
            <text:p>2</text:p>
          </table:table-cell>
          <table:table-cell table:formula="of:=IF([COMBINED.D31] = 1; [COMBINED.A31]*[INTRODUCTION.$D$12]; MROUND([COMBINED.A31]*[INTRODUCTION.$D$12]+([COMBINED.D31]/2);[COMBINED.D31]))" office:value-type="float" office:value="3">
            <text:p>3</text:p>
          </table:table-cell>
          <table:table-cell/>
        </table:table-row>
        <table:table-row table:style-name="ro1">
          <table:table-cell table:formula="of:=[COMBINED.C32]" office:value-type="string" office:string-value="WM7620CT-ND">
            <text:p>WM7620CT-ND</text:p>
          </table:table-cell>
          <table:table-cell table:number-columns-repeated="2"/>
          <table:table-cell table:formula="of:=[COMBINED.B32]" office:value-type="string" office:string-value="m_MC2/MC3/MC_1/MC_4/PS">
            <text:p>m_MC2/MC3/MC_1/MC_4/PS</text:p>
          </table:table-cell>
          <table:table-cell table:formula="of:=IF([COMBINED.D32] = 1; [COMBINED.A32]*[INTRODUCTION.$D$10]; MROUND([COMBINED.A32]*[INTRODUCTION.$D$10]+([COMBINED.D32]/2);[COMBINED.D32]))" office:value-type="float" office:value="5">
            <text:p>5</text:p>
          </table:table-cell>
          <table:table-cell table:formula="of:=IF([COMBINED.D32] = 1; [COMBINED.A32]*[INTRODUCTION.$D$11]; MROUND([COMBINED.A32]*[INTRODUCTION.$D$11]+([COMBINED.D32]/2);[COMBINED.D32]))" office:value-type="float" office:value="10">
            <text:p>10</text:p>
          </table:table-cell>
          <table:table-cell table:formula="of:=IF([COMBINED.D32] = 1; [COMBINED.A32]*[INTRODUCTION.$D$12]; MROUND([COMBINED.A32]*[INTRODUCTION.$D$12]+([COMBINED.D32]/2);[COMBINED.D32]))" office:value-type="float" office:value="15">
            <text:p>15</text:p>
          </table:table-cell>
          <table:table-cell/>
        </table:table-row>
        <table:table-row table:style-name="ro1">
          <table:table-cell table:formula="of:=[COMBINED.C33]" office:value-type="string" office:string-value="WM7621CT-ND">
            <text:p>WM7621CT-ND</text:p>
          </table:table-cell>
          <table:table-cell table:number-columns-repeated="2"/>
          <table:table-cell table:formula="of:=[COMBINED.B33]" office:value-type="string" office:string-value="m_RC">
            <text:p>m_RC</text:p>
          </table:table-cell>
          <table:table-cell table:formula="of:=IF([COMBINED.D33] = 1; [COMBINED.A33]*[INTRODUCTION.$D$10]; MROUND([COMBINED.A33]*[INTRODUCTION.$D$10]+([COMBINED.D33]/2);[COMBINED.D33]))" office:value-type="float" office:value="1">
            <text:p>1</text:p>
          </table:table-cell>
          <table:table-cell table:formula="of:=IF([COMBINED.D33] = 1; [COMBINED.A33]*[INTRODUCTION.$D$11]; MROUND([COMBINED.A33]*[INTRODUCTION.$D$11]+([COMBINED.D33]/2);[COMBINED.D33]))" office:value-type="float" office:value="2">
            <text:p>2</text:p>
          </table:table-cell>
          <table:table-cell table:formula="of:=IF([COMBINED.D33] = 1; [COMBINED.A33]*[INTRODUCTION.$D$12]; MROUND([COMBINED.A33]*[INTRODUCTION.$D$12]+([COMBINED.D33]/2);[COMBINED.D33]))" office:value-type="float" office:value="3">
            <text:p>3</text:p>
          </table:table-cell>
          <table:table-cell/>
        </table:table-row>
        <table:table-row table:style-name="ro1">
          <table:table-cell table:formula="of:=[COMBINED.C34]" office:value-type="string" office:string-value="WM7623CT-ND">
            <text:p>WM7623CT-ND</text:p>
          </table:table-cell>
          <table:table-cell table:number-columns-repeated="2"/>
          <table:table-cell table:formula="of:=[COMBINED.B34]" office:value-type="string" office:string-value="m_UART_1">
            <text:p>m_UART_1</text:p>
          </table:table-cell>
          <table:table-cell table:formula="of:=IF([COMBINED.D34] = 1; [COMBINED.A34]*[INTRODUCTION.$D$10]; MROUND([COMBINED.A34]*[INTRODUCTION.$D$10]+([COMBINED.D34]/2);[COMBINED.D34]))" office:value-type="float" office:value="1">
            <text:p>1</text:p>
          </table:table-cell>
          <table:table-cell table:formula="of:=IF([COMBINED.D34] = 1; [COMBINED.A34]*[INTRODUCTION.$D$11]; MROUND([COMBINED.A34]*[INTRODUCTION.$D$11]+([COMBINED.D34]/2);[COMBINED.D34]))" office:value-type="float" office:value="2">
            <text:p>2</text:p>
          </table:table-cell>
          <table:table-cell table:formula="of:=IF([COMBINED.D34] = 1; [COMBINED.A34]*[INTRODUCTION.$D$12]; MROUND([COMBINED.A34]*[INTRODUCTION.$D$12]+([COMBINED.D34]/2);[COMBINED.D34]))" office:value-type="float" office:value="3">
            <text:p>3</text:p>
          </table:table-cell>
          <table:table-cell/>
        </table:table-row>
        <table:table-row table:style-name="ro1">
          <table:table-cell table:formula="of:=[COMBINED.C35]" office:value-type="string" office:string-value="WM7624CT-ND">
            <text:p>WM7624CT-ND</text:p>
          </table:table-cell>
          <table:table-cell table:number-columns-repeated="2"/>
          <table:table-cell table:formula="of:=[COMBINED.B35]" office:value-type="string" office:string-value="m_UART_0">
            <text:p>m_UART_0</text:p>
          </table:table-cell>
          <table:table-cell table:formula="of:=IF([COMBINED.D35] = 1; [COMBINED.A35]*[INTRODUCTION.$D$10]; MROUND([COMBINED.A35]*[INTRODUCTION.$D$10]+([COMBINED.D35]/2);[COMBINED.D35]))" office:value-type="float" office:value="1">
            <text:p>1</text:p>
          </table:table-cell>
          <table:table-cell table:formula="of:=IF([COMBINED.D35] = 1; [COMBINED.A35]*[INTRODUCTION.$D$11]; MROUND([COMBINED.A35]*[INTRODUCTION.$D$11]+([COMBINED.D35]/2);[COMBINED.D35]))" office:value-type="float" office:value="2">
            <text:p>2</text:p>
          </table:table-cell>
          <table:table-cell table:formula="of:=IF([COMBINED.D35] = 1; [COMBINED.A35]*[INTRODUCTION.$D$12]; MROUND([COMBINED.A35]*[INTRODUCTION.$D$12]+([COMBINED.D35]/2);[COMBINED.D35]))" office:value-type="float" office:value="3">
            <text:p>3</text:p>
          </table:table-cell>
          <table:table-cell/>
        </table:table-row>
        <table:table-row table:style-name="ro1">
          <table:table-cell table:formula="of:=[COMBINED.C36]" office:value-type="string" office:string-value="WM7625CT-ND">
            <text:p>WM7625CT-ND</text:p>
          </table:table-cell>
          <table:table-cell table:number-columns-repeated="2"/>
          <table:table-cell table:formula="of:=[COMBINED.B36]" office:value-type="string" office:string-value="m_CAM">
            <text:p>m_CAM</text:p>
          </table:table-cell>
          <table:table-cell table:formula="of:=IF([COMBINED.D36] = 1; [COMBINED.A36]*[INTRODUCTION.$D$10]; MROUND([COMBINED.A36]*[INTRODUCTION.$D$10]+([COMBINED.D36]/2);[COMBINED.D36]))" office:value-type="float" office:value="1">
            <text:p>1</text:p>
          </table:table-cell>
          <table:table-cell table:formula="of:=IF([COMBINED.D36] = 1; [COMBINED.A36]*[INTRODUCTION.$D$11]; MROUND([COMBINED.A36]*[INTRODUCTION.$D$11]+([COMBINED.D36]/2);[COMBINED.D36]))" office:value-type="float" office:value="2">
            <text:p>2</text:p>
          </table:table-cell>
          <table:table-cell table:formula="of:=IF([COMBINED.D36] = 1; [COMBINED.A36]*[INTRODUCTION.$D$12]; MROUND([COMBINED.A36]*[INTRODUCTION.$D$12]+([COMBINED.D36]/2);[COMBINED.D36]))" office:value-type="float" office:value="3">
            <text:p>3</text:p>
          </table:table-cell>
          <table:table-cell/>
        </table:table-row>
        <table:table-row table:style-name="ro1">
          <table:table-cell table:formula="of:=[COMBINED.C37]" office:value-type="string" office:string-value="WM7626CT-ND">
            <text:p>WM7626CT-ND</text:p>
          </table:table-cell>
          <table:table-cell table:number-columns-repeated="2"/>
          <table:table-cell table:formula="of:=[COMBINED.B37]" office:value-type="string" office:string-value="m_GPS/SPI_0">
            <text:p>m_GPS/SPI_0</text:p>
          </table:table-cell>
          <table:table-cell table:formula="of:=IF([COMBINED.D37] = 1; [COMBINED.A37]*[INTRODUCTION.$D$10]; MROUND([COMBINED.A37]*[INTRODUCTION.$D$10]+([COMBINED.D37]/2);[COMBINED.D37]))" office:value-type="float" office:value="2">
            <text:p>2</text:p>
          </table:table-cell>
          <table:table-cell table:formula="of:=IF([COMBINED.D37] = 1; [COMBINED.A37]*[INTRODUCTION.$D$11]; MROUND([COMBINED.A37]*[INTRODUCTION.$D$11]+([COMBINED.D37]/2);[COMBINED.D37]))" office:value-type="float" office:value="4">
            <text:p>4</text:p>
          </table:table-cell>
          <table:table-cell table:formula="of:=IF([COMBINED.D37] = 1; [COMBINED.A37]*[INTRODUCTION.$D$12]; MROUND([COMBINED.A37]*[INTRODUCTION.$D$12]+([COMBINED.D37]/2);[COMBINED.D37]))" office:value-type="float" office:value="6">
            <text:p>6</text:p>
          </table:table-cell>
          <table:table-cell/>
        </table:table-row>
        <table:table-row table:style-name="ro1">
          <table:table-cell table:formula="of:=[COMBINED.C38]" office:value-type="string" office:string-value="AD8552ARUZ-ND">
            <text:p>AD8552ARUZ-ND</text:p>
          </table:table-cell>
          <table:table-cell table:number-columns-repeated="2"/>
          <table:table-cell table:formula="of:=[COMBINED.B38]" office:value-type="string" office:string-value="m_U$5">
            <text:p>m_U$5</text:p>
          </table:table-cell>
          <table:table-cell table:formula="of:=IF([COMBINED.D38] = 1; [COMBINED.A38]*[INTRODUCTION.$D$10]; MROUND([COMBINED.A38]*[INTRODUCTION.$D$10]+([COMBINED.D38]/2);[COMBINED.D38]))" office:value-type="float" office:value="1">
            <text:p>1</text:p>
          </table:table-cell>
          <table:table-cell table:formula="of:=IF([COMBINED.D38] = 1; [COMBINED.A38]*[INTRODUCTION.$D$11]; MROUND([COMBINED.A38]*[INTRODUCTION.$D$11]+([COMBINED.D38]/2);[COMBINED.D38]))" office:value-type="float" office:value="2">
            <text:p>2</text:p>
          </table:table-cell>
          <table:table-cell table:formula="of:=IF([COMBINED.D38] = 1; [COMBINED.A38]*[INTRODUCTION.$D$12]; MROUND([COMBINED.A38]*[INTRODUCTION.$D$12]+([COMBINED.D38]/2);[COMBINED.D38]))" office:value-type="float" office:value="3">
            <text:p>3</text:p>
          </table:table-cell>
          <table:table-cell/>
        </table:table-row>
        <table:table-row table:style-name="ro1">
          <table:table-cell table:formula="of:=[COMBINED.C39]" office:value-type="string" office:string-value="CTX639CT-ND">
            <text:p>CTX639CT-ND</text:p>
          </table:table-cell>
          <table:table-cell table:number-columns-repeated="2"/>
          <table:table-cell table:formula="of:=[COMBINED.B39]" office:value-type="string" office:string-value="m_U$4">
            <text:p>m_U$4</text:p>
          </table:table-cell>
          <table:table-cell table:formula="of:=IF([COMBINED.D39] = 1; [COMBINED.A39]*[INTRODUCTION.$D$10]; MROUND([COMBINED.A39]*[INTRODUCTION.$D$10]+([COMBINED.D39]/2);[COMBINED.D39]))" office:value-type="float" office:value="1">
            <text:p>1</text:p>
          </table:table-cell>
          <table:table-cell table:formula="of:=IF([COMBINED.D39] = 1; [COMBINED.A39]*[INTRODUCTION.$D$11]; MROUND([COMBINED.A39]*[INTRODUCTION.$D$11]+([COMBINED.D39]/2);[COMBINED.D39]))" office:value-type="float" office:value="2">
            <text:p>2</text:p>
          </table:table-cell>
          <table:table-cell table:formula="of:=IF([COMBINED.D39] = 1; [COMBINED.A39]*[INTRODUCTION.$D$12]; MROUND([COMBINED.A39]*[INTRODUCTION.$D$12]+([COMBINED.D39]/2);[COMBINED.D39]))" office:value-type="float" office:value="3">
            <text:p>3</text:p>
          </table:table-cell>
          <table:table-cell/>
        </table:table-row>
        <table:table-row table:style-name="ro1">
          <table:table-cell table:formula="of:=[COMBINED.C40]" office:value-type="string" office:string-value="DDTA143ZCA-FDICT-ND">
            <text:p>DDTA143ZCA-FDICT-ND</text:p>
          </table:table-cell>
          <table:table-cell table:number-columns-repeated="2"/>
          <table:table-cell table:formula="of:=[COMBINED.B40]" office:value-type="string" office:string-value="m_Q1">
            <text:p>m_Q1</text:p>
          </table:table-cell>
          <table:table-cell table:formula="of:=IF([COMBINED.D40] = 1; [COMBINED.A40]*[INTRODUCTION.$D$10]; MROUND([COMBINED.A40]*[INTRODUCTION.$D$10]+([COMBINED.D40]/2);[COMBINED.D40]))" office:value-type="float" office:value="1">
            <text:p>1</text:p>
          </table:table-cell>
          <table:table-cell table:formula="of:=IF([COMBINED.D40] = 1; [COMBINED.A40]*[INTRODUCTION.$D$11]; MROUND([COMBINED.A40]*[INTRODUCTION.$D$11]+([COMBINED.D40]/2);[COMBINED.D40]))" office:value-type="float" office:value="2">
            <text:p>2</text:p>
          </table:table-cell>
          <table:table-cell table:formula="of:=IF([COMBINED.D40] = 1; [COMBINED.A40]*[INTRODUCTION.$D$12]; MROUND([COMBINED.A40]*[INTRODUCTION.$D$12]+([COMBINED.D40]/2);[COMBINED.D40]))" office:value-type="float" office:value="3">
            <text:p>3</text:p>
          </table:table-cell>
          <table:table-cell/>
        </table:table-row>
        <table:table-row table:style-name="ro1">
          <table:table-cell table:formula="of:=[COMBINED.C41]" office:value-type="string" office:string-value="LM317MDTXFSCT-ND">
            <text:p>LM317MDTXFSCT-ND</text:p>
          </table:table-cell>
          <table:table-cell table:number-columns-repeated="2"/>
          <table:table-cell table:formula="of:=[COMBINED.B41]" office:value-type="string" office:string-value="m_REG6V5A">
            <text:p>m_REG6V5A</text:p>
          </table:table-cell>
          <table:table-cell table:formula="of:=IF([COMBINED.D41] = 1; [COMBINED.A41]*[INTRODUCTION.$D$10]; MROUND([COMBINED.A41]*[INTRODUCTION.$D$10]+([COMBINED.D41]/2);[COMBINED.D41]))" office:value-type="float" office:value="1">
            <text:p>1</text:p>
          </table:table-cell>
          <table:table-cell table:formula="of:=IF([COMBINED.D41] = 1; [COMBINED.A41]*[INTRODUCTION.$D$11]; MROUND([COMBINED.A41]*[INTRODUCTION.$D$11]+([COMBINED.D41]/2);[COMBINED.D41]))" office:value-type="float" office:value="2">
            <text:p>2</text:p>
          </table:table-cell>
          <table:table-cell table:formula="of:=IF([COMBINED.D41] = 1; [COMBINED.A41]*[INTRODUCTION.$D$12]; MROUND([COMBINED.A41]*[INTRODUCTION.$D$12]+([COMBINED.D41]/2);[COMBINED.D41]))" office:value-type="float" office:value="3">
            <text:p>3</text:p>
          </table:table-cell>
          <table:table-cell/>
        </table:table-row>
        <table:table-row table:style-name="ro1">
          <table:table-cell table:formula="of:=[COMBINED.C42]" office:value-type="string" office:string-value="LM3940IMP-3.3CT-ND">
            <text:p>LM3940IMP-3.3CT-ND</text:p>
          </table:table-cell>
          <table:table-cell table:number-columns-repeated="2"/>
          <table:table-cell table:formula="of:=[COMBINED.B42]" office:value-type="string" office:string-value="m_REG3V3D">
            <text:p>m_REG3V3D</text:p>
          </table:table-cell>
          <table:table-cell table:formula="of:=IF([COMBINED.D42] = 1; [COMBINED.A42]*[INTRODUCTION.$D$10]; MROUND([COMBINED.A42]*[INTRODUCTION.$D$10]+([COMBINED.D42]/2);[COMBINED.D42]))" office:value-type="float" office:value="1">
            <text:p>1</text:p>
          </table:table-cell>
          <table:table-cell table:formula="of:=IF([COMBINED.D42] = 1; [COMBINED.A42]*[INTRODUCTION.$D$11]; MROUND([COMBINED.A42]*[INTRODUCTION.$D$11]+([COMBINED.D42]/2);[COMBINED.D42]))" office:value-type="float" office:value="2">
            <text:p>2</text:p>
          </table:table-cell>
          <table:table-cell table:formula="of:=IF([COMBINED.D42] = 1; [COMBINED.A42]*[INTRODUCTION.$D$12]; MROUND([COMBINED.A42]*[INTRODUCTION.$D$12]+([COMBINED.D42]/2);[COMBINED.D42]))" office:value-type="float" office:value="3">
            <text:p>3</text:p>
          </table:table-cell>
          <table:table-cell/>
        </table:table-row>
        <table:table-row table:style-name="ro1">
          <table:table-cell table:formula="of:=[COMBINED.C43]" office:value-type="string" office:string-value="LM4041CIM7-ADJCT-ND">
            <text:p>LM4041CIM7-ADJCT-ND</text:p>
          </table:table-cell>
          <table:table-cell table:number-columns-repeated="2"/>
          <table:table-cell table:formula="of:=[COMBINED.B43]" office:value-type="string" office:string-value="m_U$10">
            <text:p>m_U$10</text:p>
          </table:table-cell>
          <table:table-cell table:formula="of:=IF([COMBINED.D43] = 1; [COMBINED.A43]*[INTRODUCTION.$D$10]; MROUND([COMBINED.A43]*[INTRODUCTION.$D$10]+([COMBINED.D43]/2);[COMBINED.D43]))" office:value-type="float" office:value="1">
            <text:p>1</text:p>
          </table:table-cell>
          <table:table-cell table:formula="of:=IF([COMBINED.D43] = 1; [COMBINED.A43]*[INTRODUCTION.$D$11]; MROUND([COMBINED.A43]*[INTRODUCTION.$D$11]+([COMBINED.D43]/2);[COMBINED.D43]))" office:value-type="float" office:value="2">
            <text:p>2</text:p>
          </table:table-cell>
          <table:table-cell table:formula="of:=IF([COMBINED.D43] = 1; [COMBINED.A43]*[INTRODUCTION.$D$12]; MROUND([COMBINED.A43]*[INTRODUCTION.$D$12]+([COMBINED.D43]/2);[COMBINED.D43]))" office:value-type="float" office:value="3">
            <text:p>3</text:p>
          </table:table-cell>
          <table:table-cell/>
        </table:table-row>
        <table:table-row table:style-name="ro1">
          <table:table-cell table:formula="of:=[COMBINED.C44]" office:value-type="string" office:string-value="LP2992AIM5-5.0CT-ND">
            <text:p>LP2992AIM5-5.0CT-ND</text:p>
          </table:table-cell>
          <table:table-cell table:number-columns-repeated="2"/>
          <table:table-cell table:formula="of:=[COMBINED.B44]" office:value-type="string" office:string-value="m_REG5VA">
            <text:p>m_REG5VA</text:p>
          </table:table-cell>
          <table:table-cell table:formula="of:=IF([COMBINED.D44] = 1; [COMBINED.A44]*[INTRODUCTION.$D$10]; MROUND([COMBINED.A44]*[INTRODUCTION.$D$10]+([COMBINED.D44]/2);[COMBINED.D44]))" office:value-type="float" office:value="1">
            <text:p>1</text:p>
          </table:table-cell>
          <table:table-cell table:formula="of:=IF([COMBINED.D44] = 1; [COMBINED.A44]*[INTRODUCTION.$D$11]; MROUND([COMBINED.A44]*[INTRODUCTION.$D$11]+([COMBINED.D44]/2);[COMBINED.D44]))" office:value-type="float" office:value="2">
            <text:p>2</text:p>
          </table:table-cell>
          <table:table-cell table:formula="of:=IF([COMBINED.D44] = 1; [COMBINED.A44]*[INTRODUCTION.$D$12]; MROUND([COMBINED.A44]*[INTRODUCTION.$D$12]+([COMBINED.D44]/2);[COMBINED.D44]))" office:value-type="float" office:value="3">
            <text:p>3</text:p>
          </table:table-cell>
          <table:table-cell/>
        </table:table-row>
        <table:table-row table:style-name="ro1">
          <table:table-cell table:formula="of:=[COMBINED.C45]" office:value-type="string" office:string-value="568-1765-ND">
            <text:p>568-1765-ND</text:p>
          </table:table-cell>
          <table:table-cell table:number-columns-repeated="2"/>
          <table:table-cell table:formula="of:=[COMBINED.B45]" office:value-type="string" office:string-value="m_U$1">
            <text:p>m_U$1</text:p>
          </table:table-cell>
          <table:table-cell table:formula="of:=IF([COMBINED.D45] = 1; [COMBINED.A45]*[INTRODUCTION.$D$10]; MROUND([COMBINED.A45]*[INTRODUCTION.$D$10]+([COMBINED.D45]/2);[COMBINED.D45]))" office:value-type="float" office:value="1">
            <text:p>1</text:p>
          </table:table-cell>
          <table:table-cell table:formula="of:=IF([COMBINED.D45] = 1; [COMBINED.A45]*[INTRODUCTION.$D$11]; MROUND([COMBINED.A45]*[INTRODUCTION.$D$11]+([COMBINED.D45]/2);[COMBINED.D45]))" office:value-type="float" office:value="2">
            <text:p>2</text:p>
          </table:table-cell>
          <table:table-cell table:formula="of:=IF([COMBINED.D45] = 1; [COMBINED.A45]*[INTRODUCTION.$D$12]; MROUND([COMBINED.A45]*[INTRODUCTION.$D$12]+([COMBINED.D45]/2);[COMBINED.D45]))" office:value-type="float" office:value="3">
            <text:p>3</text:p>
          </table:table-cell>
          <table:table-cell/>
        </table:table-row>
        <table:table-row table:style-name="ro1">
          <table:table-cell table:formula="of:=[COMBINED.C46]" office:value-type="string" office:string-value="LTC2485CDD#PBF-ND">
            <text:p>LTC2485CDD#PBF-ND</text:p>
          </table:table-cell>
          <table:table-cell table:number-columns-repeated="2"/>
          <table:table-cell table:formula="of:=[COMBINED.B46]" office:value-type="string" office:string-value="m_U$9">
            <text:p>m_U$9</text:p>
          </table:table-cell>
          <table:table-cell table:formula="of:=IF([COMBINED.D46] = 1; [COMBINED.A46]*[INTRODUCTION.$D$10]; MROUND([COMBINED.A46]*[INTRODUCTION.$D$10]+([COMBINED.D46]/2);[COMBINED.D46]))" office:value-type="float" office:value="1">
            <text:p>1</text:p>
          </table:table-cell>
          <table:table-cell table:formula="of:=IF([COMBINED.D46] = 1; [COMBINED.A46]*[INTRODUCTION.$D$11]; MROUND([COMBINED.A46]*[INTRODUCTION.$D$11]+([COMBINED.D46]/2);[COMBINED.D46]))" office:value-type="float" office:value="2">
            <text:p>2</text:p>
          </table:table-cell>
          <table:table-cell table:formula="of:=IF([COMBINED.D46] = 1; [COMBINED.A46]*[INTRODUCTION.$D$12]; MROUND([COMBINED.A46]*[INTRODUCTION.$D$12]+([COMBINED.D46]/2);[COMBINED.D46]))" office:value-type="float" office:value="3">
            <text:p>3</text:p>
          </table:table-cell>
          <table:table-cell/>
        </table:table-row>
        <table:table-row table:style-name="ro1">
          <table:table-cell table:formula="of:=[COMBINED.C47]" office:value-type="string" office:string-value="H2959CT-ND">
            <text:p>H2959CT-ND</text:p>
          </table:table-cell>
          <table:table-cell table:number-columns-repeated="2"/>
          <table:table-cell table:formula="of:=[COMBINED.B47]" office:value-type="string" office:string-value="m_X5">
            <text:p>m_X5</text:p>
          </table:table-cell>
          <table:table-cell table:formula="of:=IF([COMBINED.D47] = 1; [COMBINED.A47]*[INTRODUCTION.$D$10]; MROUND([COMBINED.A47]*[INTRODUCTION.$D$10]+([COMBINED.D47]/2);[COMBINED.D47]))" office:value-type="float" office:value="1">
            <text:p>1</text:p>
          </table:table-cell>
          <table:table-cell table:formula="of:=IF([COMBINED.D47] = 1; [COMBINED.A47]*[INTRODUCTION.$D$11]; MROUND([COMBINED.A47]*[INTRODUCTION.$D$11]+([COMBINED.D47]/2);[COMBINED.D47]))" office:value-type="float" office:value="2">
            <text:p>2</text:p>
          </table:table-cell>
          <table:table-cell table:formula="of:=IF([COMBINED.D47] = 1; [COMBINED.A47]*[INTRODUCTION.$D$12]; MROUND([COMBINED.A47]*[INTRODUCTION.$D$12]+([COMBINED.D47]/2);[COMBINED.D47]))" office:value-type="float" office:value="3">
            <text:p>3</text:p>
          </table:table-cell>
          <table:table-cell/>
        </table:table-row>
        <table:table-row table:style-name="ro1">
          <table:table-cell table:formula="of:=[COMBINED.C48]" office:value-type="string" office:string-value="From Freescale">
            <text:p>From Freescale</text:p>
          </table:table-cell>
          <table:table-cell table:number-columns-repeated="2"/>
          <table:table-cell table:formula="of:=[COMBINED.B48]" office:value-type="string" office:string-value="m_U$2">
            <text:p>m_U$2</text:p>
          </table:table-cell>
          <table:table-cell table:formula="of:=IF([COMBINED.D48] = 1; [COMBINED.A48]*[INTRODUCTION.$D$10]; MROUND([COMBINED.A48]*[INTRODUCTION.$D$10]+([COMBINED.D48]/2);[COMBINED.D48]))" office:value-type="float" office:value="0">
            <text:p>0</text:p>
          </table:table-cell>
          <table:table-cell table:formula="of:=IF([COMBINED.D48] = 1; [COMBINED.A48]*[INTRODUCTION.$D$11]; MROUND([COMBINED.A48]*[INTRODUCTION.$D$11]+([COMBINED.D48]/2);[COMBINED.D48]))" office:value-type="float" office:value="0">
            <text:p>0</text:p>
          </table:table-cell>
          <table:table-cell table:formula="of:=IF([COMBINED.D48] = 1; [COMBINED.A48]*[INTRODUCTION.$D$12]; MROUND([COMBINED.A48]*[INTRODUCTION.$D$12]+([COMBINED.D48]/2);[COMBINED.D48]))" office:value-type="float" office:value="0">
            <text:p>0</text:p>
          </table:table-cell>
          <table:table-cell/>
        </table:table-row>
        <table:table-row table:style-name="ro1">
          <table:table-cell table:formula="of:=[COMBINED.C49]" office:value-type="string" office:string-value="568-4214-1-ND">
            <text:p>568-4214-1-ND</text:p>
          </table:table-cell>
          <table:table-cell table:number-columns-repeated="2"/>
          <table:table-cell table:formula="of:=[COMBINED.B49]" office:value-type="string" office:string-value="m_LT_I2C/U$11">
            <text:p>m_LT_I2C/U$11</text:p>
          </table:table-cell>
          <table:table-cell table:formula="of:=IF([COMBINED.D49] = 1; [COMBINED.A49]*[INTRODUCTION.$D$10]; MROUND([COMBINED.A49]*[INTRODUCTION.$D$10]+([COMBINED.D49]/2);[COMBINED.D49]))" office:value-type="float" office:value="2">
            <text:p>2</text:p>
          </table:table-cell>
          <table:table-cell table:formula="of:=IF([COMBINED.D49] = 1; [COMBINED.A49]*[INTRODUCTION.$D$11]; MROUND([COMBINED.A49]*[INTRODUCTION.$D$11]+([COMBINED.D49]/2);[COMBINED.D49]))" office:value-type="float" office:value="4">
            <text:p>4</text:p>
          </table:table-cell>
          <table:table-cell table:formula="of:=IF([COMBINED.D49] = 1; [COMBINED.A49]*[INTRODUCTION.$D$12]; MROUND([COMBINED.A49]*[INTRODUCTION.$D$12]+([COMBINED.D49]/2);[COMBINED.D49]))" office:value-type="float" office:value="6">
            <text:p>6</text:p>
          </table:table-cell>
          <table:table-cell/>
        </table:table-row>
        <table:table-row table:style-name="ro1">
          <table:table-cell table:formula="of:=[COMBINED.C50]" office:value-type="string" office:string-value="296-20432-ND">
            <text:p>296-20432-ND</text:p>
          </table:table-cell>
          <table:table-cell table:number-columns-repeated="2"/>
          <table:table-cell table:formula="of:=[COMBINED.B50]" office:value-type="string" office:string-value="m_REG5VD">
            <text:p>m_REG5VD</text:p>
          </table:table-cell>
          <table:table-cell table:formula="of:=IF([COMBINED.D50] = 1; [COMBINED.A50]*[INTRODUCTION.$D$10]; MROUND([COMBINED.A50]*[INTRODUCTION.$D$10]+([COMBINED.D50]/2);[COMBINED.D50]))" office:value-type="float" office:value="1">
            <text:p>1</text:p>
          </table:table-cell>
          <table:table-cell table:formula="of:=IF([COMBINED.D50] = 1; [COMBINED.A50]*[INTRODUCTION.$D$11]; MROUND([COMBINED.A50]*[INTRODUCTION.$D$11]+([COMBINED.D50]/2);[COMBINED.D50]))" office:value-type="float" office:value="2">
            <text:p>2</text:p>
          </table:table-cell>
          <table:table-cell table:formula="of:=IF([COMBINED.D50] = 1; [COMBINED.A50]*[INTRODUCTION.$D$12]; MROUND([COMBINED.A50]*[INTRODUCTION.$D$12]+([COMBINED.D50]/2);[COMBINED.D50]))" office:value-type="float" office:value="3">
            <text:p>3</text:p>
          </table:table-cell>
          <table:table-cell/>
        </table:table-row>
        <table:table-row table:style-name="ro1">
          <table:table-cell table:formula="of:=[COMBINED.C51]" office:value-type="string" office:string-value="???">
            <text:p>???</text:p>
          </table:table-cell>
          <table:table-cell table:number-columns-repeated="2"/>
          <table:table-cell table:formula="of:=[COMBINED.B51]" office:value-type="string" office:string-value="m_R40">
            <text:p>m_R40</text:p>
          </table:table-cell>
          <table:table-cell table:formula="of:=IF([COMBINED.D51] = 1; [COMBINED.A51]*[INTRODUCTION.$D$10]; MROUND([COMBINED.A51]*[INTRODUCTION.$D$10]+([COMBINED.D51]/2);[COMBINED.D51]))" office:value-type="float" office:value="0">
            <text:p>0</text:p>
          </table:table-cell>
          <table:table-cell table:formula="of:=IF([COMBINED.D51] = 1; [COMBINED.A51]*[INTRODUCTION.$D$11]; MROUND([COMBINED.A51]*[INTRODUCTION.$D$11]+([COMBINED.D51]/2);[COMBINED.D51]))" office:value-type="float" office:value="0">
            <text:p>0</text:p>
          </table:table-cell>
          <table:table-cell table:formula="of:=IF([COMBINED.D51] = 1; [COMBINED.A51]*[INTRODUCTION.$D$12]; MROUND([COMBINED.A51]*[INTRODUCTION.$D$12]+([COMBINED.D51]/2);[COMBINED.D51]))" office:value-type="float" office:value="0">
            <text:p>0</text:p>
          </table:table-cell>
          <table:table-cell/>
        </table:table-row>
        <table:table-row table:style-name="ro1">
          <table:table-cell table:formula="of:=[COMBINED.C52]" office:value-type="string" office:string-value="???">
            <text:p>???</text:p>
          </table:table-cell>
          <table:table-cell table:number-columns-repeated="2"/>
          <table:table-cell table:formula="of:=[COMBINED.B52]" office:value-type="string" office:string-value="m_R39">
            <text:p>m_R39</text:p>
          </table:table-cell>
          <table:table-cell table:formula="of:=IF([COMBINED.D52] = 1; [COMBINED.A52]*[INTRODUCTION.$D$10]; MROUND([COMBINED.A52]*[INTRODUCTION.$D$10]+([COMBINED.D52]/2);[COMBINED.D52]))" office:value-type="float" office:value="0">
            <text:p>0</text:p>
          </table:table-cell>
          <table:table-cell table:formula="of:=IF([COMBINED.D52] = 1; [COMBINED.A52]*[INTRODUCTION.$D$11]; MROUND([COMBINED.A52]*[INTRODUCTION.$D$11]+([COMBINED.D52]/2);[COMBINED.D52]))" office:value-type="float" office:value="0">
            <text:p>0</text:p>
          </table:table-cell>
          <table:table-cell table:formula="of:=IF([COMBINED.D52] = 1; [COMBINED.A52]*[INTRODUCTION.$D$12]; MROUND([COMBINED.A52]*[INTRODUCTION.$D$12]+([COMBINED.D52]/2);[COMBINED.D52]))" office:value-type="float" office:value="0">
            <text:p>0</text:p>
          </table:table-cell>
          <table:table-cell/>
        </table:table-row>
        <table:table-row table:style-name="ro1">
          <table:table-cell table:formula="of:=[COMBINED.C53]" office:value-type="string" office:string-value="P11505CT-ND">
            <text:p>P11505CT-ND</text:p>
          </table:table-cell>
          <table:table-cell table:number-columns-repeated="2"/>
          <table:table-cell table:formula="of:=[COMBINED.B53]" office:value-type="string" office:string-value="m_LED1,LED2,LED3,LED4">
            <text:p>m_LED1,LED2,LED3,LED4</text:p>
          </table:table-cell>
          <table:table-cell table:formula="of:=IF([COMBINED.D53] = 1; [COMBINED.A53]*[INTRODUCTION.$D$10]; MROUND([COMBINED.A53]*[INTRODUCTION.$D$10]+([COMBINED.D53]/2);[COMBINED.D53]))" office:value-type="float" office:value="4">
            <text:p>4</text:p>
          </table:table-cell>
          <table:table-cell table:formula="of:=IF([COMBINED.D53] = 1; [COMBINED.A53]*[INTRODUCTION.$D$11]; MROUND([COMBINED.A53]*[INTRODUCTION.$D$11]+([COMBINED.D53]/2);[COMBINED.D53]))" office:value-type="float" office:value="8">
            <text:p>8</text:p>
          </table:table-cell>
          <table:table-cell table:formula="of:=IF([COMBINED.D53] = 1; [COMBINED.A53]*[INTRODUCTION.$D$12]; MROUND([COMBINED.A53]*[INTRODUCTION.$D$12]+([COMBINED.D53]/2);[COMBINED.D53]))" office:value-type="float" office:value="12">
            <text:p>12</text:p>
          </table:table-cell>
          <table:table-cell/>
        </table:table-row>
        <table:table-row table:style-name="ro1">
          <table:table-cell table:formula="of:=[COMBINED.C54]" office:value-type="string" office:string-value="???">
            <text:p>???</text:p>
          </table:table-cell>
          <table:table-cell table:number-columns-repeated="2"/>
          <table:table-cell table:formula="of:=[COMBINED.B54]" office:value-type="string" office:string-value="m_R38">
            <text:p>m_R38</text:p>
          </table:table-cell>
          <table:table-cell table:formula="of:=IF([COMBINED.D54] = 1; [COMBINED.A54]*[INTRODUCTION.$D$10]; MROUND([COMBINED.A54]*[INTRODUCTION.$D$10]+([COMBINED.D54]/2);[COMBINED.D54]))" office:value-type="float" office:value="0">
            <text:p>0</text:p>
          </table:table-cell>
          <table:table-cell table:formula="of:=IF([COMBINED.D54] = 1; [COMBINED.A54]*[INTRODUCTION.$D$11]; MROUND([COMBINED.A54]*[INTRODUCTION.$D$11]+([COMBINED.D54]/2);[COMBINED.D54]))" office:value-type="float" office:value="0">
            <text:p>0</text:p>
          </table:table-cell>
          <table:table-cell table:formula="of:=IF([COMBINED.D54] = 1; [COMBINED.A54]*[INTRODUCTION.$D$12]; MROUND([COMBINED.A54]*[INTRODUCTION.$D$12]+([COMBINED.D54]/2);[COMBINED.D54]))" office:value-type="float" office:value="0">
            <text:p>0</text:p>
          </table:table-cell>
          <table:table-cell/>
        </table:table-row>
        <table:table-row table:style-name="ro1">
          <table:table-cell table:formula="of:=[COMBINED.C55]" office:value-type="string" office:string-value="N/A">
            <text:p>N/A</text:p>
          </table:table-cell>
          <table:table-cell table:number-columns-repeated="2"/>
          <table:table-cell table:formula="of:=[COMBINED.B55]" office:value-type="string" office:string-value="m_BAT_IN/BAT_IN1/GND_IN/GND_IN1">
            <text:p>m_BAT_IN/BAT_IN1/GND_IN/GND_IN1</text:p>
          </table:table-cell>
          <table:table-cell table:formula="of:=IF([COMBINED.D55] = 1; [COMBINED.A55]*[INTRODUCTION.$D$10]; MROUND([COMBINED.A55]*[INTRODUCTION.$D$10]+([COMBINED.D55]/2);[COMBINED.D55]))" office:value-type="float" office:value="0">
            <text:p>0</text:p>
          </table:table-cell>
          <table:table-cell table:formula="of:=IF([COMBINED.D55] = 1; [COMBINED.A55]*[INTRODUCTION.$D$11]; MROUND([COMBINED.A55]*[INTRODUCTION.$D$11]+([COMBINED.D55]/2);[COMBINED.D55]))" office:value-type="float" office:value="0">
            <text:p>0</text:p>
          </table:table-cell>
          <table:table-cell table:formula="of:=IF([COMBINED.D55] = 1; [COMBINED.A55]*[INTRODUCTION.$D$12]; MROUND([COMBINED.A55]*[INTRODUCTION.$D$12]+([COMBINED.D55]/2);[COMBINED.D55]))" office:value-type="float" office:value="0">
            <text:p>0</text:p>
          </table:table-cell>
          <table:table-cell/>
        </table:table-row>
        <table:table-row table:style-name="ro1">
          <table:table-cell table:formula="of:=[COMBINED.C56]" office:value-type="string" office:string-value="SW1020CT-ND">
            <text:p>SW1020CT-ND</text:p>
          </table:table-cell>
          <table:table-cell table:number-columns-repeated="2"/>
          <table:table-cell table:formula="of:=[COMBINED.B56]" office:value-type="string" office:string-value="m_U$6/U$7/U$14">
            <text:p>m_U$6/U$7/U$14</text:p>
          </table:table-cell>
          <table:table-cell table:formula="of:=IF([COMBINED.D56] = 1; [COMBINED.A56]*[INTRODUCTION.$D$10]; MROUND([COMBINED.A56]*[INTRODUCTION.$D$10]+([COMBINED.D56]/2);[COMBINED.D56]))" office:value-type="float" office:value="3">
            <text:p>3</text:p>
          </table:table-cell>
          <table:table-cell table:formula="of:=IF([COMBINED.D56] = 1; [COMBINED.A56]*[INTRODUCTION.$D$11]; MROUND([COMBINED.A56]*[INTRODUCTION.$D$11]+([COMBINED.D56]/2);[COMBINED.D56]))" office:value-type="float" office:value="6">
            <text:p>6</text:p>
          </table:table-cell>
          <table:table-cell table:formula="of:=IF([COMBINED.D56] = 1; [COMBINED.A56]*[INTRODUCTION.$D$12]; MROUND([COMBINED.A56]*[INTRODUCTION.$D$12]+([COMBINED.D56]/2);[COMBINED.D56]))" office:value-type="float" office:value="9">
            <text:p>9</text:p>
          </table:table-cell>
          <table:table-cell/>
        </table:table-row>
        <table:table-row table:style-name="ro1">
          <table:table-cell table:formula="of:=[COMBINED.C57]" office:value-type="string" office:string-value="SW1023CT-ND">
            <text:p>SW1023CT-ND</text:p>
          </table:table-cell>
          <table:table-cell table:number-columns-repeated="2"/>
          <table:table-cell table:formula="of:=[COMBINED.B57]" office:value-type="string" office:string-value="m_U$3">
            <text:p>m_U$3</text:p>
          </table:table-cell>
          <table:table-cell table:formula="of:=IF([COMBINED.D57] = 1; [COMBINED.A57]*[INTRODUCTION.$D$10]; MROUND([COMBINED.A57]*[INTRODUCTION.$D$10]+([COMBINED.D57]/2);[COMBINED.D57]))" office:value-type="float" office:value="1">
            <text:p>1</text:p>
          </table:table-cell>
          <table:table-cell table:formula="of:=IF([COMBINED.D57] = 1; [COMBINED.A57]*[INTRODUCTION.$D$11]; MROUND([COMBINED.A57]*[INTRODUCTION.$D$11]+([COMBINED.D57]/2);[COMBINED.D57]))" office:value-type="float" office:value="2">
            <text:p>2</text:p>
          </table:table-cell>
          <table:table-cell table:formula="of:=IF([COMBINED.D57] = 1; [COMBINED.A57]*[INTRODUCTION.$D$12]; MROUND([COMBINED.A57]*[INTRODUCTION.$D$12]+([COMBINED.D57]/2);[COMBINED.D57]))" office:value-type="float" office:value="3">
            <text:p>3</text:p>
          </table:table-cell>
          <table:table-cell/>
        </table:table-row>
        <table:table-row table:style-name="ro1">
          <table:table-cell table:formula="of:=[COMBINED.C58]" office:value-type="string" office:string-value="296-21265-1-ND">
            <text:p>296-21265-1-ND</text:p>
          </table:table-cell>
          <table:table-cell table:number-columns-repeated="2"/>
          <table:table-cell table:formula="of:=[COMBINED.B58]" office:value-type="string" office:string-value="m_U$12/U$13">
            <text:p>m_U$12/U$13</text:p>
          </table:table-cell>
          <table:table-cell table:formula="of:=IF([COMBINED.D58] = 1; [COMBINED.A58]*[INTRODUCTION.$D$10]; MROUND([COMBINED.A58]*[INTRODUCTION.$D$10]+([COMBINED.D58]/2);[COMBINED.D58]))" office:value-type="float" office:value="2">
            <text:p>2</text:p>
          </table:table-cell>
          <table:table-cell table:formula="of:=IF([COMBINED.D58] = 1; [COMBINED.A58]*[INTRODUCTION.$D$11]; MROUND([COMBINED.A58]*[INTRODUCTION.$D$11]+([COMBINED.D58]/2);[COMBINED.D58]))" office:value-type="float" office:value="4">
            <text:p>4</text:p>
          </table:table-cell>
          <table:table-cell table:formula="of:=IF([COMBINED.D58] = 1; [COMBINED.A58]*[INTRODUCTION.$D$12]; MROUND([COMBINED.A58]*[INTRODUCTION.$D$12]+([COMBINED.D58]/2);[COMBINED.D58]))" office:value-type="float" office:value="6">
            <text:p>6</text:p>
          </table:table-cell>
          <table:table-cell/>
        </table:table-row>
        <table:table-row table:style-name="ro1">
          <table:table-cell table:formula="of:=[COMBINED.C59]" office:value-type="string" office:string-value="296-21931-1-ND">
            <text:p>296-21931-1-ND</text:p>
          </table:table-cell>
          <table:table-cell table:number-columns-repeated="2"/>
          <table:table-cell table:formula="of:=[COMBINED.B59]" office:value-type="string" office:string-value="m_U$8">
            <text:p>m_U$8</text:p>
          </table:table-cell>
          <table:table-cell table:formula="of:=IF([COMBINED.D59] = 1; [COMBINED.A59]*[INTRODUCTION.$D$10]; MROUND([COMBINED.A59]*[INTRODUCTION.$D$10]+([COMBINED.D59]/2);[COMBINED.D59]))" office:value-type="float" office:value="1">
            <text:p>1</text:p>
          </table:table-cell>
          <table:table-cell table:formula="of:=IF([COMBINED.D59] = 1; [COMBINED.A59]*[INTRODUCTION.$D$11]; MROUND([COMBINED.A59]*[INTRODUCTION.$D$11]+([COMBINED.D59]/2);[COMBINED.D59]))" office:value-type="float" office:value="2">
            <text:p>2</text:p>
          </table:table-cell>
          <table:table-cell table:formula="of:=IF([COMBINED.D59] = 1; [COMBINED.A59]*[INTRODUCTION.$D$12]; MROUND([COMBINED.A59]*[INTRODUCTION.$D$12]+([COMBINED.D59]/2);[COMBINED.D59]))" office:value-type="float" office:value="3">
            <text:p>3</text:p>
          </table:table-cell>
          <table:table-cell/>
        </table:table-row>
        <table:table-row table:style-name="ro1">
          <table:table-cell table:formula="of:=[COMBINED.C60]" office:value-type="string" office:string-value="24AA256-I/ST-ND">
            <text:p>24AA256-I/ST-ND</text:p>
          </table:table-cell>
          <table:table-cell table:number-columns-repeated="2"/>
          <table:table-cell table:formula="of:=[COMBINED.B60]" office:value-type="string" office:string-value="m_IC1">
            <text:p>m_IC1</text:p>
          </table:table-cell>
          <table:table-cell table:formula="of:=IF([COMBINED.D60] = 1; [COMBINED.A60]*[INTRODUCTION.$D$10]; MROUND([COMBINED.A60]*[INTRODUCTION.$D$10]+([COMBINED.D60]/2);[COMBINED.D60]))" office:value-type="float" office:value="1">
            <text:p>1</text:p>
          </table:table-cell>
          <table:table-cell table:formula="of:=IF([COMBINED.D60] = 1; [COMBINED.A60]*[INTRODUCTION.$D$11]; MROUND([COMBINED.A60]*[INTRODUCTION.$D$11]+([COMBINED.D60]/2);[COMBINED.D60]))" office:value-type="float" office:value="2">
            <text:p>2</text:p>
          </table:table-cell>
          <table:table-cell table:formula="of:=IF([COMBINED.D60] = 1; [COMBINED.A60]*[INTRODUCTION.$D$12]; MROUND([COMBINED.A60]*[INTRODUCTION.$D$12]+([COMBINED.D60]/2);[COMBINED.D60]))" office:value-type="float" office:value="3">
            <text:p>3</text:p>
          </table:table-cell>
          <table:table-cell/>
        </table:table-row>
        <table:table-row table:style-name="ro1">
          <table:table-cell table:formula="of:=[COMBINED.C61]" office:value-type="string" office:string-value="541-0.0GCT-ND">
            <text:p>541-0.0GCT-ND</text:p>
          </table:table-cell>
          <table:table-cell table:number-columns-repeated="2"/>
          <table:table-cell table:formula="of:=[COMBINED.B61]" office:value-type="string" office:string-value="i_R8/R9/R10/R15/xz_R1/yz_R5">
            <text:p>i_R8/R9/R10/R15/xz_R1/yz_R5</text:p>
          </table:table-cell>
          <table:table-cell table:formula="of:=IF([COMBINED.D61] = 1; [COMBINED.A61]*[INTRODUCTION.$D$10]; MROUND([COMBINED.A61]*[INTRODUCTION.$D$10]+([COMBINED.D61]/2);[COMBINED.D61]))" office:value-type="float" office:value="10">
            <text:p>10</text:p>
          </table:table-cell>
          <table:table-cell table:formula="of:=IF([COMBINED.D61] = 1; [COMBINED.A61]*[INTRODUCTION.$D$11]; MROUND([COMBINED.A61]*[INTRODUCTION.$D$11]+([COMBINED.D61]/2);[COMBINED.D61]))" office:value-type="float" office:value="20">
            <text:p>20</text:p>
          </table:table-cell>
          <table:table-cell table:formula="of:=IF([COMBINED.D61] = 1; [COMBINED.A61]*[INTRODUCTION.$D$12]; MROUND([COMBINED.A61]*[INTRODUCTION.$D$12]+([COMBINED.D61]/2);[COMBINED.D61]))" office:value-type="float" office:value="20">
            <text:p>20</text:p>
          </table:table-cell>
          <table:table-cell/>
        </table:table-row>
        <table:table-row table:style-name="ro1">
          <table:table-cell table:formula="of:=[COMBINED.C62]" office:value-type="string" office:string-value="490-4520-1-ND">
            <text:p>490-4520-1-ND</text:p>
          </table:table-cell>
          <table:table-cell table:number-columns-repeated="2"/>
          <table:table-cell table:formula="of:=[COMBINED.B62]" office:value-type="string" office:string-value="i_C22/C24">
            <text:p>i_C22/C24</text:p>
          </table:table-cell>
          <table:table-cell table:formula="of:=IF([COMBINED.D62] = 1; [COMBINED.A62]*[INTRODUCTION.$D$10]; MROUND([COMBINED.A62]*[INTRODUCTION.$D$10]+([COMBINED.D62]/2);[COMBINED.D62]))" office:value-type="float" office:value="10">
            <text:p>10</text:p>
          </table:table-cell>
          <table:table-cell table:formula="of:=IF([COMBINED.D62] = 1; [COMBINED.A62]*[INTRODUCTION.$D$11]; MROUND([COMBINED.A62]*[INTRODUCTION.$D$11]+([COMBINED.D62]/2);[COMBINED.D62]))" office:value-type="float" office:value="10">
            <text:p>10</text:p>
          </table:table-cell>
          <table:table-cell table:formula="of:=IF([COMBINED.D62] = 1; [COMBINED.A62]*[INTRODUCTION.$D$12]; MROUND([COMBINED.A62]*[INTRODUCTION.$D$12]+([COMBINED.D62]/2);[COMBINED.D62]))" office:value-type="float" office:value="10">
            <text:p>10</text:p>
          </table:table-cell>
          <table:table-cell/>
        </table:table-row>
        <table:table-row table:style-name="ro1">
          <table:table-cell table:formula="of:=[COMBINED.C63]" office:value-type="string" office:string-value="587-1442-1-ND">
            <text:p>587-1442-1-ND</text:p>
          </table:table-cell>
          <table:table-cell table:number-columns-repeated="2"/>
          <table:table-cell table:formula="of:=[COMBINED.B63]" office:value-type="string" office:string-value="i_C25/C26/C21">
            <text:p>i_C25/C26/C21</text:p>
          </table:table-cell>
          <table:table-cell table:formula="of:=IF([COMBINED.D63] = 1; [COMBINED.A63]*[INTRODUCTION.$D$10]; MROUND([COMBINED.A63]*[INTRODUCTION.$D$10]+([COMBINED.D63]/2);[COMBINED.D63]))" office:value-type="float" office:value="10">
            <text:p>10</text:p>
          </table:table-cell>
          <table:table-cell table:formula="of:=IF([COMBINED.D63] = 1; [COMBINED.A63]*[INTRODUCTION.$D$11]; MROUND([COMBINED.A63]*[INTRODUCTION.$D$11]+([COMBINED.D63]/2);[COMBINED.D63]))" office:value-type="float" office:value="10">
            <text:p>10</text:p>
          </table:table-cell>
          <table:table-cell table:formula="of:=IF([COMBINED.D63] = 1; [COMBINED.A63]*[INTRODUCTION.$D$12]; MROUND([COMBINED.A63]*[INTRODUCTION.$D$12]+([COMBINED.D63]/2);[COMBINED.D63]))" office:value-type="float" office:value="10">
            <text:p>10</text:p>
          </table:table-cell>
          <table:table-cell/>
        </table:table-row>
        <table:table-row table:style-name="ro1">
          <table:table-cell table:formula="of:=[COMBINED.C64]" office:value-type="string" office:string-value="541-4.70KHCT-ND">
            <text:p>541-4.70KHCT-ND</text:p>
          </table:table-cell>
          <table:table-cell table:number-columns-repeated="2"/>
          <table:table-cell table:formula="of:=[COMBINED.B64]" office:value-type="string" office:string-value="i_R16">
            <text:p>i_R16</text:p>
          </table:table-cell>
          <table:table-cell table:formula="of:=IF([COMBINED.D64] = 1; [COMBINED.A64]*[INTRODUCTION.$D$10]; MROUND([COMBINED.A64]*[INTRODUCTION.$D$10]+([COMBINED.D64]/2);[COMBINED.D64]))" office:value-type="float" office:value="10">
            <text:p>10</text:p>
          </table:table-cell>
          <table:table-cell table:formula="of:=IF([COMBINED.D64] = 1; [COMBINED.A64]*[INTRODUCTION.$D$11]; MROUND([COMBINED.A64]*[INTRODUCTION.$D$11]+([COMBINED.D64]/2);[COMBINED.D64]))" office:value-type="float" office:value="10">
            <text:p>10</text:p>
          </table:table-cell>
          <table:table-cell table:formula="of:=IF([COMBINED.D64] = 1; [COMBINED.A64]*[INTRODUCTION.$D$12]; MROUND([COMBINED.A64]*[INTRODUCTION.$D$12]+([COMBINED.D64]/2);[COMBINED.D64]))" office:value-type="float" office:value="10">
            <text:p>10</text:p>
          </table:table-cell>
          <table:table-cell/>
        </table:table-row>
        <table:table-row table:style-name="ro1">
          <table:table-cell table:formula="of:=[COMBINED.C65]" office:value-type="string" office:string-value="541-10.0KHCT-ND">
            <text:p>541-10.0KHCT-ND</text:p>
          </table:table-cell>
          <table:table-cell table:number-columns-repeated="2"/>
          <table:table-cell table:formula="of:=[COMBINED.B65]" office:value-type="string" office:string-value="i_R3/R5/R11">
            <text:p>i_R3/R5/R11</text:p>
          </table:table-cell>
          <table:table-cell table:formula="of:=IF([COMBINED.D65] = 1; [COMBINED.A65]*[INTRODUCTION.$D$10]; MROUND([COMBINED.A65]*[INTRODUCTION.$D$10]+([COMBINED.D65]/2);[COMBINED.D65]))" office:value-type="float" office:value="10">
            <text:p>10</text:p>
          </table:table-cell>
          <table:table-cell table:formula="of:=IF([COMBINED.D65] = 1; [COMBINED.A65]*[INTRODUCTION.$D$11]; MROUND([COMBINED.A65]*[INTRODUCTION.$D$11]+([COMBINED.D65]/2);[COMBINED.D65]))" office:value-type="float" office:value="10">
            <text:p>10</text:p>
          </table:table-cell>
          <table:table-cell table:formula="of:=IF([COMBINED.D65] = 1; [COMBINED.A65]*[INTRODUCTION.$D$12]; MROUND([COMBINED.A65]*[INTRODUCTION.$D$12]+([COMBINED.D65]/2);[COMBINED.D65]))" office:value-type="float" office:value="10">
            <text:p>10</text:p>
          </table:table-cell>
          <table:table-cell/>
        </table:table-row>
        <table:table-row table:style-name="ro1">
          <table:table-cell table:formula="of:=[COMBINED.C66]" office:value-type="string" office:string-value="PCC1750CT-ND">
            <text:p>PCC1750CT-ND</text:p>
          </table:table-cell>
          <table:table-cell table:number-columns-repeated="2"/>
          <table:table-cell table:formula="of:=[COMBINED.B66]" office:value-type="string" office:string-value="i_C4/C15">
            <text:p>i_C4/C15</text:p>
          </table:table-cell>
          <table:table-cell table:formula="of:=IF([COMBINED.D66] = 1; [COMBINED.A66]*[INTRODUCTION.$D$10]; MROUND([COMBINED.A66]*[INTRODUCTION.$D$10]+([COMBINED.D66]/2);[COMBINED.D66]))" office:value-type="float" office:value="2">
            <text:p>2</text:p>
          </table:table-cell>
          <table:table-cell table:formula="of:=IF([COMBINED.D66] = 1; [COMBINED.A66]*[INTRODUCTION.$D$11]; MROUND([COMBINED.A66]*[INTRODUCTION.$D$11]+([COMBINED.D66]/2);[COMBINED.D66]))" office:value-type="float" office:value="4">
            <text:p>4</text:p>
          </table:table-cell>
          <table:table-cell table:formula="of:=IF([COMBINED.D66] = 1; [COMBINED.A66]*[INTRODUCTION.$D$12]; MROUND([COMBINED.A66]*[INTRODUCTION.$D$12]+([COMBINED.D66]/2);[COMBINED.D66]))" office:value-type="float" office:value="6">
            <text:p>6</text:p>
          </table:table-cell>
          <table:table-cell/>
        </table:table-row>
        <table:table-row table:style-name="ro1">
          <table:table-cell table:formula="of:=[COMBINED.C67]" office:value-type="string" office:string-value="587-1442-1-ND">
            <text:p>587-1442-1-ND</text:p>
          </table:table-cell>
          <table:table-cell table:number-columns-repeated="2"/>
          <table:table-cell table:formula="of:=[COMBINED.B67]" office:value-type="string" office:string-value="i_C1/C16">
            <text:p>i_C1/C16</text:p>
          </table:table-cell>
          <table:table-cell table:formula="of:=IF([COMBINED.D67] = 1; [COMBINED.A67]*[INTRODUCTION.$D$10]; MROUND([COMBINED.A67]*[INTRODUCTION.$D$10]+([COMBINED.D67]/2);[COMBINED.D67]))" office:value-type="float" office:value="10">
            <text:p>10</text:p>
          </table:table-cell>
          <table:table-cell table:formula="of:=IF([COMBINED.D67] = 1; [COMBINED.A67]*[INTRODUCTION.$D$11]; MROUND([COMBINED.A67]*[INTRODUCTION.$D$11]+([COMBINED.D67]/2);[COMBINED.D67]))" office:value-type="float" office:value="10">
            <text:p>10</text:p>
          </table:table-cell>
          <table:table-cell table:formula="of:=IF([COMBINED.D67] = 1; [COMBINED.A67]*[INTRODUCTION.$D$12]; MROUND([COMBINED.A67]*[INTRODUCTION.$D$12]+([COMBINED.D67]/2);[COMBINED.D67]))" office:value-type="float" office:value="10">
            <text:p>10</text:p>
          </table:table-cell>
          <table:table-cell/>
        </table:table-row>
        <table:table-row table:style-name="ro1">
          <table:table-cell table:formula="of:=[COMBINED.C68]" office:value-type="string" office:string-value="541-12.0KHCT-ND">
            <text:p>541-12.0KHCT-ND</text:p>
          </table:table-cell>
          <table:table-cell table:number-columns-repeated="2"/>
          <table:table-cell table:formula="of:=[COMBINED.B68]" office:value-type="string" office:string-value="i_R6/R7/yz_R1/yz_R4">
            <text:p>i_R6/R7/yz_R1/yz_R4</text:p>
          </table:table-cell>
          <table:table-cell table:formula="of:=IF([COMBINED.D68] = 1; [COMBINED.A68]*[INTRODUCTION.$D$10]; MROUND([COMBINED.A68]*[INTRODUCTION.$D$10]+([COMBINED.D68]/2);[COMBINED.D68]))" office:value-type="float" office:value="10">
            <text:p>10</text:p>
          </table:table-cell>
          <table:table-cell table:formula="of:=IF([COMBINED.D68] = 1; [COMBINED.A68]*[INTRODUCTION.$D$11]; MROUND([COMBINED.A68]*[INTRODUCTION.$D$11]+([COMBINED.D68]/2);[COMBINED.D68]))" office:value-type="float" office:value="10">
            <text:p>10</text:p>
          </table:table-cell>
          <table:table-cell table:formula="of:=IF([COMBINED.D68] = 1; [COMBINED.A68]*[INTRODUCTION.$D$12]; MROUND([COMBINED.A68]*[INTRODUCTION.$D$12]+([COMBINED.D68]/2);[COMBINED.D68]))" office:value-type="float" office:value="20">
            <text:p>20</text:p>
          </table:table-cell>
          <table:table-cell/>
        </table:table-row>
        <table:table-row table:style-name="ro1">
          <table:table-cell table:formula="of:=[COMBINED.C69]" office:value-type="string" office:string-value="478-3722-1-ND">
            <text:p>478-3722-1-ND</text:p>
          </table:table-cell>
          <table:table-cell table:number-columns-repeated="2"/>
          <table:table-cell table:formula="of:=[COMBINED.B69]" office:value-type="string" office:string-value="i_C5/C8/C13/xz_C15/xz_C16/xz_C21/yz_C15/yz_C16/yz_C21">
            <text:p>i_C5/C8/C13/xz_C15/xz_C16/xz_C21/yz_C15/yz_C16/yz_C21</text:p>
          </table:table-cell>
          <table:table-cell table:formula="of:=IF([COMBINED.D69] = 1; [COMBINED.A69]*[INTRODUCTION.$D$10]; MROUND([COMBINED.A69]*[INTRODUCTION.$D$10]+([COMBINED.D69]/2);[COMBINED.D69]))" office:value-type="float" office:value="10">
            <text:p>10</text:p>
          </table:table-cell>
          <table:table-cell table:formula="of:=IF([COMBINED.D69] = 1; [COMBINED.A69]*[INTRODUCTION.$D$11]; MROUND([COMBINED.A69]*[INTRODUCTION.$D$11]+([COMBINED.D69]/2);[COMBINED.D69]))" office:value-type="float" office:value="20">
            <text:p>20</text:p>
          </table:table-cell>
          <table:table-cell table:formula="of:=IF([COMBINED.D69] = 1; [COMBINED.A69]*[INTRODUCTION.$D$12]; MROUND([COMBINED.A69]*[INTRODUCTION.$D$12]+([COMBINED.D69]/2);[COMBINED.D69]))" office:value-type="float" office:value="30">
            <text:p>30</text:p>
          </table:table-cell>
          <table:table-cell/>
        </table:table-row>
        <table:table-row table:style-name="ro1">
          <table:table-cell table:formula="of:=[COMBINED.C70]" office:value-type="string" office:string-value="541-39.0KHCT-ND">
            <text:p>541-39.0KHCT-ND</text:p>
          </table:table-cell>
          <table:table-cell table:number-columns-repeated="2"/>
          <table:table-cell table:formula="of:=[COMBINED.B70]" office:value-type="string" office:string-value="i_R4">
            <text:p>i_R4</text:p>
          </table:table-cell>
          <table:table-cell table:formula="of:=IF([COMBINED.D70] = 1; [COMBINED.A70]*[INTRODUCTION.$D$10]; MROUND([COMBINED.A70]*[INTRODUCTION.$D$10]+([COMBINED.D70]/2);[COMBINED.D70]))" office:value-type="float" office:value="10">
            <text:p>10</text:p>
          </table:table-cell>
          <table:table-cell table:formula="of:=IF([COMBINED.D70] = 1; [COMBINED.A70]*[INTRODUCTION.$D$11]; MROUND([COMBINED.A70]*[INTRODUCTION.$D$11]+([COMBINED.D70]/2);[COMBINED.D70]))" office:value-type="float" office:value="10">
            <text:p>10</text:p>
          </table:table-cell>
          <table:table-cell table:formula="of:=IF([COMBINED.D70] = 1; [COMBINED.A70]*[INTRODUCTION.$D$12]; MROUND([COMBINED.A70]*[INTRODUCTION.$D$12]+([COMBINED.D70]/2);[COMBINED.D70]))" office:value-type="float" office:value="10">
            <text:p>10</text:p>
          </table:table-cell>
          <table:table-cell/>
        </table:table-row>
        <table:table-row table:style-name="ro1">
          <table:table-cell table:formula="of:=[COMBINED.C71]" office:value-type="string" office:string-value="541-43.0HCT-ND">
            <text:p>541-43.0HCT-ND</text:p>
          </table:table-cell>
          <table:table-cell table:number-columns-repeated="2"/>
          <table:table-cell table:formula="of:=[COMBINED.B71]" office:value-type="string" office:string-value="i_R1/R2">
            <text:p>i_R1/R2</text:p>
          </table:table-cell>
          <table:table-cell table:formula="of:=IF([COMBINED.D71] = 1; [COMBINED.A71]*[INTRODUCTION.$D$10]; MROUND([COMBINED.A71]*[INTRODUCTION.$D$10]+([COMBINED.D71]/2);[COMBINED.D71]))" office:value-type="float" office:value="10">
            <text:p>10</text:p>
          </table:table-cell>
          <table:table-cell table:formula="of:=IF([COMBINED.D71] = 1; [COMBINED.A71]*[INTRODUCTION.$D$11]; MROUND([COMBINED.A71]*[INTRODUCTION.$D$11]+([COMBINED.D71]/2);[COMBINED.D71]))" office:value-type="float" office:value="10">
            <text:p>10</text:p>
          </table:table-cell>
          <table:table-cell table:formula="of:=IF([COMBINED.D71] = 1; [COMBINED.A71]*[INTRODUCTION.$D$12]; MROUND([COMBINED.A71]*[INTRODUCTION.$D$12]+([COMBINED.D71]/2);[COMBINED.D71]))" office:value-type="float" office:value="10">
            <text:p>10</text:p>
          </table:table-cell>
          <table:table-cell/>
        </table:table-row>
        <table:table-row table:style-name="ro1">
          <table:table-cell table:formula="of:=[COMBINED.C72]" office:value-type="string" office:string-value="478-3716-1-ND">
            <text:p>478-3716-1-ND</text:p>
          </table:table-cell>
          <table:table-cell table:number-columns-repeated="2"/>
          <table:table-cell table:formula="of:=[COMBINED.B72]" office:value-type="string" office:string-value="i_C12/xz_C20/yz_C20">
            <text:p>i_C12/xz_C20/yz_C20</text:p>
          </table:table-cell>
          <table:table-cell table:formula="of:=IF([COMBINED.D72] = 1; [COMBINED.A72]*[INTRODUCTION.$D$10]; MROUND([COMBINED.A72]*[INTRODUCTION.$D$10]+([COMBINED.D72]/2);[COMBINED.D72]))" office:value-type="float" office:value="10">
            <text:p>10</text:p>
          </table:table-cell>
          <table:table-cell table:formula="of:=IF([COMBINED.D72] = 1; [COMBINED.A72]*[INTRODUCTION.$D$11]; MROUND([COMBINED.A72]*[INTRODUCTION.$D$11]+([COMBINED.D72]/2);[COMBINED.D72]))" office:value-type="float" office:value="10">
            <text:p>10</text:p>
          </table:table-cell>
          <table:table-cell table:formula="of:=IF([COMBINED.D72] = 1; [COMBINED.A72]*[INTRODUCTION.$D$12]; MROUND([COMBINED.A72]*[INTRODUCTION.$D$12]+([COMBINED.D72]/2);[COMBINED.D72]))" office:value-type="float" office:value="10">
            <text:p>10</text:p>
          </table:table-cell>
          <table:table-cell/>
        </table:table-row>
        <table:table-row table:style-name="ro1">
          <table:table-cell table:formula="of:=[COMBINED.C73]" office:value-type="string" office:string-value="399-5089-1-ND">
            <text:p>399-5089-1-ND</text:p>
          </table:table-cell>
          <table:table-cell table:number-columns-repeated="2"/>
          <table:table-cell table:formula="of:=[COMBINED.B73]" office:value-type="string" office:string-value="i_C2/C3/C6/C7/C9/C10/C11/C14/C17/C18/C19/C20/C23/C33/C34/C27/xz_C17/xz_C18/xz_C19/yz_C17,yz_ C18,yz_ C19/yz_C23/yz_C33/yz_C34">
            <text:p>i_C2/C3/C6/C7/C9/C10/C11/C14/C17/C18/C19/C20/C23/C33/C34/C27/xz_C17/xz_C18/xz_C19/yz_C17,yz_ C18,yz_ C19/yz_C23/yz_C33/yz_C34</text:p>
          </table:table-cell>
          <table:table-cell table:formula="of:=IF([COMBINED.D73] = 1; [COMBINED.A73]*[INTRODUCTION.$D$10]; MROUND([COMBINED.A73]*[INTRODUCTION.$D$10]+([COMBINED.D73]/2);[COMBINED.D73]))" office:value-type="float" office:value="30">
            <text:p>30</text:p>
          </table:table-cell>
          <table:table-cell table:formula="of:=IF([COMBINED.D73] = 1; [COMBINED.A73]*[INTRODUCTION.$D$11]; MROUND([COMBINED.A73]*[INTRODUCTION.$D$11]+([COMBINED.D73]/2);[COMBINED.D73]))" office:value-type="float" office:value="60">
            <text:p>60</text:p>
          </table:table-cell>
          <table:table-cell table:formula="of:=IF([COMBINED.D73] = 1; [COMBINED.A73]*[INTRODUCTION.$D$12]; MROUND([COMBINED.A73]*[INTRODUCTION.$D$12]+([COMBINED.D73]/2);[COMBINED.D73]))" office:value-type="float" office:value="80">
            <text:p>80</text:p>
          </table:table-cell>
          <table:table-cell/>
        </table:table-row>
        <table:table-row table:style-name="ro1">
          <table:table-cell table:formula="of:=[COMBINED.C74]" office:value-type="string" office:string-value="WM7630CT-ND">
            <text:p>WM7630CT-ND</text:p>
          </table:table-cell>
          <table:table-cell table:number-columns-repeated="2"/>
          <table:table-cell table:formula="of:=[COMBINED.B74]" office:value-type="string" office:string-value="i_X1">
            <text:p>i_X1</text:p>
          </table:table-cell>
          <table:table-cell table:formula="of:=IF([COMBINED.D74] = 1; [COMBINED.A74]*[INTRODUCTION.$D$10]; MROUND([COMBINED.A74]*[INTRODUCTION.$D$10]+([COMBINED.D74]/2);[COMBINED.D74]))" office:value-type="float" office:value="1">
            <text:p>1</text:p>
          </table:table-cell>
          <table:table-cell table:formula="of:=IF([COMBINED.D74] = 1; [COMBINED.A74]*[INTRODUCTION.$D$11]; MROUND([COMBINED.A74]*[INTRODUCTION.$D$11]+([COMBINED.D74]/2);[COMBINED.D74]))" office:value-type="float" office:value="2">
            <text:p>2</text:p>
          </table:table-cell>
          <table:table-cell table:formula="of:=IF([COMBINED.D74] = 1; [COMBINED.A74]*[INTRODUCTION.$D$12]; MROUND([COMBINED.A74]*[INTRODUCTION.$D$12]+([COMBINED.D74]/2);[COMBINED.D74]))" office:value-type="float" office:value="3">
            <text:p>3</text:p>
          </table:table-cell>
          <table:table-cell/>
        </table:table-row>
        <table:table-row table:style-name="ro1">
          <table:table-cell table:formula="of:=[COMBINED.C75]" office:value-type="string" office:string-value="WM1741-ND">
            <text:p>WM1741-ND</text:p>
          </table:table-cell>
          <table:table-cell table:number-columns-repeated="2"/>
          <table:table-cell table:formula="of:=[COMBINED.B75]" office:value-type="string" office:string-value="i_X2">
            <text:p>i_X2</text:p>
          </table:table-cell>
          <table:table-cell table:formula="of:=IF([COMBINED.D75] = 1; [COMBINED.A75]*[INTRODUCTION.$D$10]; MROUND([COMBINED.A75]*[INTRODUCTION.$D$10]+([COMBINED.D75]/2);[COMBINED.D75]))" office:value-type="float" office:value="1">
            <text:p>1</text:p>
          </table:table-cell>
          <table:table-cell table:formula="of:=IF([COMBINED.D75] = 1; [COMBINED.A75]*[INTRODUCTION.$D$11]; MROUND([COMBINED.A75]*[INTRODUCTION.$D$11]+([COMBINED.D75]/2);[COMBINED.D75]))" office:value-type="float" office:value="2">
            <text:p>2</text:p>
          </table:table-cell>
          <table:table-cell table:formula="of:=IF([COMBINED.D75] = 1; [COMBINED.A75]*[INTRODUCTION.$D$12]; MROUND([COMBINED.A75]*[INTRODUCTION.$D$12]+([COMBINED.D75]/2);[COMBINED.D75]))" office:value-type="float" office:value="3">
            <text:p>3</text:p>
          </table:table-cell>
          <table:table-cell/>
        </table:table-row>
        <table:table-row table:style-name="ro1">
          <table:table-cell table:formula="of:=[COMBINED.C76]" office:value-type="string" office:string-value="ADXL320JCP-ND">
            <text:p>ADXL320JCP-ND</text:p>
          </table:table-cell>
          <table:table-cell table:number-columns-repeated="2"/>
          <table:table-cell table:formula="of:=[COMBINED.B76]" office:value-type="string" office:string-value="i_U$2/yz_U$2">
            <text:p>i_U$2/yz_U$2</text:p>
          </table:table-cell>
          <table:table-cell table:formula="of:=IF([COMBINED.D76] = 1; [COMBINED.A76]*[INTRODUCTION.$D$10]; MROUND([COMBINED.A76]*[INTRODUCTION.$D$10]+([COMBINED.D76]/2);[COMBINED.D76]))" office:value-type="float" office:value="2">
            <text:p>2</text:p>
          </table:table-cell>
          <table:table-cell table:formula="of:=IF([COMBINED.D76] = 1; [COMBINED.A76]*[INTRODUCTION.$D$11]; MROUND([COMBINED.A76]*[INTRODUCTION.$D$11]+([COMBINED.D76]/2);[COMBINED.D76]))" office:value-type="float" office:value="4">
            <text:p>4</text:p>
          </table:table-cell>
          <table:table-cell table:formula="of:=IF([COMBINED.D76] = 1; [COMBINED.A76]*[INTRODUCTION.$D$12]; MROUND([COMBINED.A76]*[INTRODUCTION.$D$12]+([COMBINED.D76]/2);[COMBINED.D76]))" office:value-type="float" office:value="6">
            <text:p>6</text:p>
          </table:table-cell>
          <table:table-cell/>
        </table:table-row>
        <table:table-row table:style-name="ro1">
          <table:table-cell table:formula="of:=[COMBINED.C77]" office:value-type="string" office:string-value="ADXRS610BBGZ-RLCT-ND">
            <text:p>ADXRS610BBGZ-RLCT-ND</text:p>
          </table:table-cell>
          <table:table-cell table:number-columns-repeated="2"/>
          <table:table-cell table:formula="of:=[COMBINED.B77]" office:value-type="string" office:string-value="i_GYRO_Z/GYRO_X/GYRO_Y">
            <text:p>i_GYRO_Z/GYRO_X/GYRO_Y</text:p>
          </table:table-cell>
          <table:table-cell table:formula="of:=IF([COMBINED.D77] = 1; [COMBINED.A77]*[INTRODUCTION.$D$10]; MROUND([COMBINED.A77]*[INTRODUCTION.$D$10]+([COMBINED.D77]/2);[COMBINED.D77]))" office:value-type="float" office:value="3">
            <text:p>3</text:p>
          </table:table-cell>
          <table:table-cell table:formula="of:=IF([COMBINED.D77] = 1; [COMBINED.A77]*[INTRODUCTION.$D$11]; MROUND([COMBINED.A77]*[INTRODUCTION.$D$11]+([COMBINED.D77]/2);[COMBINED.D77]))" office:value-type="float" office:value="6">
            <text:p>6</text:p>
          </table:table-cell>
          <table:table-cell table:formula="of:=IF([COMBINED.D77] = 1; [COMBINED.A77]*[INTRODUCTION.$D$12]; MROUND([COMBINED.A77]*[INTRODUCTION.$D$12]+([COMBINED.D77]/2);[COMBINED.D77]))" office:value-type="float" office:value="9">
            <text:p>9</text:p>
          </table:table-cell>
          <table:table-cell/>
        </table:table-row>
        <table:table-row table:style-name="ro1">
          <table:table-cell table:formula="of:=[COMBINED.C78]" office:value-type="string" office:string-value="N/A">
            <text:p>N/A</text:p>
          </table:table-cell>
          <table:table-cell table:number-columns-repeated="2"/>
          <table:table-cell table:formula="of:=[COMBINED.B78]" office:value-type="string" office:string-value="i_XZ_BOARD">
            <text:p>i_XZ_BOARD</text:p>
          </table:table-cell>
          <table:table-cell table:formula="of:=IF([COMBINED.D78] = 1; [COMBINED.A78]*[INTRODUCTION.$D$10]; MROUND([COMBINED.A78]*[INTRODUCTION.$D$10]+([COMBINED.D78]/2);[COMBINED.D78]))" office:value-type="float" office:value="1">
            <text:p>1</text:p>
          </table:table-cell>
          <table:table-cell table:formula="of:=IF([COMBINED.D78] = 1; [COMBINED.A78]*[INTRODUCTION.$D$11]; MROUND([COMBINED.A78]*[INTRODUCTION.$D$11]+([COMBINED.D78]/2);[COMBINED.D78]))" office:value-type="float" office:value="2">
            <text:p>2</text:p>
          </table:table-cell>
          <table:table-cell table:formula="of:=IF([COMBINED.D78] = 1; [COMBINED.A78]*[INTRODUCTION.$D$12]; MROUND([COMBINED.A78]*[INTRODUCTION.$D$12]+([COMBINED.D78]/2);[COMBINED.D78]))" office:value-type="float" office:value="3">
            <text:p>3</text:p>
          </table:table-cell>
          <table:table-cell/>
        </table:table-row>
        <table:table-row table:style-name="ro1">
          <table:table-cell table:formula="of:=[COMBINED.C79]" office:value-type="string" office:string-value="N/A">
            <text:p>N/A</text:p>
          </table:table-cell>
          <table:table-cell table:number-columns-repeated="2"/>
          <table:table-cell table:formula="of:=[COMBINED.B79]" office:value-type="string" office:string-value="i_YZ_BOARD">
            <text:p>i_YZ_BOARD</text:p>
          </table:table-cell>
          <table:table-cell table:formula="of:=IF([COMBINED.D79] = 1; [COMBINED.A79]*[INTRODUCTION.$D$10]; MROUND([COMBINED.A79]*[INTRODUCTION.$D$10]+([COMBINED.D79]/2);[COMBINED.D79]))" office:value-type="float" office:value="1">
            <text:p>1</text:p>
          </table:table-cell>
          <table:table-cell table:formula="of:=IF([COMBINED.D79] = 1; [COMBINED.A79]*[INTRODUCTION.$D$11]; MROUND([COMBINED.A79]*[INTRODUCTION.$D$11]+([COMBINED.D79]/2);[COMBINED.D79]))" office:value-type="float" office:value="2">
            <text:p>2</text:p>
          </table:table-cell>
          <table:table-cell table:formula="of:=IF([COMBINED.D79] = 1; [COMBINED.A79]*[INTRODUCTION.$D$12]; MROUND([COMBINED.A79]*[INTRODUCTION.$D$12]+([COMBINED.D79]/2);[COMBINED.D79]))" office:value-type="float" office:value="3">
            <text:p>3</text:p>
          </table:table-cell>
          <table:table-cell/>
        </table:table-row>
        <table:table-row table:style-name="ro1">
          <table:table-cell table:formula="of:=[COMBINED.C80]" office:value-type="string" office:string-value="LM3480IM3-3.3CT-ND">
            <text:p>LM3480IM3-3.3CT-ND</text:p>
          </table:table-cell>
          <table:table-cell table:number-columns-repeated="2"/>
          <table:table-cell table:formula="of:=[COMBINED.B80]" office:value-type="string" office:string-value="i_U$3">
            <text:p>i_U$3</text:p>
          </table:table-cell>
          <table:table-cell table:formula="of:=IF([COMBINED.D80] = 1; [COMBINED.A80]*[INTRODUCTION.$D$10]; MROUND([COMBINED.A80]*[INTRODUCTION.$D$10]+([COMBINED.D80]/2);[COMBINED.D80]))" office:value-type="float" office:value="1">
            <text:p>1</text:p>
          </table:table-cell>
          <table:table-cell table:formula="of:=IF([COMBINED.D80] = 1; [COMBINED.A80]*[INTRODUCTION.$D$11]; MROUND([COMBINED.A80]*[INTRODUCTION.$D$11]+([COMBINED.D80]/2);[COMBINED.D80]))" office:value-type="float" office:value="2">
            <text:p>2</text:p>
          </table:table-cell>
          <table:table-cell table:formula="of:=IF([COMBINED.D80] = 1; [COMBINED.A80]*[INTRODUCTION.$D$12]; MROUND([COMBINED.A80]*[INTRODUCTION.$D$12]+([COMBINED.D80]/2);[COMBINED.D80]))" office:value-type="float" office:value="3">
            <text:p>3</text:p>
          </table:table-cell>
          <table:table-cell/>
        </table:table-row>
        <table:table-row table:style-name="ro1">
          <table:table-cell table:formula="of:=[COMBINED.C81]" office:value-type="string" office:string-value="LM4132EMF-4.1CT-ND">
            <text:p>LM4132EMF-4.1CT-ND</text:p>
          </table:table-cell>
          <table:table-cell table:number-columns-repeated="2"/>
          <table:table-cell table:formula="of:=[COMBINED.B81]" office:value-type="string" office:string-value="i_U$1">
            <text:p>i_U$1</text:p>
          </table:table-cell>
          <table:table-cell table:formula="of:=IF([COMBINED.D81] = 1; [COMBINED.A81]*[INTRODUCTION.$D$10]; MROUND([COMBINED.A81]*[INTRODUCTION.$D$10]+([COMBINED.D81]/2);[COMBINED.D81]))" office:value-type="float" office:value="1">
            <text:p>1</text:p>
          </table:table-cell>
          <table:table-cell table:formula="of:=IF([COMBINED.D81] = 1; [COMBINED.A81]*[INTRODUCTION.$D$11]; MROUND([COMBINED.A81]*[INTRODUCTION.$D$11]+([COMBINED.D81]/2);[COMBINED.D81]))" office:value-type="float" office:value="2">
            <text:p>2</text:p>
          </table:table-cell>
          <table:table-cell table:formula="of:=IF([COMBINED.D81] = 1; [COMBINED.A81]*[INTRODUCTION.$D$12]; MROUND([COMBINED.A81]*[INTRODUCTION.$D$12]+([COMBINED.D81]/2);[COMBINED.D81]))" office:value-type="float" office:value="3">
            <text:p>3</text:p>
          </table:table-cell>
          <table:table-cell/>
        </table:table-row>
        <table:table-row table:style-name="ro1">
          <table:table-cell table:formula="of:=[COMBINED.C82]" office:value-type="string" office:string-value="LP2992AIM5-5.0CT-ND">
            <text:p>LP2992AIM5-5.0CT-ND</text:p>
          </table:table-cell>
          <table:table-cell table:number-columns-repeated="2"/>
          <table:table-cell table:formula="of:=[COMBINED.B82]" office:value-type="string" office:string-value="i_IC1/IC3">
            <text:p>i_IC1/IC3</text:p>
          </table:table-cell>
          <table:table-cell table:formula="of:=IF([COMBINED.D82] = 1; [COMBINED.A82]*[INTRODUCTION.$D$10]; MROUND([COMBINED.A82]*[INTRODUCTION.$D$10]+([COMBINED.D82]/2);[COMBINED.D82]))" office:value-type="float" office:value="2">
            <text:p>2</text:p>
          </table:table-cell>
          <table:table-cell table:formula="of:=IF([COMBINED.D82] = 1; [COMBINED.A82]*[INTRODUCTION.$D$11]; MROUND([COMBINED.A82]*[INTRODUCTION.$D$11]+([COMBINED.D82]/2);[COMBINED.D82]))" office:value-type="float" office:value="4">
            <text:p>4</text:p>
          </table:table-cell>
          <table:table-cell table:formula="of:=IF([COMBINED.D82] = 1; [COMBINED.A82]*[INTRODUCTION.$D$12]; MROUND([COMBINED.A82]*[INTRODUCTION.$D$12]+([COMBINED.D82]/2);[COMBINED.D82]))" office:value-type="float" office:value="6">
            <text:p>6</text:p>
          </table:table-cell>
          <table:table-cell/>
        </table:table-row>
        <table:table-row table:style-name="ro1">
          <table:table-cell table:formula="of:=[COMBINED.C83]" office:value-type="string" office:string-value="From Maxim">
            <text:p>From Maxim</text:p>
          </table:table-cell>
          <table:table-cell table:number-columns-repeated="2"/>
          <table:table-cell table:formula="of:=[COMBINED.B83]" office:value-type="string" office:string-value="i_ADC1">
            <text:p>i_ADC1</text:p>
          </table:table-cell>
          <table:table-cell table:formula="of:=IF([COMBINED.D83] = 1; [COMBINED.A83]*[INTRODUCTION.$D$10]; MROUND([COMBINED.A83]*[INTRODUCTION.$D$10]+([COMBINED.D83]/2);[COMBINED.D83]))" office:value-type="float" office:value="1">
            <text:p>1</text:p>
          </table:table-cell>
          <table:table-cell table:formula="of:=IF([COMBINED.D83] = 1; [COMBINED.A83]*[INTRODUCTION.$D$11]; MROUND([COMBINED.A83]*[INTRODUCTION.$D$11]+([COMBINED.D83]/2);[COMBINED.D83]))" office:value-type="float" office:value="2">
            <text:p>2</text:p>
          </table:table-cell>
          <table:table-cell table:formula="of:=IF([COMBINED.D83] = 1; [COMBINED.A83]*[INTRODUCTION.$D$12]; MROUND([COMBINED.A83]*[INTRODUCTION.$D$12]+([COMBINED.D83]/2);[COMBINED.D83]))" office:value-type="float" office:value="3">
            <text:p>3</text:p>
          </table:table-cell>
          <table:table-cell/>
        </table:table-row>
        <table:table-row table:style-name="ro1">
          <table:table-cell table:formula="of:=[COMBINED.C84]" office:value-type="string" office:string-value="From PNI">
            <text:p>From PNI</text:p>
          </table:table-cell>
          <table:table-cell table:number-columns-repeated="2"/>
          <table:table-cell table:formula="of:=[COMBINED.B84]" office:value-type="string" office:string-value="i_MAG">
            <text:p>i_MAG</text:p>
          </table:table-cell>
          <table:table-cell table:formula="of:=IF([COMBINED.D84] = 1; [COMBINED.A84]*[INTRODUCTION.$D$10]; MROUND([COMBINED.A84]*[INTRODUCTION.$D$10]+([COMBINED.D84]/2);[COMBINED.D84]))" office:value-type="float" office:value="1">
            <text:p>1</text:p>
          </table:table-cell>
          <table:table-cell table:formula="of:=IF([COMBINED.D84] = 1; [COMBINED.A84]*[INTRODUCTION.$D$11]; MROUND([COMBINED.A84]*[INTRODUCTION.$D$11]+([COMBINED.D84]/2);[COMBINED.D84]))" office:value-type="float" office:value="2">
            <text:p>2</text:p>
          </table:table-cell>
          <table:table-cell table:formula="of:=IF([COMBINED.D84] = 1; [COMBINED.A84]*[INTRODUCTION.$D$12]; MROUND([COMBINED.A84]*[INTRODUCTION.$D$12]+([COMBINED.D84]/2);[COMBINED.D84]))" office:value-type="float" office:value="3">
            <text:p>3</text:p>
          </table:table-cell>
          <table:table-cell/>
        </table:table-row>
        <table:table-row table:style-name="ro1">
          <table:table-cell table:formula="of:=[COMBINED.C85]" office:value-type="string" office:string-value="From PNI">
            <text:p>From PNI</text:p>
          </table:table-cell>
          <table:table-cell table:number-columns-repeated="2"/>
          <table:table-cell table:formula="of:=[COMBINED.B85]" office:value-type="string" office:string-value="i_SEN_XY">
            <text:p>i_SEN_XY</text:p>
          </table:table-cell>
          <table:table-cell table:formula="of:=IF([COMBINED.D85] = 1; [COMBINED.A85]*[INTRODUCTION.$D$10]; MROUND([COMBINED.A85]*[INTRODUCTION.$D$10]+([COMBINED.D85]/2);[COMBINED.D85]))" office:value-type="float" office:value="1">
            <text:p>1</text:p>
          </table:table-cell>
          <table:table-cell table:formula="of:=IF([COMBINED.D85] = 1; [COMBINED.A85]*[INTRODUCTION.$D$11]; MROUND([COMBINED.A85]*[INTRODUCTION.$D$11]+([COMBINED.D85]/2);[COMBINED.D85]))" office:value-type="float" office:value="2">
            <text:p>2</text:p>
          </table:table-cell>
          <table:table-cell table:formula="of:=IF([COMBINED.D85] = 1; [COMBINED.A85]*[INTRODUCTION.$D$12]; MROUND([COMBINED.A85]*[INTRODUCTION.$D$12]+([COMBINED.D85]/2);[COMBINED.D85]))" office:value-type="float" office:value="3">
            <text:p>3</text:p>
          </table:table-cell>
          <table:table-cell/>
        </table:table-row>
        <table:table-row table:style-name="ro1">
          <table:table-cell table:formula="of:=[COMBINED.C86]" office:value-type="string" office:string-value="25LC040A-I/ST-ND">
            <text:p>25LC040A-I/ST-ND</text:p>
          </table:table-cell>
          <table:table-cell table:number-columns-repeated="2"/>
          <table:table-cell table:formula="of:=[COMBINED.B86]" office:value-type="string" office:string-value="i_EEPROM">
            <text:p>i_EEPROM</text:p>
          </table:table-cell>
          <table:table-cell table:formula="of:=IF([COMBINED.D86] = 1; [COMBINED.A86]*[INTRODUCTION.$D$10]; MROUND([COMBINED.A86]*[INTRODUCTION.$D$10]+([COMBINED.D86]/2);[COMBINED.D86]))" office:value-type="float" office:value="1">
            <text:p>1</text:p>
          </table:table-cell>
          <table:table-cell table:formula="of:=IF([COMBINED.D86] = 1; [COMBINED.A86]*[INTRODUCTION.$D$11]; MROUND([COMBINED.A86]*[INTRODUCTION.$D$11]+([COMBINED.D86]/2);[COMBINED.D86]))" office:value-type="float" office:value="2">
            <text:p>2</text:p>
          </table:table-cell>
          <table:table-cell table:formula="of:=IF([COMBINED.D86] = 1; [COMBINED.A86]*[INTRODUCTION.$D$12]; MROUND([COMBINED.A86]*[INTRODUCTION.$D$12]+([COMBINED.D86]/2);[COMBINED.D86]))" office:value-type="float" office:value="3">
            <text:p>3</text:p>
          </table:table-cell>
          <table:table-cell/>
        </table:table-row>
        <table:table-row table:style-name="ro1">
          <table:table-cell table:formula="of:=[COMBINED.C87]" office:value-type="string" office:string-value="541-150HCT-ND">
            <text:p>541-150HCT-ND</text:p>
          </table:table-cell>
          <table:table-cell table:number-columns-repeated="2"/>
          <table:table-cell table:formula="of:=[COMBINED.B87]" office:value-type="string" office:string-value="g_R1/R2/R3">
            <text:p>g_R1/R2/R3</text:p>
          </table:table-cell>
          <table:table-cell table:formula="of:=IF([COMBINED.D87] = 1; [COMBINED.A87]*[INTRODUCTION.$D$10]; MROUND([COMBINED.A87]*[INTRODUCTION.$D$10]+([COMBINED.D87]/2);[COMBINED.D87]))" office:value-type="float" office:value="10">
            <text:p>10</text:p>
          </table:table-cell>
          <table:table-cell table:formula="of:=IF([COMBINED.D87] = 1; [COMBINED.A87]*[INTRODUCTION.$D$11]; MROUND([COMBINED.A87]*[INTRODUCTION.$D$11]+([COMBINED.D87]/2);[COMBINED.D87]))" office:value-type="float" office:value="10">
            <text:p>10</text:p>
          </table:table-cell>
          <table:table-cell table:formula="of:=IF([COMBINED.D87] = 1; [COMBINED.A87]*[INTRODUCTION.$D$12]; MROUND([COMBINED.A87]*[INTRODUCTION.$D$12]+([COMBINED.D87]/2);[COMBINED.D87]))" office:value-type="float" office:value="10">
            <text:p>10</text:p>
          </table:table-cell>
          <table:table-cell/>
        </table:table-row>
        <table:table-row table:style-name="ro1">
          <table:table-cell table:formula="of:=[COMBINED.C88]" office:value-type="string" office:string-value="541-0.0GCT-ND">
            <text:p>541-0.0GCT-ND</text:p>
          </table:table-cell>
          <table:table-cell table:number-columns-repeated="2"/>
          <table:table-cell table:formula="of:=[COMBINED.B88]" office:value-type="string" office:string-value="g_R4/R5">
            <text:p>g_R4/R5</text:p>
          </table:table-cell>
          <table:table-cell table:formula="of:=IF([COMBINED.D88] = 1; [COMBINED.A88]*[INTRODUCTION.$D$10]; MROUND([COMBINED.A88]*[INTRODUCTION.$D$10]+([COMBINED.D88]/2);[COMBINED.D88]))" office:value-type="float" office:value="10">
            <text:p>10</text:p>
          </table:table-cell>
          <table:table-cell table:formula="of:=IF([COMBINED.D88] = 1; [COMBINED.A88]*[INTRODUCTION.$D$11]; MROUND([COMBINED.A88]*[INTRODUCTION.$D$11]+([COMBINED.D88]/2);[COMBINED.D88]))" office:value-type="float" office:value="10">
            <text:p>10</text:p>
          </table:table-cell>
          <table:table-cell table:formula="of:=IF([COMBINED.D88] = 1; [COMBINED.A88]*[INTRODUCTION.$D$12]; MROUND([COMBINED.A88]*[INTRODUCTION.$D$12]+([COMBINED.D88]/2);[COMBINED.D88]))" office:value-type="float" office:value="10">
            <text:p>10</text:p>
          </table:table-cell>
          <table:table-cell/>
        </table:table-row>
        <table:table-row table:style-name="ro1">
          <table:table-cell table:formula="of:=[COMBINED.C89]" office:value-type="string" office:string-value="495-2242-1-ND">
            <text:p>495-2242-1-ND</text:p>
          </table:table-cell>
          <table:table-cell table:number-columns-repeated="2"/>
          <table:table-cell table:formula="of:=[COMBINED.B89]" office:value-type="string" office:string-value="g_C1/C3">
            <text:p>g_C1/C3</text:p>
          </table:table-cell>
          <table:table-cell table:formula="of:=IF([COMBINED.D89] = 1; [COMBINED.A89]*[INTRODUCTION.$D$10]; MROUND([COMBINED.A89]*[INTRODUCTION.$D$10]+([COMBINED.D89]/2);[COMBINED.D89]))" office:value-type="float" office:value="2">
            <text:p>2</text:p>
          </table:table-cell>
          <table:table-cell table:formula="of:=IF([COMBINED.D89] = 1; [COMBINED.A89]*[INTRODUCTION.$D$11]; MROUND([COMBINED.A89]*[INTRODUCTION.$D$11]+([COMBINED.D89]/2);[COMBINED.D89]))" office:value-type="float" office:value="4">
            <text:p>4</text:p>
          </table:table-cell>
          <table:table-cell table:formula="of:=IF([COMBINED.D89] = 1; [COMBINED.A89]*[INTRODUCTION.$D$12]; MROUND([COMBINED.A89]*[INTRODUCTION.$D$12]+([COMBINED.D89]/2);[COMBINED.D89]))" office:value-type="float" office:value="6">
            <text:p>6</text:p>
          </table:table-cell>
          <table:table-cell/>
        </table:table-row>
        <table:table-row table:style-name="ro1">
          <table:table-cell table:formula="of:=[COMBINED.C90]" office:value-type="string" office:string-value="399-5089-1-ND">
            <text:p>399-5089-1-ND</text:p>
          </table:table-cell>
          <table:table-cell table:number-columns-repeated="2"/>
          <table:table-cell table:formula="of:=[COMBINED.B90]" office:value-type="string" office:string-value="g_C2/C4/C6">
            <text:p>g_C2/C4/C6</text:p>
          </table:table-cell>
          <table:table-cell table:formula="of:=IF([COMBINED.D90] = 1; [COMBINED.A90]*[INTRODUCTION.$D$10]; MROUND([COMBINED.A90]*[INTRODUCTION.$D$10]+([COMBINED.D90]/2);[COMBINED.D90]))" office:value-type="float" office:value="10">
            <text:p>10</text:p>
          </table:table-cell>
          <table:table-cell table:formula="of:=IF([COMBINED.D90] = 1; [COMBINED.A90]*[INTRODUCTION.$D$11]; MROUND([COMBINED.A90]*[INTRODUCTION.$D$11]+([COMBINED.D90]/2);[COMBINED.D90]))" office:value-type="float" office:value="10">
            <text:p>10</text:p>
          </table:table-cell>
          <table:table-cell table:formula="of:=IF([COMBINED.D90] = 1; [COMBINED.A90]*[INTRODUCTION.$D$12]; MROUND([COMBINED.A90]*[INTRODUCTION.$D$12]+([COMBINED.D90]/2);[COMBINED.D90]))" office:value-type="float" office:value="10">
            <text:p>10</text:p>
          </table:table-cell>
          <table:table-cell/>
        </table:table-row>
        <table:table-row table:style-name="ro1">
          <table:table-cell table:formula="of:=[COMBINED.C91]" office:value-type="string" office:string-value="311-1078-1-ND">
            <text:p>311-1078-1-ND</text:p>
          </table:table-cell>
          <table:table-cell table:number-columns-repeated="2"/>
          <table:table-cell table:formula="of:=[COMBINED.B91]" office:value-type="string" office:string-value="g_C5">
            <text:p>g_C5</text:p>
          </table:table-cell>
          <table:table-cell table:formula="of:=IF([COMBINED.D91] = 1; [COMBINED.A91]*[INTRODUCTION.$D$10]; MROUND([COMBINED.A91]*[INTRODUCTION.$D$10]+([COMBINED.D91]/2);[COMBINED.D91]))" office:value-type="float" office:value="10">
            <text:p>10</text:p>
          </table:table-cell>
          <table:table-cell table:formula="of:=IF([COMBINED.D91] = 1; [COMBINED.A91]*[INTRODUCTION.$D$11]; MROUND([COMBINED.A91]*[INTRODUCTION.$D$11]+([COMBINED.D91]/2);[COMBINED.D91]))" office:value-type="float" office:value="10">
            <text:p>10</text:p>
          </table:table-cell>
          <table:table-cell table:formula="of:=IF([COMBINED.D91] = 1; [COMBINED.A91]*[INTRODUCTION.$D$12]; MROUND([COMBINED.A91]*[INTRODUCTION.$D$12]+([COMBINED.D91]/2);[COMBINED.D91]))" office:value-type="float" office:value="10">
            <text:p>10</text:p>
          </table:table-cell>
          <table:table-cell/>
        </table:table-row>
        <table:table-row table:style-name="ro1">
          <table:table-cell table:formula="of:=[COMBINED.C92]" office:value-type="string" office:string-value="WM1737-ND">
            <text:p>WM1737-ND</text:p>
          </table:table-cell>
          <table:table-cell table:number-columns-repeated="2"/>
          <table:table-cell table:formula="of:=[COMBINED.B92]" office:value-type="string" office:string-value="g_X1">
            <text:p>g_X1</text:p>
          </table:table-cell>
          <table:table-cell table:formula="of:=IF([COMBINED.D92] = 1; [COMBINED.A92]*[INTRODUCTION.$D$10]; MROUND([COMBINED.A92]*[INTRODUCTION.$D$10]+([COMBINED.D92]/2);[COMBINED.D92]))" office:value-type="float" office:value="1">
            <text:p>1</text:p>
          </table:table-cell>
          <table:table-cell table:formula="of:=IF([COMBINED.D92] = 1; [COMBINED.A92]*[INTRODUCTION.$D$11]; MROUND([COMBINED.A92]*[INTRODUCTION.$D$11]+([COMBINED.D92]/2);[COMBINED.D92]))" office:value-type="float" office:value="2">
            <text:p>2</text:p>
          </table:table-cell>
          <table:table-cell table:formula="of:=IF([COMBINED.D92] = 1; [COMBINED.A92]*[INTRODUCTION.$D$12]; MROUND([COMBINED.A92]*[INTRODUCTION.$D$12]+([COMBINED.D92]/2);[COMBINED.D92]))" office:value-type="float" office:value="3">
            <text:p>3</text:p>
          </table:table-cell>
          <table:table-cell/>
        </table:table-row>
        <table:table-row table:style-name="ro1">
          <table:table-cell table:formula="of:=[COMBINED.C93]" office:value-type="string" office:string-value="568-3412-1-ND ">
            <text:p>568-3412-1-ND </text:p>
          </table:table-cell>
          <table:table-cell table:number-columns-repeated="2"/>
          <table:table-cell table:formula="of:=[COMBINED.B93]" office:value-type="string" office:string-value="g_D1">
            <text:p>g_D1</text:p>
          </table:table-cell>
          <table:table-cell table:formula="of:=IF([COMBINED.D93] = 1; [COMBINED.A93]*[INTRODUCTION.$D$10]; MROUND([COMBINED.A93]*[INTRODUCTION.$D$10]+([COMBINED.D93]/2);[COMBINED.D93]))" office:value-type="float" office:value="1">
            <text:p>1</text:p>
          </table:table-cell>
          <table:table-cell table:formula="of:=IF([COMBINED.D93] = 1; [COMBINED.A93]*[INTRODUCTION.$D$11]; MROUND([COMBINED.A93]*[INTRODUCTION.$D$11]+([COMBINED.D93]/2);[COMBINED.D93]))" office:value-type="float" office:value="2">
            <text:p>2</text:p>
          </table:table-cell>
          <table:table-cell table:formula="of:=IF([COMBINED.D93] = 1; [COMBINED.A93]*[INTRODUCTION.$D$12]; MROUND([COMBINED.A93]*[INTRODUCTION.$D$12]+([COMBINED.D93]/2);[COMBINED.D93]))" office:value-type="float" office:value="3">
            <text:p>3</text:p>
          </table:table-cell>
          <table:table-cell/>
        </table:table-row>
        <table:table-row table:style-name="ro1">
          <table:table-cell table:formula="of:=[COMBINED.C94]" office:value-type="string" office:string-value="N/A">
            <text:p>N/A</text:p>
          </table:table-cell>
          <table:table-cell table:number-columns-repeated="2"/>
          <table:table-cell table:formula="of:=[COMBINED.B94]" office:value-type="string" office:string-value="g_~NUDEV~1">
            <text:p>g_~NUDEV~1</text:p>
          </table:table-cell>
          <table:table-cell table:formula="of:=IF([COMBINED.D94] = 1; [COMBINED.A94]*[INTRODUCTION.$D$10]; MROUND([COMBINED.A94]*[INTRODUCTION.$D$10]+([COMBINED.D94]/2);[COMBINED.D94]))" office:value-type="float" office:value="1">
            <text:p>1</text:p>
          </table:table-cell>
          <table:table-cell table:formula="of:=IF([COMBINED.D94] = 1; [COMBINED.A94]*[INTRODUCTION.$D$11]; MROUND([COMBINED.A94]*[INTRODUCTION.$D$11]+([COMBINED.D94]/2);[COMBINED.D94]))" office:value-type="float" office:value="2">
            <text:p>2</text:p>
          </table:table-cell>
          <table:table-cell table:formula="of:=IF([COMBINED.D94] = 1; [COMBINED.A94]*[INTRODUCTION.$D$12]; MROUND([COMBINED.A94]*[INTRODUCTION.$D$12]+([COMBINED.D94]/2);[COMBINED.D94]))" office:value-type="float" office:value="3">
            <text:p>3</text:p>
          </table:table-cell>
          <table:table-cell/>
        </table:table-row>
        <table:table-row table:style-name="ro1">
          <table:table-cell table:formula="of:=[COMBINED.C95]" office:value-type="string" office:string-value="N/A">
            <text:p>N/A</text:p>
          </table:table-cell>
          <table:table-cell table:number-columns-repeated="2"/>
          <table:table-cell table:formula="of:=[COMBINED.B95]" office:value-type="string" office:string-value="g_ANT">
            <text:p>g_ANT</text:p>
          </table:table-cell>
          <table:table-cell table:formula="of:=IF([COMBINED.D95] = 1; [COMBINED.A95]*[INTRODUCTION.$D$10]; MROUND([COMBINED.A95]*[INTRODUCTION.$D$10]+([COMBINED.D95]/2);[COMBINED.D95]))" office:value-type="float" office:value="1">
            <text:p>1</text:p>
          </table:table-cell>
          <table:table-cell table:formula="of:=IF([COMBINED.D95] = 1; [COMBINED.A95]*[INTRODUCTION.$D$11]; MROUND([COMBINED.A95]*[INTRODUCTION.$D$11]+([COMBINED.D95]/2);[COMBINED.D95]))" office:value-type="float" office:value="2">
            <text:p>2</text:p>
          </table:table-cell>
          <table:table-cell table:formula="of:=IF([COMBINED.D95] = 1; [COMBINED.A95]*[INTRODUCTION.$D$12]; MROUND([COMBINED.A95]*[INTRODUCTION.$D$12]+([COMBINED.D95]/2);[COMBINED.D95]))" office:value-type="float" office:value="3">
            <text:p>3</text:p>
          </table:table-cell>
          <table:table-cell/>
        </table:table-row>
        <table:table-row table:style-name="ro1">
          <table:table-cell table:formula="of:=[COMBINED.C96]" office:value-type="string" office:string-value="???">
            <text:p>???</text:p>
          </table:table-cell>
          <table:table-cell table:number-columns-repeated="2"/>
          <table:table-cell table:formula="of:=[COMBINED.B96]" office:value-type="string" office:string-value="g_GPS">
            <text:p>g_GPS</text:p>
          </table:table-cell>
          <table:table-cell table:formula="of:=IF([COMBINED.D96] = 1; [COMBINED.A96]*[INTRODUCTION.$D$10]; MROUND([COMBINED.A96]*[INTRODUCTION.$D$10]+([COMBINED.D96]/2);[COMBINED.D96]))" office:value-type="float" office:value="1">
            <text:p>1</text:p>
          </table:table-cell>
          <table:table-cell table:formula="of:=IF([COMBINED.D96] = 1; [COMBINED.A96]*[INTRODUCTION.$D$11]; MROUND([COMBINED.A96]*[INTRODUCTION.$D$11]+([COMBINED.D96]/2);[COMBINED.D96]))" office:value-type="float" office:value="2">
            <text:p>2</text:p>
          </table:table-cell>
          <table:table-cell table:formula="of:=IF([COMBINED.D96] = 1; [COMBINED.A96]*[INTRODUCTION.$D$12]; MROUND([COMBINED.A96]*[INTRODUCTION.$D$12]+([COMBINED.D96]/2);[COMBINED.D96]))" office:value-type="float" office:value="3">
            <text:p>3</text:p>
          </table:table-cell>
          <table:table-cell/>
        </table:table-row>
        <table:table-row table:style-name="ro1">
          <table:table-cell table:formula="of:=[COMBINED.C97]" office:value-type="string" office:string-value="576-1273-ND">
            <text:p>576-1273-ND</text:p>
          </table:table-cell>
          <table:table-cell table:number-columns-repeated="2"/>
          <table:table-cell table:formula="of:=[COMBINED.B97]" office:value-type="string" office:string-value="g_VREG1">
            <text:p>g_VREG1</text:p>
          </table:table-cell>
          <table:table-cell table:formula="of:=IF([COMBINED.D97] = 1; [COMBINED.A97]*[INTRODUCTION.$D$10]; MROUND([COMBINED.A97]*[INTRODUCTION.$D$10]+([COMBINED.D97]/2);[COMBINED.D97]))" office:value-type="float" office:value="1">
            <text:p>1</text:p>
          </table:table-cell>
          <table:table-cell table:formula="of:=IF([COMBINED.D97] = 1; [COMBINED.A97]*[INTRODUCTION.$D$11]; MROUND([COMBINED.A97]*[INTRODUCTION.$D$11]+([COMBINED.D97]/2);[COMBINED.D97]))" office:value-type="float" office:value="2">
            <text:p>2</text:p>
          </table:table-cell>
          <table:table-cell table:formula="of:=IF([COMBINED.D97] = 1; [COMBINED.A97]*[INTRODUCTION.$D$12]; MROUND([COMBINED.A97]*[INTRODUCTION.$D$12]+([COMBINED.D97]/2);[COMBINED.D97]))" office:value-type="float" office:value="3">
            <text:p>3</text:p>
          </table:table-cell>
          <table:table-cell/>
        </table:table-row>
        <table:table-row table:style-name="ro1">
          <table:table-cell table:formula="of:=[COMBINED.C98]" office:value-type="string" office:string-value="P14163CT-ND">
            <text:p>P14163CT-ND</text:p>
          </table:table-cell>
          <table:table-cell table:number-columns-repeated="2"/>
          <table:table-cell table:formula="of:=[COMBINED.B98]" office:value-type="string" office:string-value="g_C7">
            <text:p>g_C7</text:p>
          </table:table-cell>
          <table:table-cell table:formula="of:=IF([COMBINED.D98] = 1; [COMBINED.A98]*[INTRODUCTION.$D$10]; MROUND([COMBINED.A98]*[INTRODUCTION.$D$10]+([COMBINED.D98]/2);[COMBINED.D98]))" office:value-type="float" office:value="1">
            <text:p>1</text:p>
          </table:table-cell>
          <table:table-cell table:formula="of:=IF([COMBINED.D98] = 1; [COMBINED.A98]*[INTRODUCTION.$D$11]; MROUND([COMBINED.A98]*[INTRODUCTION.$D$11]+([COMBINED.D98]/2);[COMBINED.D98]))" office:value-type="float" office:value="2">
            <text:p>2</text:p>
          </table:table-cell>
          <table:table-cell table:formula="of:=IF([COMBINED.D98] = 1; [COMBINED.A98]*[INTRODUCTION.$D$12]; MROUND([COMBINED.A98]*[INTRODUCTION.$D$12]+([COMBINED.D98]/2);[COMBINED.D98]))" office:value-type="float" office:value="3">
            <text:p>3</text:p>
          </table:table-cell>
          <table:table-cell/>
        </table:table-row>
      </table:table>
      <table:database-ranges>
        <table:database-range table:target-range-address="'COMBINED ORDER'.A1:'COMBINED ORDER'.C655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9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john stower</meta:initial-creator>
    <meta:creation-date>2008-10-14T10:57:17</meta:creation-date>
    <dc:creator>John Stowers</dc:creator>
    <dc:date>2009-06-29T19:07:14</dc:date>
    <meta:editing-cycles>49</meta:editing-cycles>
    <meta:editing-duration>PT19H16M27S</meta:editing-duration>
    <meta:printed-by>John Stowers</meta:printed-by>
    <meta:print-date>2009-06-26T12:42:39</meta:print-date>
    <meta:document-statistic meta:table-count="7" meta:cell-count="1799" meta:object-count="0"/>
    <meta:user-defined meta:name="Info 1"/>
    <meta:user-defined meta:name="Info 2"/>
    <meta:user-defined meta:name="Info 3"/>
    <meta:user-defined meta:name="Info 4"/>
  </office:meta>
</office:document-meta>
</file>